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chart_2/styles.xml" manifest:media-type="text/xml"/>
  <manifest:file-entry manifest:full-path="chart_2/meta.xml" manifest:media-type="text/xml"/>
  <manifest:file-entry manifest:full-path="chart_2/content.xml" manifest:media-type="text/xml"/>
  <manifest:file-entry manifest:full-path="chart_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2.231cm"/>
    </style:style>
    <style:style style:name="co7" style:family="table-column">
      <style:table-column-properties fo:break-before="auto" style:column-width="1.33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1.476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2.439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2.743cm"/>
    </style:style>
    <style:style style:name="co20" style:family="table-column">
      <style:table-column-properties fo:break-before="auto" style:column-width="5.006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3.295cm"/>
    </style:style>
    <style:style style:name="co23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4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0"/>
    <style:style style:name="ce44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118" style:family="table-cell" style:parent-style-name="Default"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6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map style:condition="cell-content()&gt;[$'Amplifier Calculations V4'.$D$14]" style:apply-style-name="Bad" style:base-cell-address="'Amplifier Calculations V4'.D7"/>
    </style:style>
    <style:style style:name="ce155" style:family="table-cell" style:parent-style-name="Default" style:data-style-name="N41"/>
    <style:style style:name="ce12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map style:condition="cell-content()&gt;[$'Amplifier Calculations V4'.$D$30]" style:apply-style-name="Bad" style:base-cell-address="'Amplifier Calculations V4'.D23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[$'Amplifier Calculations V4'.$D$46]" style:apply-style-name="Bad" style:base-cell-address="'Amplifier Calculations V4'.D38"/>
    </style:style>
    <style:style style:name="ce138" style:family="table-cell" style:parent-style-name="Default" style:data-style-name="N4"/>
    <style:style style:name="ce12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[$'Amplifier Calculations V4'.$D$61]" style:apply-style-name="Bad" style:base-cell-address="'Amplifier Calculations V4'.D57"/>
    </style:style>
    <style:style style:name="ce13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map style:condition="cell-content()&gt;[$'Amplifier Calculations V4'.$D$77]" style:apply-style-name="Bad" style:base-cell-address="'Amplifier Calculations V4'.D70"/>
    </style:style>
    <style:style style:name="ce111" style:family="table-cell" style:parent-style-name="Result_5f_CorelPolyGUI" style:data-style-name="N2"/>
    <style:style style:name="ce144" style:family="table-cell" style:parent-style-name="Default" style:data-style-name="N61"/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3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41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 style:data-style-name="N112">
      <style:table-cell-properties fo:background-color="#ffff00"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4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50" style:family="table-cell" style:parent-style-name="Default" style:data-style-name="N112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54" style:family="table-cell" style:parent-style-name="Default">
      <style:text-properties fo:color="#c9211e"/>
    </style:style>
    <style:style style:name="ce109" style:family="table-cell" style:parent-style-name="Default" style:data-style-name="N11"/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onsolas"/>
    </style:style>
    <style:style style:name="ce152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3]" style:apply-style-name="Error" style:base-cell-address="'Curve Fit - NTC_MF58,10K, B3950'.B51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" style:family="table-cell" style:parent-style-name="Default"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25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57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plifier Calculations V4" table:style-name="ta1">
        <office:forms form:automatic-focus="false" form:apply-design-mode="false"/>
        <table:shapes>
          <draw:frame draw:z-index="0" draw:style-name="gr1" draw:text-style-name="P1" svg:width="10.217cm" svg:height="6.384cm" svg:x="21.833cm" svg:y="9.524cm">
            <draw:object draw:notify-on-update-of-ranges="'Amplifier Calculations V4'.A23:'Amplifier Calculations V4'.A29 'Amplifier Calculations V4'.E22:'Amplifier Calculations V4'.E22 'Amplifier Calculations V4'.E23:'Amplifier Calculations V4'.E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21cm" svg:y="37.454cm">
            <draw:object draw:notify-on-update-of-ranges="'Amplifier Calculations V4'.A111:'Amplifier Calculations V4'.A115 'Amplifier Calculations V4'.B110:'Amplifier Calculations V4'.B110 'Amplifier Calculations V4'.B111:'Amplifier Calculations V4'.B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23.854cm" svg:y="33.272cm">
            <draw:object draw:notify-on-update-of-ranges="'Amplifier Calculations V4'.A111:'Amplifier Calculations V4'.A115 'Amplifier Calculations V4'.B111:'Amplifier Calculations V4'.B115 'Amplifier Calculations V4'.G111:'Amplifier Calculations V4'.G115 'Amplifier Calculations V4'.H111:'Amplifier Calculations V4'.H1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0.217cm" svg:height="6.384cm" svg:x="21.773cm" svg:y="2.258cm">
            <draw:object draw:notify-on-update-of-ranges="'Amplifier Calculations V4'.A7:'Amplifier Calculations V4'.A14 'Amplifier Calculations V4'.E6:'Amplifier Calculations V4'.E6 'Amplifier Calculations V4'.E7:'Amplifier Calculations V4'.E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0.217cm" svg:height="6.384cm" svg:x="21.784cm" svg:y="17.654cm">
            <draw:object draw:notify-on-update-of-ranges="'Amplifier Calculations V4'.B38:'Amplifier Calculations V4'.B45 'Amplifier Calculations V4'.E37:'Amplifier Calculations V4'.E37 'Amplifier Calculations V4'.E38:'Amplifier Calculations V4'.E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0.217cm" svg:height="6.384cm" svg:x="21.728cm" svg:y="24.363cm">
            <draw:object draw:notify-on-update-of-ranges="'Amplifier Calculations V4'.A57:'Amplifier Calculations V4'.A60 'Amplifier Calculations V4'.E56:'Amplifier Calculations V4'.E56 'Amplifier Calculations V4'.E57:'Amplifier Calculations V4'.E6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3" table:default-cell-style-name="ce39"/>
        <table:table-column table:style-name="co4" table:default-cell-style-name="ce37"/>
        <table:table-column table:style-name="co5" table:default-cell-style-name="ce37"/>
        <table:table-column table:style-name="co6" table:default-cell-style-name="ce63"/>
        <table:table-column table:style-name="co7" table:default-cell-style-name="ce63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style-name="ce25" office:value-type="string" calcext:value-type="string" table:number-columns-spanned="8" table:number-rows-spanned="1">
            <text:p>Amplifier Chain</text:p>
          </table:table-cell>
          <table:covered-table-cell table:style-name="Default"/>
          <table:covered-table-cell table:style-name="ce132"/>
          <table:covered-table-cell table:number-columns-repeated="3" table:style-name="Default"/>
          <table:covered-table-cell table:number-columns-repeated="2"/>
          <table:table-cell table:number-columns-repeated="1010"/>
        </table:table-row>
        <table:table-row table:style-name="ro2">
          <table:table-cell table:style-name="ce32" office:value-type="string" calcext:value-type="string">
            <text:p>Rop-amp</text:p>
          </table:table-cell>
          <table:table-cell table:style-name="ce32" office:value-type="string" calcext:value-type="string">
            <text:p>Rs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1</text:p>
          </table:table-cell>
          <table:table-cell table:style-name="ce35" office:value-type="string" calcext:value-type="string">
            <text:p>R2</text:p>
          </table:table-cell>
          <table:table-cell table:style-name="ce35" office:value-type="string" calcext:value-type="string">
            <text:p>Rf</text:p>
          </table:table-cell>
          <table:table-cell table:style-name="ce35" office:value-type="string" calcext:value-type="string">
            <text:p>R1//R2</text:p>
          </table:table-cell>
          <table:table-cell table:style-name="ce35" office:value-type="string" calcext:value-type="string">
            <text:p>Av</text:p>
            <text:p>(no boost)</text:p>
          </table:table-cell>
          <table:table-cell table:style-name="ce35" office:value-type="string" calcext:value-type="string">
            <text:p>Av</text:p>
            <text:p>(boost)</text:p>
          </table:table-cell>
          <table:table-cell table:style-name="ce35" office:value-type="string" calcext:value-type="string">
            <text:p>Resolution</text:p>
          </table:table-cell>
          <table:table-cell table:style-name="ce35" office:value-type="string" calcext:value-type="string">
            <text:p>ADC Ref</text:p>
          </table:table-cell>
          <table:table-cell table:style-name="ce55" table:number-columns-repeated="1000"/>
          <table:table-cell table:number-columns-repeated="4"/>
        </table:table-row>
        <table:table-row table:style-name="ro1">
          <table:table-cell table:style-name="ce31" office:value-type="float" office:value="1000000000" calcext:value-type="float">
            <text:p>1000000000</text:p>
          </table:table-cell>
          <table:table-cell table:style-name="ce31" office:value-type="float" office:value="3300" calcext:value-type="float">
            <text:p>3300</text:p>
          </table:table-cell>
          <table:table-cell table:style-name="ce31" office:value-type="float" office:value="22000" calcext:value-type="float">
            <text:p>22000</text:p>
          </table:table-cell>
          <table:table-cell table:style-name="ce64" office:value-type="float" office:value="3.3" calcext:value-type="float">
            <text:p>3.30</text:p>
          </table:table-cell>
          <table:table-cell table:style-name="ce64" table:formula="of:=Vbias*(Rs+Ropamp)/(Rs+Ropamp+Rbias)" office:value-type="float" office:value="3.29992740183673" calcext:value-type="float">
            <text:p>3.30</text:p>
          </table:table-cell>
          <table:table-cell table:style-name="ce31" table:formula="of:=(Rbias*(Rs+Ropamp))/(Rbias+Rs+Ropamp)" office:value-type="float" office:value="21999.5160122449" calcext:value-type="float">
            <text:p>22000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55" office:value-type="float" office:value="100" calcext:value-type="float">
            <text:p>100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table:formula="of:=(R_1*R_2)/(R_1+R_2)" office:value-type="float" office:value="99.009900990099" calcext:value-type="float">
            <text:p>99</text:p>
          </table:table-cell>
          <table:table-cell table:style-name="ce31" table:formula="of:=1+[.I3]/[.G3]" office:value-type="float" office:value="2" calcext:value-type="float">
            <text:p>2</text:p>
          </table:table-cell>
          <table:table-cell table:style-name="ce64" table:formula="of:=1+Rf/R_1pR_2" office:value-type="float" office:value="102" calcext:value-type="float">
            <text:p>102.00</text:p>
          </table:table-cell>
          <table:table-cell table:style-name="ce31" office:value-type="float" office:value="16" calcext:value-type="float">
            <text:p>16</text:p>
          </table:table-cell>
          <table:table-cell table:style-name="ce55" office:value-type="float" office:value="3" calcext:value-type="float">
            <text:p>3</text:p>
          </table:table-cell>
          <table:table-cell table:style-name="ce31" table:number-columns-repeated="1000"/>
          <table:table-cell table:number-columns-repeated="4"/>
        </table:table-row>
        <table:table-row table:style-name="ro1">
          <table:table-cell table:style-name="ce31" table:number-columns-repeated="2"/>
          <table:table-cell table:style-name="ce64" table:number-columns-repeated="3"/>
          <table:table-cell table:style-name="ce31" table:number-columns-repeated="2"/>
          <table:table-cell table:style-name="ce55"/>
          <table:table-cell table:style-name="ce31" table:number-columns-repeated="5"/>
          <table:table-cell table:style-name="ce110"/>
          <table:table-cell table:style-name="ce31" table:number-columns-repeated="1004"/>
        </table:table-row>
        <table:table-row table:style-name="ro1">
          <table:table-cell table:style-name="ce25" office:value-type="string" calcext:value-type="string" table:number-columns-spanned="5" table:number-rows-spanned="1">
            <text:p>T12 NTC (MF58) – Low Gain + Bias</text:p>
          </table:table-cell>
          <table:covered-table-cell table:style-name="Default"/>
          <table:covered-table-cell table:style-name="ce64"/>
          <table:covered-table-cell table:number-columns-repeated="2" table:style-name="Default"/>
          <table:table-cell table:style-name="Default" table:number-columns-repeated="2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ntc</text:p>
          </table:table-cell>
          <table:table-cell table:style-name="ce35" office:value-type="string" calcext:value-type="string">
            <text:p>Vn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200" calcext:value-type="float">
            <text:p>200</text:p>
          </table:table-cell>
          <table:table-cell table:style-name="ce110" table:formula="of:=1000*Vth*[.A7]/([.A7]+Rth)" office:value-type="float" office:value="29.7297238373715" calcext:value-type="float">
            <text:p>29.7</text:p>
          </table:table-cell>
          <table:table-cell table:style-name="ce22" table:formula="of:=[.B7]*Av_noboost*(Ropamp/(Rs+Ropamp))" office:value-type="float" office:value="59.4592514592131" calcext:value-type="float">
            <text:p>59</text:p>
          </table:table-cell>
          <table:table-cell table:style-name="ce123" table:formula="of:=[.C7]*[.$C$16]" office:value-type="float" office:value="59.4592514592131" calcext:value-type="float">
            <text:p>59</text:p>
          </table:table-cell>
          <table:table-cell table:style-name="ce31" table:formula="of:=ROUND([.D7]/[.$C$15]/1000;0)" office:value-type="float" office:value="1299" calcext:value-type="float">
            <text:p>1299</text:p>
          </table:table-cell>
          <table:table-cell table:style-name="ce164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500" calcext:value-type="float">
            <text:p>500</text:p>
          </table:table-cell>
          <table:table-cell table:style-name="ce31" table:formula="of:=1000*Vth*([.$A8]/([.$A8]+Rth))" office:value-type="float" office:value="73.3332974816173" calcext:value-type="float">
            <text:p>73</text:p>
          </table:table-cell>
          <table:table-cell table:style-name="ce22" table:formula="of:=[.B8]*Av_noboost*(Ropamp/(Rs+Ropamp))" office:value-type="float" office:value="146.666110965068" calcext:value-type="float">
            <text:p>147</text:p>
          </table:table-cell>
          <table:table-cell table:style-name="ce123" table:formula="of:=[.C8]*[.$C$16]" office:value-type="float" office:value="146.666110965068" calcext:value-type="float">
            <text:p>147</text:p>
          </table:table-cell>
          <table:table-cell table:style-name="ce31" table:formula="of:=ROUND([.D8]/[.$C$15]/1000;0)" office:value-type="float" office:value="3204" calcext:value-type="float">
            <text:p>3204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1000" calcext:value-type="float">
            <text:p>1000</text:p>
          </table:table-cell>
          <table:table-cell table:style-name="ce31" table:formula="of:=1000*Vth*([.$A9]/([.$A9]+Rth))" office:value-type="float" office:value="143.478123630074" calcext:value-type="float">
            <text:p>143</text:p>
          </table:table-cell>
          <table:table-cell table:style-name="ce22" table:formula="of:=[.B9]*Av_noboost*(Ropamp/(Rs+Ropamp))" office:value-type="float" office:value="286.955300307656" calcext:value-type="float">
            <text:p>287</text:p>
          </table:table-cell>
          <table:table-cell table:style-name="ce123" table:formula="of:=[.C9]*[.$C$16]" office:value-type="float" office:value="286.955300307656" calcext:value-type="float">
            <text:p>287</text:p>
          </table:table-cell>
          <table:table-cell table:style-name="ce31" table:formula="of:=ROUND([.D9]/[.$C$15]/1000;0)" office:value-type="float" office:value="6269" calcext:value-type="float">
            <text:p>6269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2000" calcext:value-type="float">
            <text:p>2000</text:p>
          </table:table-cell>
          <table:table-cell table:style-name="ce31" table:formula="of:=1000*Vth*([.$A10]/([.$A10]+Rth))" office:value-type="float" office:value="274.999495835921" calcext:value-type="float">
            <text:p>275</text:p>
          </table:table-cell>
          <table:table-cell table:style-name="ce22" table:formula="of:=[.B10]*Av_noboost*(Ropamp/(Rs+Ropamp))" office:value-type="float" office:value="549.99717668116" calcext:value-type="float">
            <text:p>550</text:p>
          </table:table-cell>
          <table:table-cell table:style-name="ce123" table:formula="of:=[.C10]*[.$C$16]" office:value-type="float" office:value="549.99717668116" calcext:value-type="float">
            <text:p>550</text:p>
          </table:table-cell>
          <table:table-cell table:style-name="ce31" table:formula="of:=ROUND([.D10]/[.$C$15]/1000;0)" office:value-type="float" office:value="12015" calcext:value-type="float">
            <text:p>12015</text:p>
          </table:table-cell>
          <table:table-cell table:style-name="Default" table:number-columns-repeated="2"/>
          <table:table-cell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6000" calcext:value-type="float">
            <text:p>6000</text:p>
          </table:table-cell>
          <table:table-cell table:style-name="ce31" table:formula="of:=1000*Vth*([.$A11]/([.$A11]+Rth))" office:value-type="float" office:value="707.139523496105" calcext:value-type="float">
            <text:p>707</text:p>
          </table:table-cell>
          <table:table-cell table:style-name="ce22" table:formula="of:=[.B11]*Av_noboost*(Ropamp/(Rs+Ropamp))" office:value-type="float" office:value="1414.27437988676" calcext:value-type="float">
            <text:p>1414</text:p>
          </table:table-cell>
          <table:table-cell table:style-name="ce123" table:formula="of:=[.C11]*[.$C$16]" office:value-type="float" office:value="1414.27437988676" calcext:value-type="float">
            <text:p>1414</text:p>
          </table:table-cell>
          <table:table-cell table:style-name="ce31" table:formula="of:=ROUND([.D11]/[.$C$15]/1000;0)" office:value-type="float" office:value="30895" calcext:value-type="float">
            <text:p>30895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10000" calcext:value-type="float">
            <text:p>10000</text:p>
          </table:table-cell>
          <table:table-cell table:style-name="ce31" table:formula="of:=1000*Vth*([.$A12]/([.$A12]+Rth))" office:value-type="float" office:value="1031.24291022839" calcext:value-type="float">
            <text:p>1031</text:p>
          </table:table-cell>
          <table:table-cell table:style-name="ce22" table:formula="of:=[.B12]*Av_noboost*(Ropamp/(Rs+Ropamp))" office:value-type="float" office:value="2062.47901427603" calcext:value-type="float">
            <text:p>2062</text:p>
          </table:table-cell>
          <table:table-cell table:style-name="ce123" table:formula="of:=[.C12]*[.$C$16]" office:value-type="float" office:value="2062.47901427603" calcext:value-type="float">
            <text:p>2062</text:p>
          </table:table-cell>
          <table:table-cell table:style-name="ce31" table:formula="of:=ROUND([.D12]/[.$C$15]/1000;0)" office:value-type="float" office:value="45056" calcext:value-type="float">
            <text:p>45056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1" office:value-type="float" office:value="18000" calcext:value-type="float">
            <text:p>18000</text:p>
          </table:table-cell>
          <table:table-cell table:style-name="ce31" table:formula="of:=1000*Vth*([.$A13]/([.$A13]+Rth))" office:value-type="float" office:value="1484.98529869406" calcext:value-type="float">
            <text:p>1485</text:p>
          </table:table-cell>
          <table:table-cell table:style-name="ce22" table:formula="of:=[.B13]*Av_noboost*(Ropamp/(Rs+Ropamp))" office:value-type="float" office:value="2969.96079651749" calcext:value-type="float">
            <text:p>2970</text:p>
          </table:table-cell>
          <table:table-cell table:style-name="ce123" table:formula="of:=[.C13]*[.$C$16]" office:value-type="float" office:value="2969.96079651749" calcext:value-type="float">
            <text:p>2970</text:p>
          </table:table-cell>
          <table:table-cell table:style-name="ce31" table:formula="of:=ROUND([.D13]/[.$C$15]/1000;0)" office:value-type="float" office:value="64880" calcext:value-type="float">
            <text:p>64880</text:p>
          </table:table-cell>
          <table:table-cell table:style-name="Default" table:number-columns-repeated="2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14]/[.C16]" office:value-type="float" office:value="3000" calcext:value-type="float">
            <text:p>3000</text:p>
          </table:table-cell>
          <table:table-cell table:style-name="ce112" table:formula="of:=1000*[.C17]" office:value-type="float" office:value="3000" calcext:value-type="float">
            <text:p>3000</text:p>
          </table:table-cell>
          <table:table-cell table:style-name="ce22" table:formula="of:=ROUND([.D14]/[.$C$62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style-name="ce141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118" office:value-type="string" calcext:value-type="string">
            <text:p>ADC Step (16 bit)</text:p>
          </table:table-cell>
          <table:table-cell table:style-name="ce77" table:formula="of:=[.C17]/(2^[.C18])" office:value-type="float" office:value="0.0000457763671875" calcext:value-type="float">
            <text:p>4.6E-05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118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67"/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1" table:number-columns-repeated="2"/>
          <table:table-cell table:style-name="ce64" table:number-columns-repeated="3"/>
          <table:table-cell table:style-name="ce31" table:number-columns-repeated="2"/>
          <table:table-cell table:style-name="ce55"/>
          <table:table-cell table:style-name="ce31" table:number-columns-repeated="5"/>
          <table:table-cell table:style-name="ce110"/>
          <table:table-cell table:style-name="ce31" table:number-columns-repeated="1004"/>
        </table:table-row>
        <table:table-row table:style-name="ro1">
          <table:table-cell table:style-name="ce25" office:value-type="string" calcext:value-type="string" table:number-columns-spanned="5" table:number-rows-spanned="1">
            <text:p><text:span text:style-name="T1">Weller PTC – High Gain</text:span> + Bias</text:p>
          </table:table-cell>
          <table:covered-table-cell table:style-name="Default"/>
          <table:covered-table-cell table:style-name="ce64"/>
          <table:covered-table-cell table:number-columns-repeated="2" table:style-name="Default"/>
          <table:table-cell table:style-name="Default" table:number-columns-repeated="2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110" table:formula="of:=1000*Vth*[.A23]/([.A23]+Rth)" office:value-type="float" office:value="1.49931847660841" calcext:value-type="float">
            <text:p>1.5</text:p>
          </table:table-cell>
          <table:table-cell table:style-name="ce110" table:formula="of:=[.B23]*Av_Boost*(Ropamp/(Rs+Ropamp))" office:value-type="float" office:value="152.929979945124" calcext:value-type="float">
            <text:p>152.9</text:p>
          </table:table-cell>
          <table:table-cell table:style-name="ce126" table:formula="of:=[.C23]*[.$C$32]" office:value-type="float" office:value="152.929979945124" calcext:value-type="float">
            <text:p>153</text:p>
          </table:table-cell>
          <table:table-cell table:style-name="ce31" table:formula="of:=ROUND([.D23]/[.$C$31]/1000;0)" office:value-type="float" office:value="3341" calcext:value-type="float">
            <text:p>3341</text:p>
          </table:table-cell>
          <table:table-cell table:style-name="ce164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132"/>
          <table:table-cell table:number-columns-repeated="1010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110" table:formula="of:=1000*Vth*([.$A24]/([.$A24]+Rth))" office:value-type="float" office:value="3.29670322424852" calcext:value-type="float">
            <text:p>3.3</text:p>
          </table:table-cell>
          <table:table-cell table:style-name="ce110" table:formula="of:=[.B24]*Av_Boost*(Ropamp/(Rs+Ropamp))" office:value-type="float" office:value="336.262619206706" calcext:value-type="float">
            <text:p>336.3</text:p>
          </table:table-cell>
          <table:table-cell table:style-name="ce126" table:formula="of:=[.C24]*[.$C$32]" office:value-type="float" office:value="336.262619206706" calcext:value-type="float">
            <text:p>336</text:p>
          </table:table-cell>
          <table:table-cell table:style-name="ce31" table:formula="of:=ROUND([.D24]/[.$C$31]/1000;0)" office:value-type="float" office:value="7346" calcext:value-type="float">
            <text:p>7346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32.8368263" calcext:value-type="float">
            <text:p>33</text:p>
          </table:table-cell>
          <table:table-cell table:style-name="ce110" table:formula="of:=1000*Vth*([.$A25]/([.$A25]+Rth))" office:value-type="float" office:value="4.91818298711848" calcext:value-type="float">
            <text:p>4.9</text:p>
          </table:table-cell>
          <table:table-cell table:style-name="ce110" table:formula="of:=[.B25]*Av_Boost*(Ropamp/(Rs+Ropamp))" office:value-type="float" office:value="501.653009231155" calcext:value-type="float">
            <text:p>501.7</text:p>
          </table:table-cell>
          <table:table-cell table:style-name="ce126" table:formula="of:=[.C25]*[.$C$32]" office:value-type="float" office:value="501.653009231155" calcext:value-type="float">
            <text:p>502</text:p>
          </table:table-cell>
          <table:table-cell table:style-name="ce31" table:formula="of:=ROUND([.D25]/[.$C$31]/1000;0)" office:value-type="float" office:value="10959" calcext:value-type="float">
            <text:p>10959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110" table:formula="of:=1000*Vth*([.$A26]/([.$A26]+Rth))" office:value-type="float" office:value="8.37867200206339" calcext:value-type="float">
            <text:p>8.4</text:p>
          </table:table-cell>
          <table:table-cell table:style-name="ce110" table:formula="of:=[.B26]*Av_Boost*(Ropamp/(Rs+Ropamp))" office:value-type="float" office:value="854.621723958777" calcext:value-type="float">
            <text:p>854.6</text:p>
          </table:table-cell>
          <table:table-cell table:style-name="ce126" table:formula="of:=[.C26]*[.$C$32]" office:value-type="float" office:value="854.621723958777" calcext:value-type="float">
            <text:p>855</text:p>
          </table:table-cell>
          <table:table-cell table:style-name="ce31" table:formula="of:=ROUND([.D26]/[.$C$31]/1000;0)" office:value-type="float" office:value="18669" calcext:value-type="float">
            <text:p>18669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table:style-name="ce110" table:formula="of:=1000*Vth*([.$A27]/([.$A27]+Rth))" office:value-type="float" office:value="9.72127741212867" calcext:value-type="float">
            <text:p>9.7</text:p>
          </table:table-cell>
          <table:table-cell table:style-name="ce110" table:formula="of:=[.B27]*Av_Boost*(Ropamp/(Rs+Ropamp))" office:value-type="float" office:value="991.567023865946" calcext:value-type="float">
            <text:p>991.6</text:p>
          </table:table-cell>
          <table:table-cell table:style-name="ce126" table:formula="of:=[.C27]*[.$C$32]" office:value-type="float" office:value="991.567023865946" calcext:value-type="float">
            <text:p>992</text:p>
          </table:table-cell>
          <table:table-cell table:style-name="ce31" table:formula="of:=ROUND([.D27]/[.$C$31]/1000;0)" office:value-type="float" office:value="21661" calcext:value-type="float">
            <text:p>21661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table:style-name="ce110" table:formula="of:=1000*Vth*([.$A28]/([.$A28]+Rth))" office:value-type="float" office:value="10.4666961432416" calcext:value-type="float">
            <text:p>10.5</text:p>
          </table:table-cell>
          <table:table-cell table:style-name="ce110" table:formula="of:=[.B28]*Av_Boost*(Ropamp/(Rs+Ropamp))" office:value-type="float" office:value="1067.59948353234" calcext:value-type="float">
            <text:p>1067.6</text:p>
          </table:table-cell>
          <table:table-cell table:style-name="ce126" table:formula="of:=[.C28]*[.$C$32]" office:value-type="float" office:value="1067.59948353234" calcext:value-type="float">
            <text:p>1068</text:p>
          </table:table-cell>
          <table:table-cell table:style-name="ce31" table:formula="of:=ROUND([.D28]/[.$C$31]/1000;0)" office:value-type="float" office:value="23322" calcext:value-type="float">
            <text:p>23322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1" office:value-type="float" office:value="80" calcext:value-type="float">
            <text:p>80</text:p>
          </table:table-cell>
          <table:table-cell table:style-name="ce31" table:formula="of:=1000*Vth*([.$A29]/([.$A29]+Rth))" office:value-type="float" office:value="11.9565207860776" calcext:value-type="float">
            <text:p>12</text:p>
          </table:table-cell>
          <table:table-cell table:style-name="ce110" table:formula="of:=[.B29]*Av_Boost*(Ropamp/(Rs+Ropamp))" office:value-type="float" office:value="1219.5610956283" calcext:value-type="float">
            <text:p>1219.6</text:p>
          </table:table-cell>
          <table:table-cell table:style-name="ce126" table:formula="of:=[.C29]*[.$C$32]" office:value-type="float" office:value="1219.5610956283" calcext:value-type="float">
            <text:p>1220</text:p>
          </table:table-cell>
          <table:table-cell table:style-name="ce31" table:formula="of:=ROUND([.D29]/[.$C$31]/1000;0)" office:value-type="float" office:value="26642" calcext:value-type="float">
            <text:p>26642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30]/[.C32]" office:value-type="float" office:value="3000" calcext:value-type="float">
            <text:p>3000</text:p>
          </table:table-cell>
          <table:table-cell table:style-name="ce112" table:formula="of:=1000*[.C33]" office:value-type="float" office:value="3000" calcext:value-type="float">
            <text:p>3000</text:p>
          </table:table-cell>
          <table:table-cell table:style-name="ce112" table:formula="of:=ROUND([.D30]/[.C31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style-name="ce141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118" office:value-type="string" calcext:value-type="string">
            <text:p>ADC Step (16 bit)</text:p>
          </table:table-cell>
          <table:table-cell table:style-name="ce77" table:formula="of:=[.C33]/(2^[.C34])" office:value-type="float" office:value="0.0000457763671875" calcext:value-type="float">
            <text:p>4.6E-05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118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112"/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44" office:value-type="string" calcext:value-type="string" table:number-columns-spanned="5" table:number-rows-spanned="1">
            <text:p>Thermocouple voltage – High Gain</text:p>
          </table:table-cell>
          <table:covered-table-cell table:style-name="ce118"/>
          <table:covered-table-cell table:style-name="ce77"/>
          <table:covered-table-cell table:number-columns-repeated="2" table:style-name="ce155"/>
          <table:table-cell table:number-columns-repeated="1013"/>
        </table:table-row>
        <table:table-row table:style-name="ro1">
          <table:table-cell table:style-name="Default"/>
          <table:table-cell table:style-name="ce35" office:value-type="string" calcext:value-type="string">
            <text:p>V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0.5" calcext:value-type="float">
            <text:p>0.5</text:p>
          </table:table-cell>
          <table:table-cell table:style-name="ce69" table:formula="of:=[.B38]*Av_Boost*(Ropamp/(Rs+Ropamp))" office:value-type="float" office:value="50.9998317005554" calcext:value-type="float">
            <text:p>51.0</text:p>
          </table:table-cell>
          <table:table-cell table:style-name="ce127" table:formula="of:=[.C38]*[.$C$48]" office:value-type="float" office:value="50.9998317005554" calcext:value-type="float">
            <text:p>51</text:p>
          </table:table-cell>
          <table:table-cell table:style-name="ce22" table:formula="of:=ROUND([.D38]/[.$C$47]/1000;0)" office:value-type="float" office:value="1114" calcext:value-type="float">
            <text:p>1114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" calcext:value-type="float">
            <text:p>1.0</text:p>
          </table:table-cell>
          <table:table-cell table:style-name="ce69" table:formula="of:=[.B39]*Av_Boost*(Ropamp/(Rs+Ropamp))" office:value-type="float" office:value="101.999663401111" calcext:value-type="float">
            <text:p>102.0</text:p>
          </table:table-cell>
          <table:table-cell table:style-name="ce127" table:formula="of:=[.C39]*[.$C$48]" office:value-type="float" office:value="101.999663401111" calcext:value-type="float">
            <text:p>102</text:p>
          </table:table-cell>
          <table:table-cell table:style-name="ce22" table:formula="of:=ROUND([.D39]/[.$C$47]/1000;0)" office:value-type="float" office:value="2228" calcext:value-type="float">
            <text:p>2228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.5" calcext:value-type="float">
            <text:p>1.5</text:p>
          </table:table-cell>
          <table:table-cell table:style-name="ce69" table:formula="of:=[.B40]*Av_Boost*(Ropamp/(Rs+Ropamp))" office:value-type="float" office:value="152.999495101666" calcext:value-type="float">
            <text:p>153.0</text:p>
          </table:table-cell>
          <table:table-cell table:style-name="ce127" table:formula="of:=[.C40]*[.$C$48]" office:value-type="float" office:value="152.999495101666" calcext:value-type="float">
            <text:p>153</text:p>
          </table:table-cell>
          <table:table-cell table:style-name="ce22" table:formula="of:=ROUND([.D40]/[.$C$47]/1000;0)" office:value-type="float" office:value="3342" calcext:value-type="float">
            <text:p>3342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2" calcext:value-type="float">
            <text:p>2.0</text:p>
          </table:table-cell>
          <table:table-cell table:style-name="ce69" table:formula="of:=[.B41]*Av_Boost*(Ropamp/(Rs+Ropamp))" office:value-type="float" office:value="203.999326802222" calcext:value-type="float">
            <text:p>204.0</text:p>
          </table:table-cell>
          <table:table-cell table:style-name="ce127" table:formula="of:=[.C41]*[.$C$48]" office:value-type="float" office:value="203.999326802222" calcext:value-type="float">
            <text:p>204</text:p>
          </table:table-cell>
          <table:table-cell table:style-name="ce22" table:formula="of:=ROUND([.D41]/[.$C$47]/1000;0)" office:value-type="float" office:value="4456" calcext:value-type="float">
            <text:p>4456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5" calcext:value-type="float">
            <text:p>5.0</text:p>
          </table:table-cell>
          <table:table-cell table:style-name="ce69" table:formula="of:=[.B42]*Av_Boost*(Ropamp/(Rs+Ropamp))" office:value-type="float" office:value="509.998317005554" calcext:value-type="float">
            <text:p>510.0</text:p>
          </table:table-cell>
          <table:table-cell table:style-name="ce127" table:formula="of:=[.C42]*[.$C$48]" office:value-type="float" office:value="509.998317005554" calcext:value-type="float">
            <text:p>510</text:p>
          </table:table-cell>
          <table:table-cell table:style-name="ce22" table:formula="of:=ROUND([.D42]/[.$C$47]/1000;0)" office:value-type="float" office:value="11141" calcext:value-type="float">
            <text:p>11141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0" calcext:value-type="float">
            <text:p>10.0</text:p>
          </table:table-cell>
          <table:table-cell table:style-name="ce69" table:formula="of:=[.B43]*Av_Boost*(Ropamp/(Rs+Ropamp))" office:value-type="float" office:value="1019.99663401111" calcext:value-type="float">
            <text:p>1020.0</text:p>
          </table:table-cell>
          <table:table-cell table:style-name="ce127" table:formula="of:=[.C43]*[.$C$48]" office:value-type="float" office:value="1019.99663401111" calcext:value-type="float">
            <text:p>1020</text:p>
          </table:table-cell>
          <table:table-cell table:style-name="ce22" table:formula="of:=ROUND([.D43]/[.$C$47]/1000;0)"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2" calcext:value-type="float">
            <text:p>12.0</text:p>
          </table:table-cell>
          <table:table-cell table:style-name="ce69" table:formula="of:=[.B44]*Av_Boost*(Ropamp/(Rs+Ropamp))" office:value-type="float" office:value="1223.99596081333" calcext:value-type="float">
            <text:p>1224.0</text:p>
          </table:table-cell>
          <table:table-cell table:style-name="ce127" table:formula="of:=[.C44]*[.$C$48]" office:value-type="float" office:value="1223.99596081333" calcext:value-type="float">
            <text:p>1224</text:p>
          </table:table-cell>
          <table:table-cell table:style-name="ce22" table:formula="of:=ROUND([.D44]/[.$C$47]/1000;0)" office:value-type="float" office:value="26739" calcext:value-type="float">
            <text:p>26739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4" calcext:value-type="float">
            <text:p>14.0</text:p>
          </table:table-cell>
          <table:table-cell table:style-name="ce69" table:formula="of:=[.B45]*Av_Boost*(Ropamp/(Rs+Ropamp))" office:value-type="float" office:value="1427.99528761555" calcext:value-type="float">
            <text:p>1428.0</text:p>
          </table:table-cell>
          <table:table-cell table:style-name="ce127" table:formula="of:=[.C45]*[.$C$48]" office:value-type="float" office:value="1427.99528761555" calcext:value-type="float">
            <text:p>1428</text:p>
          </table:table-cell>
          <table:table-cell table:style-name="ce22" table:formula="of:=ROUND([.D45]/[.$C$47]/1000;0)" office:value-type="float" office:value="31195" calcext:value-type="float">
            <text:p>31195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21" table:formula="of:=[.D46]/[.C48]" office:value-type="float" office:value="3000" calcext:value-type="float">
            <text:p>3000.0</text:p>
          </table:table-cell>
          <table:table-cell table:style-name="ce112" table:formula="of:=1000*[.C49]" office:value-type="float" office:value="3000" calcext:value-type="float">
            <text:p>3000</text:p>
          </table:table-cell>
          <table:table-cell table:style-name="ce112" table:formula="of:=ROUND([.D46]/[.C47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/>
          <table:table-cell table:style-name="ce118" office:value-type="string" calcext:value-type="string">
            <text:p>ADC Step (16 bit)</text:p>
          </table:table-cell>
          <table:table-cell table:style-name="ce77" table:formula="of:=[.C49]/(2^[.C50])" office:value-type="float" office:value="0.0000457763671875" calcext:value-type="float">
            <text:p>4.6E-05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118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55"/>
          <table:table-cell table:style-name="ce144" table:formula="of:=0.5*3.3/65535" office:value-type="float" office:value="0.0000251773861295491" calcext:value-type="float">
            <text:p>2.52E-05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124" table:formula="of:=[.B52]*[.E50]" office:value-type="float" office:value="0" calcext:value-type="float">
            <text:p>0.0000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70"/>
          <table:table-cell table:style-name="ce124"/>
          <table:table-cell table:style-name="ce138"/>
          <table:table-cell table:style-name="ce144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112"/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67"/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44" office:value-type="string" calcext:value-type="string">
            <text:p>ID Detection resistor (in series with thermocouple if necessary) – LowGain + Bias</text:p>
          </table:table-cell>
          <table:table-cell table:style-name="ce118"/>
          <table:table-cell table:style-name="ce77"/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Rid(ohm)</text:p>
          </table:table-cell>
          <table:table-cell table:style-name="ce35" office:value-type="string" calcext:value-type="string">
            <text:p>Vid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number-columns-repeated="1013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table:formula="of:=1000*Vth*([.$A57]/([.$A57]+Rth))" office:value-type="float" office:value="143.478123630074" calcext:value-type="float">
            <text:p>143</text:p>
          </table:table-cell>
          <table:table-cell table:style-name="ce22" table:formula="of:=[.B57]*Av_noboost*(Ropamp/(Rs+Ropamp))" office:value-type="float" office:value="286.955300307656" calcext:value-type="float">
            <text:p>287</text:p>
          </table:table-cell>
          <table:table-cell table:style-name="ce128" table:formula="of:=[.C57]*[.$C$63]" office:value-type="float" office:value="286.955300307656" calcext:value-type="float">
            <text:p>287</text:p>
          </table:table-cell>
          <table:table-cell table:style-name="ce22" table:formula="of:=ROUND([.D57]/[.$C$62]/1000;0)" office:value-type="float" office:value="6269" calcext:value-type="float">
            <text:p>6269</text:p>
          </table:table-cell>
          <table:table-cell table:number-columns-repeated="1013"/>
        </table:table-row>
        <table:table-row table:style-name="ro1">
          <table:table-cell table:style-name="ce22" office:value-type="float" office:value="2200" calcext:value-type="float">
            <text:p>2200</text:p>
          </table:table-cell>
          <table:table-cell table:style-name="ce22" table:formula="of:=1000*Vth*([.$A58]/([.$A58]+Rth))" office:value-type="float" office:value="299.99940000318" calcext:value-type="float">
            <text:p>300</text:p>
          </table:table-cell>
          <table:table-cell table:style-name="ce22" table:formula="of:=[.B58]*Av_noboost*(Ropamp/(Rs+Ropamp))" office:value-type="float" office:value="599.996820016854" calcext:value-type="float">
            <text:p>600</text:p>
          </table:table-cell>
          <table:table-cell table:style-name="ce128" table:formula="of:=[.C58]*[.$C$63]" office:value-type="float" office:value="599.996820016854" calcext:value-type="float">
            <text:p>600</text:p>
          </table:table-cell>
          <table:table-cell table:style-name="ce22" table:formula="of:=ROUND([.D58]/[.$C$62]/1000;0)" office:value-type="float" office:value="13107" calcext:value-type="float">
            <text:p>13107</text:p>
          </table:table-cell>
          <table:table-cell table:number-columns-repeated="1013"/>
        </table:table-row>
        <table:table-row table:style-name="ro1">
          <table:table-cell table:style-name="ce22" office:value-type="float" office:value="3300" calcext:value-type="float">
            <text:p>3300</text:p>
          </table:table-cell>
          <table:table-cell table:style-name="ce22" table:formula="of:=1000*Vth*([.$A59]/([.$A59]+Rth))" office:value-type="float" office:value="430.433547455635" calcext:value-type="float">
            <text:p>430</text:p>
          </table:table-cell>
          <table:table-cell table:style-name="ce22" table:formula="of:=[.B59]*Av_noboost*(Ropamp/(Rs+Ropamp))" office:value-type="float" office:value="860.864254059232" calcext:value-type="float">
            <text:p>861</text:p>
          </table:table-cell>
          <table:table-cell table:style-name="ce128" table:formula="of:=[.C59]*[.$C$63]" office:value-type="float" office:value="860.864254059232" calcext:value-type="float">
            <text:p>861</text:p>
          </table:table-cell>
          <table:table-cell table:style-name="ce22" table:formula="of:=ROUND([.D59]/[.$C$62]/1000;0)" office:value-type="float" office:value="18806" calcext:value-type="float">
            <text:p>18806</text:p>
          </table:table-cell>
          <table:table-cell table:number-columns-repeated="1013"/>
        </table:table-row>
        <table:table-row table:style-name="ro1">
          <table:table-cell table:style-name="ce22" office:value-type="float" office:value="4700" calcext:value-type="float">
            <text:p>4700</text:p>
          </table:table-cell>
          <table:table-cell table:style-name="ce22" table:formula="of:=1000*Vth*([.$A60]/([.$A60]+Rth))" office:value-type="float" office:value="580.896626797266" calcext:value-type="float">
            <text:p>581</text:p>
          </table:table-cell>
          <table:table-cell table:style-name="ce22" table:formula="of:=[.B60]*Av_noboost*(Ropamp/(Rs+Ropamp))" office:value-type="float" office:value="1161.78941968945" calcext:value-type="float">
            <text:p>1162</text:p>
          </table:table-cell>
          <table:table-cell table:style-name="ce128" table:formula="of:=[.C60]*[.$C$63]" office:value-type="float" office:value="1161.78941968945" calcext:value-type="float">
            <text:p>1162</text:p>
          </table:table-cell>
          <table:table-cell table:style-name="ce22" table:formula="of:=ROUND([.D60]/[.$C$62]/1000;0)" office:value-type="float" office:value="25380" calcext:value-type="float">
            <text:p>25380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61]/[.C63]" office:value-type="float" office:value="3000" calcext:value-type="float">
            <text:p>3000</text:p>
          </table:table-cell>
          <table:table-cell table:style-name="ce112" table:formula="of:=1000*[.C64]" office:value-type="float" office:value="3000" calcext:value-type="float">
            <text:p>3000</text:p>
          </table:table-cell>
          <table:table-cell table:style-name="ce22" table:formula="of:=ROUND([.D61]/[.$C$62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/>
          <table:table-cell table:style-name="ce118" office:value-type="string" calcext:value-type="string">
            <text:p>ADC Step (16 bit)</text:p>
          </table:table-cell>
          <table:table-cell table:style-name="ce77" table:formula="of:=[.C64]/(2^[.C65])" office:value-type="float" office:value="0.0000457763671875" calcext:value-type="float">
            <text:p>4.6E-05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118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55" table:number-columns-repeated="2"/>
          <table:table-cell table:number-columns-repeated="1013"/>
        </table:table-row>
        <table:table-row table:style-name="ro1" table:number-rows-repeated="2">
          <table:table-cell table:style-name="ce36"/>
          <table:table-cell table:style-name="ce66"/>
          <table:table-cell table:style-name="ce112"/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5" table:number-rows-spanned="1">
            <text:p>PTC (KTY81/110) – Boost + Bias + LowGain</text:p>
          </table:table-cell>
          <table:covered-table-cell table:style-name="Default"/>
          <table:covered-table-cell table:style-name="ce64"/>
          <table:covered-table-cell table:number-columns-repeated="2" table:style-name="Default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815" calcext:value-type="float">
            <text:p>815</text:p>
          </table:table-cell>
          <table:table-cell table:style-name="ce31" table:formula="of:=1000*Vth*[.A70]/([.A70]+Rth)" office:value-type="float" office:value="117.882879086871" calcext:value-type="float">
            <text:p>118</text:p>
          </table:table-cell>
          <table:table-cell table:style-name="ce110" table:formula="of:=[.B70]*Av_Boost*(Ropamp/(Rs+Ropamp))" office:value-type="float" office:value="12024.0139876146" calcext:value-type="float">
            <text:p>12024.0</text:p>
          </table:table-cell>
          <table:table-cell table:style-name="ce137" table:formula="of:=[.C70]*[.$C$79]" office:value-type="float" office:value="12024.0139876146" calcext:value-type="float">
            <text:p>12024.0</text:p>
          </table:table-cell>
          <table:table-cell table:style-name="ce31" table:formula="of:=ROUND([.D70]/[.$C$78]/1000;0)" office:value-type="float" office:value="262669" calcext:value-type="float">
            <text:p>262669</text:p>
          </table:table-cell>
          <table:table-cell table:style-name="ce164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1" office:value-type="float" office:value="900" calcext:value-type="float">
            <text:p>900</text:p>
          </table:table-cell>
          <table:table-cell table:style-name="ce31" table:formula="of:=1000*Vth*([.$A71]/([.$A71]+Rth))" office:value-type="float" office:value="129.694211007122" calcext:value-type="float">
            <text:p>130</text:p>
          </table:table-cell>
          <table:table-cell table:style-name="ce110" table:formula="of:=[.B71]*Av_Boost*(Ropamp/(Rs+Ropamp))" office:value-type="float" office:value="13228.7658677991" calcext:value-type="float">
            <text:p>13228.8</text:p>
          </table:table-cell>
          <table:table-cell table:style-name="ce137" table:formula="of:=[.C71]*[.$C$79]" office:value-type="float" office:value="13228.7658677991" calcext:value-type="float">
            <text:p>13228.8</text:p>
          </table:table-cell>
          <table:table-cell table:style-name="ce31" table:formula="of:=ROUND([.D71]/[.$C$78]/1000;0)" office:value-type="float" office:value="288987" calcext:value-type="float">
            <text:p>288987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000" calcext:value-type="float">
            <text:p>1000</text:p>
          </table:table-cell>
          <table:table-cell table:style-name="ce31" table:formula="of:=1000*Vth*([.$A72]/([.$A72]+Rth))" office:value-type="float" office:value="143.478123630074" calcext:value-type="float">
            <text:p>143</text:p>
          </table:table-cell>
          <table:table-cell table:style-name="ce110" table:formula="of:=[.B72]*Av_Boost*(Ropamp/(Rs+Ropamp))" office:value-type="float" office:value="14634.7203156905" calcext:value-type="float">
            <text:p>14634.7</text:p>
          </table:table-cell>
          <table:table-cell table:style-name="ce137" table:formula="of:=[.C72]*[.$C$79]" office:value-type="float" office:value="14634.7203156905" calcext:value-type="float">
            <text:p>14634.7</text:p>
          </table:table-cell>
          <table:table-cell table:style-name="ce31" table:formula="of:=ROUND([.D72]/[.$C$78]/1000;0)" office:value-type="float" office:value="319700" calcext:value-type="float">
            <text:p>319700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100" calcext:value-type="float">
            <text:p>1100</text:p>
          </table:table-cell>
          <table:table-cell table:style-name="ce31" table:formula="of:=1000*Vth*([.$A73]/([.$A73]+Rth))" office:value-type="float" office:value="157.142692517723" calcext:value-type="float">
            <text:p>157</text:p>
          </table:table-cell>
          <table:table-cell table:style-name="ce110" table:formula="of:=[.B73]*Av_Boost*(Ropamp/(Rs+Ropamp))" office:value-type="float" office:value="16028.5017427519" calcext:value-type="float">
            <text:p>16028.5</text:p>
          </table:table-cell>
          <table:table-cell table:style-name="ce137" table:formula="of:=[.C73]*[.$C$79]" office:value-type="float" office:value="16028.5017427519" calcext:value-type="float">
            <text:p>16028.5</text:p>
          </table:table-cell>
          <table:table-cell table:style-name="ce31" table:formula="of:=ROUND([.D73]/[.$C$78]/1000;0)" office:value-type="float" office:value="350148" calcext:value-type="float">
            <text:p>350148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1" office:value-type="float" office:value="1200" calcext:value-type="float">
            <text:p>1200</text:p>
          </table:table-cell>
          <table:table-cell table:style-name="ce31" table:formula="of:=1000*Vth*([.$A74]/([.$A74]+Rth))" office:value-type="float" office:value="170.68946094022" calcext:value-type="float">
            <text:p>171</text:p>
          </table:table-cell>
          <table:table-cell table:style-name="ce110" table:formula="of:=[.B74]*Av_Boost*(Ropamp/(Rs+Ropamp))" office:value-type="float" office:value="17410.2675620195" calcext:value-type="float">
            <text:p>17410.3</text:p>
          </table:table-cell>
          <table:table-cell table:style-name="ce137" table:formula="of:=[.C74]*[.$C$79]" office:value-type="float" office:value="17410.2675620195" calcext:value-type="float">
            <text:p>17410.3</text:p>
          </table:table-cell>
          <table:table-cell table:style-name="ce31" table:formula="of:=ROUND([.D74]/[.$C$78]/1000;0)" office:value-type="float" office:value="380333" calcext:value-type="float">
            <text:p>380333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300" calcext:value-type="float">
            <text:p>1300</text:p>
          </table:table-cell>
          <table:table-cell table:style-name="ce31" table:formula="of:=1000*Vth*([.$A75]/([.$A75]+Rth))" office:value-type="float" office:value="184.119945673259" calcext:value-type="float">
            <text:p>184</text:p>
          </table:table-cell>
          <table:table-cell table:style-name="ce110" table:formula="of:=[.B75]*Av_Boost*(Ropamp/(Rs+Ropamp))" office:value-type="float" office:value="18780.1724841032" calcext:value-type="float">
            <text:p>18780.2</text:p>
          </table:table-cell>
          <table:table-cell table:style-name="ce137" table:formula="of:=[.C75]*[.$C$79]" office:value-type="float" office:value="18780.1724841032" calcext:value-type="float">
            <text:p>18780.2</text:p>
          </table:table-cell>
          <table:table-cell table:style-name="ce31" table:formula="of:=ROUND([.D75]/[.$C$78]/1000;0)" office:value-type="float" office:value="410259" calcext:value-type="float">
            <text:p>410259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1" office:value-type="float" office:value="1400" calcext:value-type="float">
            <text:p>1400</text:p>
          </table:table-cell>
          <table:table-cell table:style-name="ce31" table:formula="of:=1000*Vth*([.$A76]/([.$A76]+Rth))" office:value-type="float" office:value="197.435637564206" calcext:value-type="float">
            <text:p>197</text:p>
          </table:table-cell>
          <table:table-cell table:style-name="ce110" table:formula="of:=[.B76]*Av_Boost*(Ropamp/(Rs+Ropamp))" office:value-type="float" office:value="20138.3685749328" calcext:value-type="float">
            <text:p>20138.4</text:p>
          </table:table-cell>
          <table:table-cell table:style-name="ce137" table:formula="of:=[.C76]*[.$C$79]" office:value-type="float" office:value="20138.3685749328" calcext:value-type="float">
            <text:p>20138.4</text:p>
          </table:table-cell>
          <table:table-cell table:style-name="ce31" table:formula="of:=ROUND([.D76]/[.$C$78]/1000;0)" office:value-type="float" office:value="439929" calcext:value-type="float">
            <text:p>439929</text:p>
          </table:table-cell>
          <table:table-cell table:style-name="Default" table:number-columns-repeated="2"/>
          <table:table-cell table:style-name="ce63"/>
          <table:table-cell table:number-columns-repeated="1010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21" table:formula="of:=[.D77]/[.C79]" office:value-type="float" office:value="3000" calcext:value-type="float">
            <text:p>3000.0</text:p>
          </table:table-cell>
          <table:table-cell table:style-name="ce121" office:value-type="float" office:value="3000" calcext:value-type="float">
            <text:p>3000.0</text:p>
          </table:table-cell>
          <table:table-cell table:style-name="ce112" table:formula="of:=ROUND([.D77]/[.C78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style-name="ce141"/>
          <table:covered-table-cell table:style-name="ce63"/>
          <table:table-cell table:number-columns-repeated="1010"/>
        </table:table-row>
        <table:table-row table:style-name="ro1">
          <table:table-cell table:style-name="ce36"/>
          <table:table-cell table:style-name="ce118" office:value-type="string" calcext:value-type="string">
            <text:p>ADC Step (16 bit)</text:p>
          </table:table-cell>
          <table:table-cell table:style-name="ce77" table:formula="of:=[.C80]/(2^[.C81])" office:value-type="float" office:value="0.0000457763671875" calcext:value-type="float">
            <text:p>4.6E-05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118" office:value-type="string" calcext:value-type="string">
            <text:p>Av (fixed)</text:p>
          </table:table-cell>
          <table:table-cell table:style-name="ce142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table:formula="of:=[.$N$3]" office:value-type="float" office:value="3" calcext:value-type="float">
            <text:p>3.00</text:p>
          </table:table-cell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55" table:number-columns-repeated="2"/>
          <table:table-cell table:number-columns-repeated="1013"/>
        </table:table-row>
        <table:table-row table:style-name="ro1" table:number-rows-repeated="6">
          <table:table-cell table:style-name="ce36"/>
          <table:table-cell table:style-name="ce66"/>
          <table:table-cell table:style-name="ce112"/>
          <table:table-cell table:style-name="ce155" table:number-columns-repeated="2"/>
          <table:table-cell table:number-columns-repeated="1013"/>
        </table:table-row>
        <table:table-row table:style-name="ro1">
          <table:table-cell table:style-name="ce36"/>
          <table:table-cell/>
          <table:table-cell table:style-name="ce6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9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49" table:number-columns-repeated="2"/>
          <table:table-cell table:style-name="ce166" table:number-columns-repeated="2"/>
          <table:table-cell table:style-name="ce175" table:number-columns-repeated="5"/>
          <table:table-cell table:number-columns-repeated="1006"/>
        </table:table-row>
        <table:table-row table:style-name="ro1">
          <table:table-cell table:style-name="ce49" office:value-type="string" calcext:value-type="string" table:number-columns-spanned="9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number-columns-repeated="2" table:style-name="ce49"/>
          <table:covered-table-cell table:number-columns-repeated="2" table:style-name="ce166"/>
          <table:covered-table-cell table:number-columns-repeated="2" table:style-name="ce175"/>
          <table:table-cell table:style-name="ce17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/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/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91]-[.$C$92])/([.$D$91]-[.$D$92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36"/>
          <table:table-cell table:style-name="ce51" table:formula="of:=1/[.C93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92]-[.D92]*[.C93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7" table:formula="of:=1000*[.K94]*[.M94]/([.M94]+[.M94])" office:value-type="float" office:value="500" calcext:value-type="float">
            <text:p>500.00</text:p>
          </table:table-cell>
          <table:table-cell table:number-columns-repeated="1004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4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64" office:value-type="float" office:value="22" calcext:value-type="float">
            <text:p>22.00</text:p>
          </table:table-cell>
          <table:table-cell table:style-name="ce110" table:formula="of:=[.$C$94]+[.A98]*[.$C$93]" office:value-type="float" office:value="25" calcext:value-type="float">
            <text:p>25.0</text:p>
          </table:table-cell>
          <table:table-cell table:number-columns-repeated="4"/>
          <table:table-cell table:style-name="ce39" office:value-type="string" calcext:value-type="string">
            <text:p>R</text:p>
          </table:table-cell>
          <table:table-cell table:style-name="ce110" office:value-type="string" calcext:value-type="string">
            <text:p>V</text:p>
          </table:table-cell>
          <table:table-cell table:style-name="ce55" office:value-type="string" calcext:value-type="string">
            <text:p>Ipk</text:p>
          </table:table-cell>
          <table:table-cell table:style-name="ce110" office:value-type="string" calcext:value-type="string">
            <text:p>P (watts)</text:p>
          </table:table-cell>
          <table:table-cell table:number-columns-repeated="2"/>
          <table:table-cell table:style-name="ce130"/>
          <table:table-cell table:number-columns-repeated="1005"/>
        </table:table-row>
        <table:table-row table:style-name="ro1">
          <table:table-cell table:style-name="ce64" office:value-type="float" office:value="53" calcext:value-type="float">
            <text:p>53.00</text:p>
          </table:table-cell>
          <table:table-cell table:style-name="ce110" table:formula="of:=[.$C$94]+[.A99]*[.$C$93]" office:value-type="float" office:value="450" calcext:value-type="float">
            <text:p>450.0</text:p>
          </table:table-cell>
          <table:table-cell table:number-columns-repeated="4"/>
          <table:table-cell table:style-name="ce110" office:value-type="float" office:value="10.7" calcext:value-type="float">
            <text:p>10.7</text:p>
          </table:table-cell>
          <table:table-cell table:style-name="ce110" office:value-type="float" office:value="24" calcext:value-type="float">
            <text:p>24.0</text:p>
          </table:table-cell>
          <table:table-cell table:style-name="ce64" table:formula="of:=SQRT(2)*[.H99]/[.G99]" office:value-type="float" office:value="3.17206780345367" calcext:value-type="float">
            <text:p>3.17</text:p>
          </table:table-cell>
          <table:table-cell table:style-name="ce110" table:formula="of:=[.H99]*[.H99]/[.G99]" office:value-type="float" office:value="53.8317757009346" calcext:value-type="float">
            <text:p>53.8</text:p>
          </table:table-cell>
          <table:table-cell table:number-columns-repeated="2"/>
          <table:table-cell table:style-name="ce131"/>
          <table:table-cell table:number-columns-repeated="1005"/>
        </table:table-row>
        <table:table-row table:style-name="ro1">
          <table:table-cell table:style-name="ce64" office:value-type="float" office:value="33" calcext:value-type="float">
            <text:p>33.00</text:p>
          </table:table-cell>
          <table:table-cell table:style-name="ce110" table:formula="of:=[.$C$94]+[.A100]*[.$C$93]" office:value-type="float" office:value="175.806451612903" calcext:value-type="float">
            <text:p>175.8</text:p>
          </table:table-cell>
          <table:table-cell table:number-columns-repeated="10"/>
          <table:table-cell table:formula="of:=1000000/(3300+1000000)" office:value-type="float" office:value="0.996710854181202" calcext:value-type="float">
            <text:p>0.996710854181202</text:p>
          </table:table-cell>
          <table:table-cell table:number-columns-repeated="1005"/>
        </table:table-row>
        <table:table-row table:style-name="ro1">
          <table:table-cell table:number-columns-repeated="1018"/>
        </table:table-row>
        <table:table-row table:style-name="ro1">
          <table:table-cell table:style-name="ce49" office:value-type="string" calcext:value-type="string" table:number-columns-spanned="8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5"/>
        </table:table-row>
        <table:table-row table:style-name="ro1" table:number-rows-repeated="2">
          <table:table-cell table:style-name="ce63"/>
          <table:table-cell table:style-name="ce37"/>
          <table:table-cell table:style-name="ce110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72"/>
          <table:table-cell table:style-name="ce110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64" office:value-type="string" calcext:value-type="string">
            <text:p>Temp.</text:p>
          </table:table-cell>
          <table:table-cell table:style-name="ce110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22.8371849" calcext:value-type="float">
            <text:p>22.84</text:p>
          </table:table-cell>
          <table:table-cell table:style-name="ce110" office:value-type="float" office:value="24" calcext:value-type="float">
            <text:p>24.0</text:p>
          </table:table-cell>
          <table:table-cell table:style-name="ce110" table:formula="of:= [.$F$114]*[.A111]^0 + [.$F$115]*[.A111]^1 + [.$F$116]*[.A111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1"/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F$114]*[.G111]^0 + [.F$115]*[.G111]^1 + [.F$116]*[.G111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38.18" calcext:value-type="float">
            <text:p>38.18</text:p>
          </table:table-cell>
          <table:table-cell table:style-name="ce110" office:value-type="float" office:value="239" calcext:value-type="float">
            <text:p>239.0</text:p>
          </table:table-cell>
          <table:table-cell table:style-name="ce110" table:formula="of:= [.$F$114]*[.A112]^0 + [.$F$115]*[.A112]^1 + [.$F$116]*[.A112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1"/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F$114]*[.G112]^0 + [.F$115]*[.G112]^1 + [.F$116]*[.G112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41.4" calcext:value-type="float">
            <text:p>41.40</text:p>
          </table:table-cell>
          <table:table-cell table:style-name="ce110" office:value-type="float" office:value="292.6" calcext:value-type="float">
            <text:p>292.6</text:p>
          </table:table-cell>
          <table:table-cell table:style-name="ce110" table:formula="of:= [.$F$114]*[.A113]^0 + [.$F$115]*[.A113]^1 + [.$F$116]*[.A113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1"/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F$114]*[.G113]^0 + [.F$115]*[.G113]^1 + [.F$116]*[.G113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64" office:value-type="float" office:value="44.58" calcext:value-type="float">
            <text:p>44.58</text:p>
          </table:table-cell>
          <table:table-cell table:style-name="ce110" office:value-type="float" office:value="356" calcext:value-type="float">
            <text:p>356.0</text:p>
          </table:table-cell>
          <table:table-cell table:style-name="ce110" table:formula="of:= [.$F$114]*[.A114]^0 + [.$F$115]*[.A114]^1 + [.$F$116]*[.A114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1"/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F$114]*[.G114]^0 + [.F$115]*[.G114]^1 + [.F$116]*[.G114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64" office:value-type="float" office:value="47.71" calcext:value-type="float">
            <text:p>47.71</text:p>
          </table:table-cell>
          <table:table-cell table:style-name="ce110" office:value-type="float" office:value="427" calcext:value-type="float">
            <text:p>427.0</text:p>
          </table:table-cell>
          <table:table-cell table:style-name="ce110" table:formula="of:= [.$F$114]*[.A115]^0 + [.$F$115]*[.A115]^1 + [.$F$116]*[.A115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1"/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F$114]*[.G115]^0 + [.F$115]*[.G115]^1 + [.F$116]*[.G115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1"/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1"/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110" table:formula="of:=[.A118]*[.$F$111]+[.$F$112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1"/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1"/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456">
          <table:table-cell table:number-columns-repeated="1018"/>
        </table:table-row>
        <table:table-row table:style-name="ro1">
          <table:table-cell table:number-columns-repeated="1018"/>
        </table:table-row>
        <table:named-expressions>
          <table:named-range table:name="Av_Boost" table:base-cell-address="$'Amplifier Calculations V4'.$L$3" table:cell-range-address="$'Amplifier Calculations V4'.$L$3"/>
          <table:named-range table:name="Av_noboost" table:base-cell-address="$'Amplifier Calculations V4'.$L$3" table:cell-range-address="$'Amplifier Calculations V4'.$K$3"/>
          <table:named-range table:name="Rbias" table:base-cell-address="$'Amplifier Calculations V4'.$B$3" table:cell-range-address="$'Amplifier Calculations V4'.$C$3"/>
          <table:named-range table:name="Resolution" table:base-cell-address="$'Amplifier Calculations V4'.$L$3" table:cell-range-address="$'Amplifier Calculations V4'.$M$3"/>
          <table:named-range table:name="Rf" table:base-cell-address="$'Amplifier Calculations V4'.$L$3" table:cell-range-address="$'Amplifier Calculations V4'.$I$3"/>
          <table:named-range table:name="Ropamp" table:base-cell-address="$'Amplifier Calculations V4'.$B$3" table:cell-range-address="$'Amplifier Calculations V4'.$A$3"/>
          <table:named-range table:name="Rs" table:base-cell-address="$'Amplifier Calculations V4'.$B$3" table:cell-range-address="$'Amplifier Calculations V4'.$B$3"/>
          <table:named-range table:name="Rth" table:base-cell-address="$'Amplifier Calculations V4'.$L$3" table:cell-range-address="$'Amplifier Calculations V4'.$F$3"/>
          <table:named-range table:name="R_1" table:base-cell-address="$'Amplifier Calculations V4'.$G$3" table:cell-range-address="$'Amplifier Calculations V4'.$G$3"/>
          <table:named-range table:name="R_1pR_2" table:base-cell-address="$'Amplifier Calculations V4'.$J$3" table:cell-range-address="$'Amplifier Calculations V4'.$J$3"/>
          <table:named-range table:name="R_2" table:base-cell-address="$'Amplifier Calculations V4'.$L$3" table:cell-range-address="$'Amplifier Calculations V4'.$H$3"/>
          <table:named-range table:name="Vbias" table:base-cell-address="$'Amplifier Calculations V4'.$B$3" table:cell-range-address="$'Amplifier Calculations V4'.$D$3"/>
          <table:named-range table:name="Vth" table:base-cell-address="$'Amplifier Calculations V4'.$B$3" table:cell-range-address="$'Amplifier Calculations V4'.$E$3"/>
        </table:named-expressions>
        <calcext:conditional-formats>
          <calcext:conditional-format calcext:target-range-address="'Amplifier Calculations V4'.D23:'Amplifier Calculations V4'.D29">
            <calcext:condition calcext:apply-style-name="Bad" calcext:value="&gt;[$'Amplifier Calculations V4'.$D$30]" calcext:base-cell-address="'Amplifier Calculations V4'.D23"/>
          </calcext:conditional-format>
          <calcext:conditional-format calcext:target-range-address="'Amplifier Calculations V4'.D38:'Amplifier Calculations V4'.D45">
            <calcext:condition calcext:apply-style-name="Bad" calcext:value="&gt;[$'Amplifier Calculations V4'.$D$46]" calcext:base-cell-address="'Amplifier Calculations V4'.D38"/>
          </calcext:conditional-format>
          <calcext:conditional-format calcext:target-range-address="'Amplifier Calculations V4'.D57:'Amplifier Calculations V4'.D60">
            <calcext:condition calcext:apply-style-name="Bad" calcext:value="&gt;[$'Amplifier Calculations V4'.$D$61]" calcext:base-cell-address="'Amplifier Calculations V4'.D57"/>
          </calcext:conditional-format>
          <calcext:conditional-format calcext:target-range-address="'Amplifier Calculations V4'.D7:'Amplifier Calculations V4'.D13">
            <calcext:condition calcext:apply-style-name="Bad" calcext:value="&gt;[$'Amplifier Calculations V4'.$D$14]" calcext:base-cell-address="'Amplifier Calculations V4'.D7"/>
          </calcext:conditional-format>
          <calcext:conditional-format calcext:target-range-address="'Amplifier Calculations V4'.D70:'Amplifier Calculations V4'.D76">
            <calcext:condition calcext:apply-style-name="Bad" calcext:value="&gt;[$'Amplifier Calculations V4'.$D$77]" calcext:base-cell-address="'Amplifier Calculations V4'.D70"/>
          </calcext:conditional-format>
        </calcext:conditional-formats>
      </table:table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column table:style-name="co1" table:default-cell-style-name="Default"/>
        <table:table-column table:style-name="co1" table:default-cell-style-name="ce132"/>
        <table:table-column table:style-name="co1" table:number-columns-repeated="3" table:default-cell-style-name="Default"/>
        <table:table-row table:style-name="ro1">
          <table:table-cell table:style-name="ce64"/>
          <table:table-cell table:style-name="ce110" table:number-columns-repeated="2"/>
          <table:table-cell table:number-columns-repeated="4"/>
          <table:table-cell table:style-name="ce110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110"/>
          <table:covered-table-cell table:number-columns-repeated="4"/>
          <table:table-cell table:style-name="ce110"/>
          <table:table-cell table:number-columns-repeated="7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Rbias(Kohm)</text:p>
          </table:table-cell>
          <table:table-cell table:style-name="ce18" office:value-type="float" office:value="22" calcext:value-type="float">
            <text:p>22.0</text:p>
          </table:table-cell>
          <table:table-cell table:style-name="ce110" office:value-type="float" office:value="0.6" calcext:value-type="float">
            <text:p>0.6</text:p>
          </table:table-cell>
          <table:table-cell table:style-name="ce110"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40" office:value-type="float" office:value="17" calcext:value-type="float">
            <text:p>17.0</text:p>
          </table:table-cell>
          <table:table-cell table:style-name="ce98" table:formula="of:=[.B5]*[.$C$4]" office:value-type="float" office:value="10.2" calcext:value-type="float">
            <text:p>10.2</text:p>
          </table:table-cell>
          <table:table-cell table:style-name="ce98" table:formula="of:=[.C5]*[.$C$4]" office:value-type="float" office:value="6.12" calcext:value-type="float">
            <text:p>6.1</text:p>
          </table:table-cell>
          <table:table-cell table:style-name="ce98" table:formula="of:=[.D5]*[.$C$4]" office:value-type="float" office:value="3.672" calcext:value-type="float">
            <text:p>3.7</text:p>
          </table:table-cell>
          <table:table-cell table:style-name="ce98" table:formula="of:=[.E5]*[.$C$4]" office:value-type="float" office:value="2.2032" calcext:value-type="float">
            <text:p>2.2</text:p>
          </table:table-cell>
          <table:table-cell table:style-name="ce110" table:formula="of:=[.F5]*[.$C$4]" office:value-type="float" office:value="1.32192" calcext:value-type="float">
            <text:p>1.3</text:p>
          </table:table-cell>
          <table:table-cell table:style-name="ce110" table:formula="of:=[.G5]*[.$C$4]" office:value-type="float" office:value="0.793152000000001" calcext:value-type="float">
            <text:p>0.8</text:p>
          </table:table-cell>
          <table:table-cell table:style-name="ce110" table:formula="of:=[.H5]*[.$C$4]" office:value-type="float" office:value="0.4758912" calcext:value-type="float">
            <text:p>0.5</text:p>
          </table:table-cell>
          <table:table-cell table:style-name="ce110" table:formula="of:=[.I5]*[.$C$4]" office:value-type="float" office:value="0.28553472" calcext:value-type="float">
            <text:p>0.3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43846153846154" calcext:value-type="float">
            <text:p>1.44</text:p>
          </table:table-cell>
          <table:table-cell table:style-name="ce23" table:formula="of:=[.$B$3]*[.C5]/([.$B$4]+[.C5])" office:value-type="float" office:value="1.04534161490683" calcext:value-type="float">
            <text:p>1.05</text:p>
          </table:table-cell>
          <table:table-cell table:style-name="ce23" table:formula="of:=[.$B$3]*[.D5]/([.$B$4]+[.D5])" office:value-type="float" office:value="0.718207681365576" calcext:value-type="float">
            <text:p>0.72</text:p>
          </table:table-cell>
          <table:table-cell table:style-name="ce23" table:formula="of:=[.$B$3]*[.E5]/([.$B$4]+[.E5])" office:value-type="float" office:value="0.472016204425055" calcext:value-type="float">
            <text:p>0.47</text:p>
          </table:table-cell>
          <table:table-cell table:style-name="ce23" table:formula="of:=[.$B$3]*[.F5]/([.$B$4]+[.F5])" office:value-type="float" office:value="0.300396641766378" calcext:value-type="float">
            <text:p>0.30</text:p>
          </table:table-cell>
          <table:table-cell table:style-name="ce23" table:formula="of:=[.$B$3]*[.G5]/([.$B$4]+[.G5])" office:value-type="float" office:value="0.187048750703201" calcext:value-type="float">
            <text:p>0.19</text:p>
          </table:table-cell>
          <table:table-cell table:style-name="ce23" table:formula="of:=[.$B$3]*[.H5]/([.$B$4]+[.H5])" office:value-type="float" office:value="0.114832805923463" calcext:value-type="float">
            <text:p>0.11</text:p>
          </table:table-cell>
          <table:table-cell table:style-name="ce23" table:formula="of:=[.$B$3]*[.I5]/([.$B$4]+[.I5])" office:value-type="float" office:value="0.0698722442650017" calcext:value-type="float">
            <text:p>0.07</text:p>
          </table:table-cell>
          <table:table-cell table:style-name="ce23" table:formula="of:=[.$B$3]*[.J5]/([.$B$4]+[.J5])" office:value-type="float" office:value="0.0422814434492511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121715976331361" calcext:value-type="float">
            <text:p>0.12</text:p>
          </table:table-cell>
          <table:table-cell table:style-name="ce23" table:formula="of:=1000*[.C6]^2/(1000*[.C5])" office:value-type="float" office:value="0.107131283515296" calcext:value-type="float">
            <text:p>0.11</text:p>
          </table:table-cell>
          <table:table-cell table:style-name="ce23" table:formula="of:=1000*[.D6]^2/(1000*[.D5])" office:value-type="float" office:value="0.0842846852242675" calcext:value-type="float">
            <text:p>0.08</text:p>
          </table:table-cell>
          <table:table-cell table:style-name="ce23" table:formula="of:=1000*[.E6]^2/(1000*[.E5])" office:value-type="float" office:value="0.0606751898801293" calcext:value-type="float">
            <text:p>0.06</text:p>
          </table:table-cell>
          <table:table-cell table:style-name="ce23" table:formula="of:=1000*[.F6]^2/(1000*[.F5])" office:value-type="float" office:value="0.0409577625202059" calcext:value-type="float">
            <text:p>0.04</text:p>
          </table:table-cell>
          <table:table-cell table:style-name="ce23" table:formula="of:=1000*[.G6]^2/(1000*[.G5])" office:value-type="float" office:value="0.0264669837354971" calcext:value-type="float">
            <text:p>0.03</text:p>
          </table:table-cell>
          <table:table-cell table:style-name="ce23" table:formula="of:=1000*[.H6]^2/(1000*[.H5])" office:value-type="float" office:value="0.0166255311923261" calcext:value-type="float">
            <text:p>0.02</text:p>
          </table:table-cell>
          <table:table-cell table:style-name="ce23" table:formula="of:=1000*[.I6]^2/(1000*[.I5])" office:value-type="float" office:value="0.0102589216161762" calcext:value-type="float">
            <text:p>0.01</text:p>
          </table:table-cell>
          <table:table-cell table:style-name="ce23" table:formula="of:=1000*[.J6]^2/(1000*[.J5])" office:value-type="float" office:value="0.00626095649647165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2" calcext:value-type="float">
            <text:p>2.0</text:p>
          </table:table-cell>
          <table:table-cell table:style-name="ce110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2.87692307692308" calcext:value-type="float">
            <text:p>2.9</text:p>
          </table:table-cell>
          <table:table-cell table:style-name="ce19" table:formula="of:=[.$B$8]*[.$B$3]*[.C5]/([.C5]+[.$B$4])" office:value-type="float" office:value="2.09068322981366" calcext:value-type="float">
            <text:p>2.1</text:p>
          </table:table-cell>
          <table:table-cell table:style-name="ce19" table:formula="of:=[.$B$8]*[.$B$3]*[.D5]/([.D5]+[.$B$4])" office:value-type="float" office:value="1.43641536273115" calcext:value-type="float">
            <text:p>1.4</text:p>
          </table:table-cell>
          <table:table-cell table:style-name="ce19" table:formula="of:=[.$B$8]*[.$B$3]*[.E5]/([.E5]+[.$B$4])" office:value-type="float" office:value="0.944032408850109" calcext:value-type="float">
            <text:p>0.9</text:p>
          </table:table-cell>
          <table:table-cell table:style-name="ce19" table:formula="of:=[.$B$8]*[.$B$3]*[.F5]/([.F5]+[.$B$4])" office:value-type="float" office:value="0.600793283532756" calcext:value-type="float">
            <text:p>0.6</text:p>
          </table:table-cell>
          <table:table-cell table:style-name="ce19" table:formula="of:=[.$B$8]*[.$B$3]*[.G5]/([.G5]+[.$B$4])" office:value-type="float" office:value="0.374097501406402" calcext:value-type="float">
            <text:p>0.4</text:p>
          </table:table-cell>
          <table:table-cell table:style-name="ce19" table:formula="of:=[.$B$8]*[.$B$3]*[.H5]/([.H5]+[.$B$4])" office:value-type="float" office:value="0.229665611846927" calcext:value-type="float">
            <text:p>0.2</text:p>
          </table:table-cell>
          <table:table-cell table:style-name="ce19" table:formula="of:=[.$B$8]*[.$B$3]*[.I5]/([.I5]+[.$B$4])" office:value-type="float" office:value="0.139744488530003" calcext:value-type="float">
            <text:p>0.1</text:p>
          </table:table-cell>
          <table:table-cell table:style-name="ce19" table:formula="of:=[.$B$8]*[.$B$3]*[.J5]/([.J5]+[.$B$4])" office:value-type="float" office:value="0.084562886898502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1" table:formula="of:=[.B9]/adc_step" office:value-type="string" office:string-value="" calcext:value-type="error">
            <text:p>#NAME?</text:p>
          </table:table-cell>
          <table:table-cell table:style-name="ce31" table:formula="of:=[.C9]/adc_step" office:value-type="string" office:string-value="" calcext:value-type="error">
            <text:p>#NAME?</text:p>
          </table:table-cell>
          <table:table-cell table:style-name="ce31" table:formula="of:=[.D9]/adc_step" office:value-type="string" office:string-value="" calcext:value-type="error">
            <text:p>#NAME?</text:p>
          </table:table-cell>
          <table:table-cell table:style-name="ce31" table:formula="of:=[.E9]/adc_step" office:value-type="string" office:string-value="" calcext:value-type="error">
            <text:p>#NAME?</text:p>
          </table:table-cell>
          <table:table-cell table:style-name="ce31" table:formula="of:=[.F9]/adc_step" office:value-type="string" office:string-value="" calcext:value-type="error">
            <text:p>#NAME?</text:p>
          </table:table-cell>
          <table:table-cell table:style-name="ce31" table:formula="of:=[.G9]/adc_step" office:value-type="string" office:string-value="" calcext:value-type="error">
            <text:p>#NAME?</text:p>
          </table:table-cell>
          <table:table-cell table:style-name="ce31" table:formula="of:=[.H9]/adc_step" office:value-type="string" office:string-value="" calcext:value-type="error">
            <text:p>#NAME?</text:p>
          </table:table-cell>
          <table:table-cell table:style-name="ce31" table:formula="of:=[.I9]/adc_step" office:value-type="string" office:string-value="" calcext:value-type="error">
            <text:p>#NAME?</text:p>
          </table:table-cell>
          <table:table-cell table:style-name="ce31" table:formula="of:=[.J9]/adc_step" office:value-type="string" office:string-value="" calcext:value-type="error">
            <text:p>#NAME?</text:p>
          </table:table-cell>
          <table:table-cell table:number-columns-repeated="5"/>
        </table:table-row>
        <table:table-row table:style-name="ro1">
          <table:table-cell table:style-name="ce64"/>
          <table:table-cell/>
          <table:table-cell table:style-name="ce142" office:value-type="string" calcext:value-type="string">
            <text:p>ADC Step</text:p>
          </table:table-cell>
          <table:table-cell table:style-name="ce77" table:formula="of:=adc_step" office:value-type="string" office:string-value="" calcext:value-type="error">
            <text:p>#NAME?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9" calcext:value-type="float">
            <text:p>2.9</text:p>
          </table:table-cell>
          <table:table-cell table:style-name="ce110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2.00612034291516" calcext:value-type="float">
            <text:p>2.0</text:p>
          </table:table-cell>
          <table:table-cell table:number-columns-repeated="6"/>
        </table:table-row>
        <table:table-row table:style-name="ro1">
          <table:table-cell table:style-name="ce64"/>
          <table:table-cell table:number-columns-repeated="8"/>
          <table:table-cell table:style-name="Default"/>
          <table:table-cell table:style-name="ce145" table:number-columns-spanned="2" table:number-rows-spanned="1"/>
          <table:covered-table-cell table:style-name="ce153"/>
          <table:table-cell table:style-name="ce154" table:number-columns-repeated="3"/>
        </table:table-row>
        <table:table-row table:style-name="ro1">
          <table:table-cell table:style-name="ce64"/>
          <table:table-cell table:number-columns-repeated="7"/>
          <table:table-cell table:style-name="Default"/>
          <table:table-cell table:style-name="ce142" table:number-columns-repeated="6"/>
        </table:table-row>
        <table:table-row table:style-name="ro1">
          <table:table-cell table:style-name="ce64"/>
          <table:table-cell table:style-name="ce110" table:number-columns-repeated="2"/>
          <table:table-cell table:number-columns-repeated="4"/>
          <table:table-cell table:style-name="ce110"/>
          <table:table-cell table:style-name="ce29"/>
          <table:table-cell table:style-name="ce39"/>
          <table:table-cell table:style-name="ce150" office:value-type="string" calcext:value-type="string">
            <text:p>Vbias(V)</text:p>
          </table:table-cell>
          <table:table-cell table:style-name="ce110" office:value-type="float" office:value="3.3" calcext:value-type="float">
            <text:p>3.3</text:p>
          </table:table-cell>
          <table:table-cell table:style-name="ce110"/>
          <table:table-cell table:style-name="ce39" table:number-columns-repeated="2"/>
        </table:table-row>
        <table:table-row table:style-name="ro1">
          <table:table-cell table:style-name="ce64"/>
          <table:table-cell table:style-name="ce110" table:number-columns-repeated="2"/>
          <table:table-cell table:number-columns-repeated="4"/>
          <table:table-cell table:style-name="ce110"/>
          <table:table-cell table:number-columns-repeated="2"/>
          <table:table-cell office:value-type="string" calcext:value-type="string">
            <text:p>Rbias (K)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t (V)</text:p>
          </table:table-cell>
          <table:table-cell table:formula="of:=[.L14]*[.L16]/([.L15]+[.L16])" office:value-type="float" office:value="1.03125" calcext:value-type="float">
            <text:p>1.031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table:formula="of:=[.L17]*2" office:value-type="float" office:value="2.0625" calcext:value-type="float">
            <text:p>2.06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office:value-type="float" office:value="2.0044" calcext:value-type="float">
            <text:p>2.0044</text:p>
          </table:table-cell>
          <table:table-cell table:style-name="ce109" table:formula="of:=([.L18]-[.L19])/[.L18]" office:value-type="percentage" office:value="0.028169696969697" calcext:value-type="percentage">
            <text:p>2.82%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table:style-name="ce39" table:formula="of:=[.L15]/(([.L14]/([.L19]/2))-1)" office:value-type="float" office:value="9.59543911567586" calcext:value-type="float">
            <text:p>9.595</text:p>
          </table:table-cell>
          <table:table-cell table:number-columns-repeated="3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2:'Curve Fit - NTC_MF58,10K, B3950'.B30 'Curve Fit - NTC_MF58,10K, B3950'.E2:'Curve Fit - NTC_MF58,10K, B3950'.E30 'Curve Fit - NTC_MF58,10K, B3950'.M2:'Curve Fit - NTC_MF58,10K, B3950'.M30 'Curve Fit - NTC_MF58,10K, B3950'.N2:'Curve Fit - NTC_MF58,10K, B3950'.N30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7:'Curve Fit - NTC_MF58,10K, B3950'.H47 'Curve Fit - NTC_MF58,10K, B3950'.A49:'Curve Fit - NTC_MF58,10K, B3950'.A49 'Curve Fit - NTC_MF58,10K, B3950'.B49:'Curve Fit - NTC_MF58,10K, B3950'.H49 'Curve Fit - NTC_MF58,10K, B3950'.B47:'Curve Fit - NTC_MF58,10K, B3950'.H47 'Curve Fit - NTC_MF58,10K, B3950'.A50:'Curve Fit - NTC_MF58,10K, B3950'.A50 'Curve Fit - NTC_MF58,10K, B3950'.B50:'Curve Fit - NTC_MF58,10K, B3950'.H50 'Curve Fit - NTC_MF58,10K, B3950'.B47:'Curve Fit - NTC_MF58,10K, B3950'.H47 'Curve Fit - NTC_MF58,10K, B3950'.A51:'Curve Fit - NTC_MF58,10K, B3950'.A51 'Curve Fit - NTC_MF58,10K, B3950'.B51:'Curve Fit - NTC_MF58,10K, B3950'.H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7:'Curve Fit - NTC_MF58,10K, B3950'.B77 'Curve Fit - NTC_MF58,10K, B3950'.E67:'Curve Fit - NTC_MF58,10K, B3950'.E77 'Curve Fit - NTC_MF58,10K, B3950'.H67:'Curve Fit - NTC_MF58,10K, B3950'.H107 'Curve Fit - NTC_MF58,10K, B3950'.I67:'Curve Fit - NTC_MF58,10K, B3950'.I107 'Curve Fit - NTC_MF58,10K, B3950'.H67:'Curve Fit - NTC_MF58,10K, B3950'.H77 'Curve Fit - NTC_MF58,10K, B3950'.I67:'Curve Fit - NTC_MF58,10K, B3950'.I77 'Curve Fit - NTC_MF58,10K, B3950'.H67:'Curve Fit - NTC_MF58,10K, B3950'.H77 'Curve Fit - NTC_MF58,10K, B3950'.I67:'Curve Fit - NTC_MF58,10K, B3950'.I77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12" table:default-cell-style-name="ce5"/>
        <table:table-column table:style-name="co13" table:default-cell-style-name="ce7"/>
        <table:table-column table:style-name="co14" table:default-cell-style-name="ce8"/>
        <table:table-column table:style-name="co15" table:default-cell-style-name="ce8"/>
        <table:table-column table:style-name="co16" table:default-cell-style-name="ce9"/>
        <table:table-column table:style-name="co1" table:default-cell-style-name="ce4"/>
        <table:table-column table:style-name="co17" table:default-cell-style-name="ce4"/>
        <table:table-column table:style-name="co18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9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20" table:default-cell-style-name="ce4"/>
        <table:table-column table:style-name="co1" table:number-columns-repeated="1001" table:default-cell-style-name="ce4"/>
        <table:table-row table:style-name="ro3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2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2]+274.15" office:value-type="float" office:value="264.15" calcext:value-type="float">
            <text:p>264.15</text:p>
          </table:table-cell>
          <table:table-cell table:formula="of:=1/[.D2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5]*[.B2]^0 + [.G$6]*[.B2]^1 + [.G$7]*[.B2]^2 + [.G$8]*[.B2]^3)" office:value-type="float" office:value="264.291850445887" calcext:value-type="float">
            <text:p>264.29</text:p>
          </table:table-cell>
          <table:table-cell table:formula="of:= -274.15+1/([.G$5]*LN([.A2])^0 + [.G$6]*LN([.A2])^1 + [.G$7]*LN([.A2])^2 + [.G$8]*LN([.A2])^3)" office:value-type="float" office:value="-9.85814955411263" calcext:value-type="float">
            <text:p>-9.9</text:p>
          </table:table-cell>
          <table:table-cell table:formula="of:=([.C2]-[.I2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5]*[.B2]^0 + [.L$6]*[.B2]^1 + [.L$7]*[.B2]^2)" office:value-type="float" office:value="263.962246711945" calcext:value-type="float">
            <text:p>263.96</text:p>
          </table:table-cell>
          <table:table-cell table:formula="of:= -274.15+1/([.L$5]*LN([.$A2])^0 + [.L$6]*LN([.$A2])^1 + [.L$7]*LN([.$A2])^2)" office:value-type="float" office:value="-10.187753288055" calcext:value-type="float">
            <text:p>-10.19</text:p>
          </table:table-cell>
          <table:table-cell table:formula="of:=([.C2]-[.N2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5]*LN([.$A2])^0 + [.Q$6]*LN([.$A2])^1 + [.Q$7]*LN([.$A2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3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3]+274.15" office:value-type="float" office:value="269.15" calcext:value-type="float">
            <text:p>269.15</text:p>
          </table:table-cell>
          <table:table-cell table:formula="of:=1/[.D3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5]*[.B3]^0 + [.G$6]*[.B3]^1 + [.G$7]*[.B3]^2 + [.G$8]*[.B3]^3)" office:value-type="float" office:value="269.158398895804" calcext:value-type="float">
            <text:p>269.16</text:p>
          </table:table-cell>
          <table:table-cell table:formula="of:= -274.15+1/([.G$5]*LN([.A3])^0 + [.G$6]*LN([.A3])^1 + [.G$7]*LN([.A3])^2 + [.G$8]*LN([.A3])^3)" office:value-type="float" office:value="-4.99160110419609" calcext:value-type="float">
            <text:p>-5.0</text:p>
          </table:table-cell>
          <table:table-cell table:formula="of:=([.C3]-[.I3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5]*[.B3]^0 + [.L$6]*[.B3]^1 + [.L$7]*[.B3]^2)" office:value-type="float" office:value="269.008657324944" calcext:value-type="float">
            <text:p>269.01</text:p>
          </table:table-cell>
          <table:table-cell table:formula="of:= -274.15+1/([.L$5]*LN([.$A3])^0 + [.L$6]*LN([.$A3])^1 + [.L$7]*LN([.$A3])^2)" office:value-type="float" office:value="-5.14134267505631" calcext:value-type="float">
            <text:p>-5.14</text:p>
          </table:table-cell>
          <table:table-cell table:formula="of:=([.C3]-[.N3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5]*LN([.$A3])^0 + [.Q$6]*LN([.$A3])^1 + [.Q$7]*LN([.$A3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4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4]+274.15" office:value-type="float" office:value="274.15" calcext:value-type="float">
            <text:p>274.15</text:p>
          </table:table-cell>
          <table:table-cell table:formula="of:=1/[.D4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5]*[.B4]^0 + [.G$6]*[.B4]^1 + [.G$7]*[.B4]^2 + [.G$8]*[.B4]^3)" office:value-type="float" office:value="274.072596926424" calcext:value-type="float">
            <text:p>274.07</text:p>
          </table:table-cell>
          <table:table-cell table:formula="of:= -274.15+1/([.G$5]*LN([.A4])^0 + [.G$6]*LN([.A4])^1 + [.G$7]*LN([.A4])^2 + [.G$8]*LN([.A4])^3)" office:value-type="float" office:value="-0.0774030735762494" calcext:value-type="float">
            <text:p>-0.1</text:p>
          </table:table-cell>
          <table:table-cell table:formula="of:=([.C4]-[.I4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5]*[.B4]^0 + [.L$6]*[.B4]^1 + [.L$7]*[.B4]^2)" office:value-type="float" office:value="274.062363946542" calcext:value-type="float">
            <text:p>274.06</text:p>
          </table:table-cell>
          <table:table-cell table:formula="of:= -274.15+1/([.L$5]*LN([.$A4])^0 + [.L$6]*LN([.$A4])^1 + [.L$7]*LN([.$A4])^2)" office:value-type="float" office:value="-0.0876360534583114" calcext:value-type="float">
            <text:p>-0.09</text:p>
          </table:table-cell>
          <table:table-cell table:formula="of:=([.C4]-[.N4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5]*LN([.$A4])^0 + [.Q$6]*LN([.$A4])^1 + [.Q$7]*LN([.$A4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5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5]+274.15" office:value-type="float" office:value="279.15" calcext:value-type="float">
            <text:p>279.15</text:p>
          </table:table-cell>
          <table:table-cell table:formula="of:=1/[.D5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5]*[.B5]^0 + [.G$6]*[.B5]^1 + [.G$7]*[.B5]^2 + [.G$8]*[.B5]^3)" office:value-type="float" office:value="279.043752631249" calcext:value-type="float">
            <text:p>279.04</text:p>
          </table:table-cell>
          <table:table-cell table:formula="of:= -274.15+1/([.G$5]*LN([.A5])^0 + [.G$6]*LN([.A5])^1 + [.G$7]*LN([.A5])^2 + [.G$8]*LN([.A5])^3)" office:value-type="float" office:value="4.89375263124873" calcext:value-type="float">
            <text:p>4.9</text:p>
          </table:table-cell>
          <table:table-cell table:formula="of:=([.C5]-[.I5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5]*[.B5]^0 + [.L$6]*[.B5]^1 + [.L$7]*[.B5]^2)" office:value-type="float" office:value="279.136978053214" calcext:value-type="float">
            <text:p>279.14</text:p>
          </table:table-cell>
          <table:table-cell table:formula="of:= -274.15+1/([.L$5]*LN([.$A5])^0 + [.L$6]*LN([.$A5])^1 + [.L$7]*LN([.$A5])^2)" office:value-type="float" office:value="4.98697805321427" calcext:value-type="float">
            <text:p>4.99</text:p>
          </table:table-cell>
          <table:table-cell table:formula="of:=([.C5]-[.N5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5];[.Q$1]-(1+INT(LOG10(ABS([.L5])))))" office:value-type="float" office:value="0.00129869" calcext:value-type="float">
            <text:p>1.29869000E-03</text:p>
          </table:table-cell>
          <table:table-cell/>
          <table:table-cell table:style-name="ce27" table:formula="of:= -274.15+1/([.Q$5]*LN([.$A5])^0 + [.Q$6]*LN([.$A5])^1 + [.Q$7]*LN([.$A5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table:style-name="ce151" office:value-type="float" office:value="20067" calcext:value-type="float">
            <text:p>20067</text:p>
          </table:table-cell>
          <table:table-cell table:formula="of:=LN([.A6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6]+274.15" office:value-type="float" office:value="284.15" calcext:value-type="float">
            <text:p>284.15</text:p>
          </table:table-cell>
          <table:table-cell table:formula="of:=1/[.D6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5]*[.B6]^0 + [.G$6]*[.B6]^1 + [.G$7]*[.B6]^2 + [.G$8]*[.B6]^3)" office:value-type="float" office:value="284.040750688012" calcext:value-type="float">
            <text:p>284.04</text:p>
          </table:table-cell>
          <table:table-cell table:formula="of:= -274.15+1/([.G$5]*LN([.A6])^0 + [.G$6]*LN([.A6])^1 + [.G$7]*LN([.A6])^2 + [.G$8]*LN([.A6])^3)" office:value-type="float" office:value="9.89075068801196" calcext:value-type="float">
            <text:p>9.9</text:p>
          </table:table-cell>
          <table:table-cell table:formula="of:=([.C6]-[.I6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5]*[.B6]^0 + [.L$6]*[.B6]^1 + [.L$7]*[.B6]^2)" office:value-type="float" office:value="284.204759583049" calcext:value-type="float">
            <text:p>284.20</text:p>
          </table:table-cell>
          <table:table-cell table:formula="of:= -274.15+1/([.L$5]*LN([.$A6])^0 + [.L$6]*LN([.$A6])^1 + [.L$7]*LN([.$A6])^2)" office:value-type="float" office:value="10.0547595830489" calcext:value-type="float">
            <text:p>10.05</text:p>
          </table:table-cell>
          <table:table-cell table:formula="of:=([.C6]-[.N6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6];[.Q$1]-(1+INT(LOG10(ABS([.L6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5]*LN([.$A6])^0 + [.Q$6]*LN([.$A6])^1 + [.Q$7]*LN([.$A6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table:style-name="ce152" office:value-type="float" office:value="15800" calcext:value-type="float">
            <text:p>15800</text:p>
          </table:table-cell>
          <table:table-cell table:formula="of:=LN([.A7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7]+274.15" office:value-type="float" office:value="289.15" calcext:value-type="float">
            <text:p>289.15</text:p>
          </table:table-cell>
          <table:table-cell table:formula="of:=1/[.D7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5]*[.B7]^0 + [.G$6]*[.B7]^1 + [.G$7]*[.B7]^2 + [.G$8]*[.B7]^3)" office:value-type="float" office:value="289.059319211916" calcext:value-type="float">
            <text:p>289.06</text:p>
          </table:table-cell>
          <table:table-cell table:formula="of:= -274.15+1/([.G$5]*LN([.A7])^0 + [.G$6]*LN([.A7])^1 + [.G$7]*LN([.A7])^2 + [.G$8]*LN([.A7])^3)" office:value-type="float" office:value="14.9093192119158" calcext:value-type="float">
            <text:p>14.9</text:p>
          </table:table-cell>
          <table:table-cell table:formula="of:=([.C7]-[.I7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5]*[.B7]^0 + [.L$6]*[.B7]^1 + [.L$7]*[.B7]^2)" office:value-type="float" office:value="289.26548973121" calcext:value-type="float">
            <text:p>289.27</text:p>
          </table:table-cell>
          <table:table-cell table:formula="of:= -274.15+1/([.L$5]*LN([.$A7])^0 + [.L$6]*LN([.$A7])^1 + [.L$7]*LN([.$A7])^2)" office:value-type="float" office:value="15.1154897312097" calcext:value-type="float">
            <text:p>15.12</text:p>
          </table:table-cell>
          <table:table-cell table:formula="of:=([.C7]-[.N7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7];[.Q$1]-(1+INT(LOG10(ABS([.L7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5]*LN([.$A7])^0 + [.Q$6]*LN([.$A7])^1 + [.Q$7]*LN([.$A7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table:style-name="ce152" office:value-type="float" office:value="12528" calcext:value-type="float">
            <text:p>12528</text:p>
          </table:table-cell>
          <table:table-cell table:formula="of:=LN([.A8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8]+274.15" office:value-type="float" office:value="294.15" calcext:value-type="float">
            <text:p>294.15</text:p>
          </table:table-cell>
          <table:table-cell table:formula="of:=1/[.D8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5]*[.B8]^0 + [.G$6]*[.B8]^1 + [.G$7]*[.B8]^2 + [.G$8]*[.B8]^3)" office:value-type="float" office:value="294.096623340563" calcext:value-type="float">
            <text:p>294.10</text:p>
          </table:table-cell>
          <table:table-cell table:formula="of:= -274.15+1/([.G$5]*LN([.A8])^0 + [.G$6]*LN([.A8])^1 + [.G$7]*LN([.A8])^2 + [.G$8]*LN([.A8])^3)" office:value-type="float" office:value="19.9466233405629" calcext:value-type="float">
            <text:p>19.9</text:p>
          </table:table-cell>
          <table:table-cell table:formula="of:=([.C8]-[.I8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5]*[.B8]^0 + [.L$6]*[.B8]^1 + [.L$7]*[.B8]^2)" office:value-type="float" office:value="294.320215863001" calcext:value-type="float">
            <text:p>294.32</text:p>
          </table:table-cell>
          <table:table-cell table:formula="of:= -274.15+1/([.L$5]*LN([.$A8])^0 + [.L$6]*LN([.$A8])^1 + [.L$7]*LN([.$A8])^2)" office:value-type="float" office:value="20.1702158630007" calcext:value-type="float">
            <text:p>20.17</text:p>
          </table:table-cell>
          <table:table-cell table:formula="of:=([.C8]-[.N8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5]*LN([.$A8])^0 + [.Q$6]*LN([.$A8])^1 + [.Q$7]*LN([.$A8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table:style-name="ce152" office:value-type="float" office:value="10000" calcext:value-type="float">
            <text:p>10000</text:p>
          </table:table-cell>
          <table:table-cell table:formula="of:=LN([.A9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9]+274.15" office:value-type="float" office:value="299.15" calcext:value-type="float">
            <text:p>299.15</text:p>
          </table:table-cell>
          <table:table-cell table:formula="of:=1/[.D9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5]*[.B9]^0 + [.G$6]*[.B9]^1 + [.G$7]*[.B9]^2 + [.G$8]*[.B9]^3)" office:value-type="float" office:value="299.149925642846" calcext:value-type="float">
            <text:p>299.15</text:p>
          </table:table-cell>
          <table:table-cell table:formula="of:= -274.15+1/([.G$5]*LN([.A9])^0 + [.G$6]*LN([.A9])^1 + [.G$7]*LN([.A9])^2 + [.G$8]*LN([.A9])^3)" office:value-type="float" office:value="24.9999256428462" calcext:value-type="float">
            <text:p>25.0</text:p>
          </table:table-cell>
          <table:table-cell table:formula="of:=([.C9]-[.I9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5]*[.B9]^0 + [.L$6]*[.B9]^1 + [.L$7]*[.B9]^2)" office:value-type="float" office:value="299.369905147598" calcext:value-type="float">
            <text:p>299.37</text:p>
          </table:table-cell>
          <table:table-cell table:formula="of:= -274.15+1/([.L$5]*LN([.$A9])^0 + [.L$6]*LN([.$A9])^1 + [.L$7]*LN([.$A9])^2)" office:value-type="float" office:value="25.2199051475976" calcext:value-type="float">
            <text:p>25.22</text:p>
          </table:table-cell>
          <table:table-cell table:formula="of:=([.C9]-[.N9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5]*LN([.$A9])^0 + [.Q$6]*LN([.$A9])^1 + [.Q$7]*LN([.$A9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table:style-name="ce152" office:value-type="float" office:value="8037" calcext:value-type="float">
            <text:p>8037</text:p>
          </table:table-cell>
          <table:table-cell table:formula="of:=LN([.A10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0]+274.15" office:value-type="float" office:value="304.15" calcext:value-type="float">
            <text:p>304.15</text:p>
          </table:table-cell>
          <table:table-cell table:formula="of:=1/[.D1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5]*[.B10]^0 + [.G$6]*[.B10]^1 + [.G$7]*[.B10]^2 + [.G$8]*[.B10]^3)" office:value-type="float" office:value="304.204310864937" calcext:value-type="float">
            <text:p>304.20</text:p>
          </table:table-cell>
          <table:table-cell table:formula="of:= -274.15+1/([.G$5]*LN([.A10])^0 + [.G$6]*LN([.A10])^1 + [.G$7]*LN([.A10])^2 + [.G$8]*LN([.A10])^3)" office:value-type="float" office:value="30.0543108649366" calcext:value-type="float">
            <text:p>30.1</text:p>
          </table:table-cell>
          <table:table-cell table:formula="of:=([.C10]-[.I10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5]*[.B10]^0 + [.L$6]*[.B10]^1 + [.L$7]*[.B10]^2)" office:value-type="float" office:value="304.403259961618" calcext:value-type="float">
            <text:p>304.40</text:p>
          </table:table-cell>
          <table:table-cell table:formula="of:= -274.15+1/([.L$5]*LN([.$A10])^0 + [.L$6]*LN([.$A10])^1 + [.L$7]*LN([.$A10])^2)" office:value-type="float" office:value="30.2532599616183" calcext:value-type="float">
            <text:p>30.25</text:p>
          </table:table-cell>
          <table:table-cell table:formula="of:=([.C10]-[.N10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5]*LN([.$A10])^0 + [.Q$6]*LN([.$A10])^1 + [.Q$7]*LN([.$A10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table:style-name="ce152" office:value-type="float" office:value="6506" calcext:value-type="float">
            <text:p>6506</text:p>
          </table:table-cell>
          <table:table-cell table:formula="of:=LN([.A11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1]+274.15" office:value-type="float" office:value="309.15" calcext:value-type="float">
            <text:p>309.15</text:p>
          </table:table-cell>
          <table:table-cell table:formula="of:=1/[.D11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5]*[.B11]^0 + [.G$6]*[.B11]^1 + [.G$7]*[.B11]^2 + [.G$8]*[.B11]^3)" office:value-type="float" office:value="309.240265209663" calcext:value-type="float">
            <text:p>309.24</text:p>
          </table:table-cell>
          <table:table-cell table:formula="of:= -274.15+1/([.G$5]*LN([.A11])^0 + [.G$6]*LN([.A11])^1 + [.G$7]*LN([.A11])^2 + [.G$8]*LN([.A11])^3)" office:value-type="float" office:value="35.0902652096628" calcext:value-type="float">
            <text:p>35.1</text:p>
          </table:table-cell>
          <table:table-cell table:formula="of:=([.C11]-[.I11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5]*[.B11]^0 + [.L$6]*[.B11]^1 + [.L$7]*[.B11]^2)" office:value-type="float" office:value="309.404402317911" calcext:value-type="float">
            <text:p>309.40</text:p>
          </table:table-cell>
          <table:table-cell table:formula="of:= -274.15+1/([.L$5]*LN([.$A11])^0 + [.L$6]*LN([.$A11])^1 + [.L$7]*LN([.$A11])^2)" office:value-type="float" office:value="35.2544023179111" calcext:value-type="float">
            <text:p>35.25</text:p>
          </table:table-cell>
          <table:table-cell table:formula="of:=([.C11]-[.N11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5]*LN([.$A11])^0 + [.Q$6]*LN([.$A11])^1 + [.Q$7]*LN([.$A11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table:style-name="ce152" office:value-type="float" office:value="5301" calcext:value-type="float">
            <text:p>5301</text:p>
          </table:table-cell>
          <table:table-cell table:formula="of:=LN([.A12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2]+274.15" office:value-type="float" office:value="314.15" calcext:value-type="float">
            <text:p>314.15</text:p>
          </table:table-cell>
          <table:table-cell table:formula="of:=1/[.D12]" office:value-type="float" office:value="0.00318319274232055" calcext:value-type="float">
            <text:p>0.003183</text:p>
          </table:table-cell>
          <table:table-cell table:number-columns-repeated="2"/>
          <table:table-cell table:formula="of:= 1/([.G$5]*[.B12]^0 + [.G$6]*[.B12]^1 + [.G$7]*[.B12]^2 + [.G$8]*[.B12]^3)" office:value-type="float" office:value="314.26303573244" calcext:value-type="float">
            <text:p>314.26</text:p>
          </table:table-cell>
          <table:table-cell table:formula="of:= -274.15+1/([.G$5]*LN([.A12])^0 + [.G$6]*LN([.A12])^1 + [.G$7]*LN([.A12])^2 + [.G$8]*LN([.A12])^3)" office:value-type="float" office:value="40.1130357324404" calcext:value-type="float">
            <text:p>40.1</text:p>
          </table:table-cell>
          <table:table-cell table:formula="of:=([.C12]-[.I12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5]*[.B12]^0 + [.L$6]*[.B12]^1 + [.L$7]*[.B12]^2)" office:value-type="float" office:value="314.381922139474" calcext:value-type="float">
            <text:p>314.38</text:p>
          </table:table-cell>
          <table:table-cell table:formula="of:= -274.15+1/([.L$5]*LN([.$A12])^0 + [.L$6]*LN([.$A12])^1 + [.L$7]*LN([.$A12])^2)" office:value-type="float" office:value="40.2319221394739" calcext:value-type="float">
            <text:p>40.23</text:p>
          </table:table-cell>
          <table:table-cell table:formula="of:=([.C12]-[.N12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5]*LN([.$A12])^0 + [.Q$6]*LN([.$A12])^1 + [.Q$7]*LN([.$A12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table:style-name="ce152" office:value-type="float" office:value="4348" calcext:value-type="float">
            <text:p>4348</text:p>
          </table:table-cell>
          <table:table-cell table:formula="of:=LN([.A13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3]+274.15" office:value-type="float" office:value="319.15" calcext:value-type="float">
            <text:p>319.15</text:p>
          </table:table-cell>
          <table:table-cell table:formula="of:=1/[.D13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5]*[.B13]^0 + [.G$6]*[.B13]^1 + [.G$7]*[.B13]^2 + [.G$8]*[.B13]^3)" office:value-type="float" office:value="319.258034123781" calcext:value-type="float">
            <text:p>319.26</text:p>
          </table:table-cell>
          <table:table-cell table:formula="of:= -274.15+1/([.G$5]*LN([.A13])^0 + [.G$6]*LN([.A13])^1 + [.G$7]*LN([.A13])^2 + [.G$8]*LN([.A13])^3)" office:value-type="float" office:value="45.108034123781" calcext:value-type="float">
            <text:p>45.1</text:p>
          </table:table-cell>
          <table:table-cell table:formula="of:=([.C13]-[.I13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5]*[.B13]^0 + [.L$6]*[.B13]^1 + [.L$7]*[.B13]^2)" office:value-type="float" office:value="319.324540848193" calcext:value-type="float">
            <text:p>319.32</text:p>
          </table:table-cell>
          <table:table-cell table:formula="of:= -274.15+1/([.L$5]*LN([.$A13])^0 + [.L$6]*LN([.$A13])^1 + [.L$7]*LN([.$A13])^2)" office:value-type="float" office:value="45.1745408481932" calcext:value-type="float">
            <text:p>45.17</text:p>
          </table:table-cell>
          <table:table-cell table:formula="of:=([.C13]-[.N13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5]*LN([.$A13])^0 + [.Q$6]*LN([.$A13])^1 + [.Q$7]*LN([.$A13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table:style-name="ce152" office:value-type="float" office:value="3588" calcext:value-type="float">
            <text:p>3588</text:p>
          </table:table-cell>
          <table:table-cell table:formula="of:=LN([.A14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4]+274.15" office:value-type="float" office:value="324.15" calcext:value-type="float">
            <text:p>324.15</text:p>
          </table:table-cell>
          <table:table-cell table:formula="of:=1/[.D14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5]*[.B14]^0 + [.G$6]*[.B14]^1 + [.G$7]*[.B14]^2 + [.G$8]*[.B14]^3)" office:value-type="float" office:value="324.229517976632" calcext:value-type="float">
            <text:p>324.23</text:p>
          </table:table-cell>
          <table:table-cell table:formula="of:= -274.15+1/([.G$5]*LN([.A14])^0 + [.G$6]*LN([.A14])^1 + [.G$7]*LN([.A14])^2 + [.G$8]*LN([.A14])^3)" office:value-type="float" office:value="50.0795179766317" calcext:value-type="float">
            <text:p>50.1</text:p>
          </table:table-cell>
          <table:table-cell table:formula="of:=([.C14]-[.I14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5]*[.B14]^0 + [.L$6]*[.B14]^1 + [.L$7]*[.B14]^2)" office:value-type="float" office:value="324.239465240879" calcext:value-type="float">
            <text:p>324.24</text:p>
          </table:table-cell>
          <table:table-cell table:formula="of:= -274.15+1/([.L$5]*LN([.$A14])^0 + [.L$6]*LN([.$A14])^1 + [.L$7]*LN([.$A14])^2)" office:value-type="float" office:value="50.0894652408788" calcext:value-type="float">
            <text:p>50.09</text:p>
          </table:table-cell>
          <table:table-cell table:formula="of:=([.C14]-[.N14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5]*LN([.$A14])^0 + [.Q$6]*LN([.$A14])^1 + [.Q$7]*LN([.$A14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table:style-name="ce152" office:value-type="float" office:value="2974" calcext:value-type="float">
            <text:p>2974</text:p>
          </table:table-cell>
          <table:table-cell table:formula="of:=LN([.A15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5]+274.15" office:value-type="float" office:value="329.15" calcext:value-type="float">
            <text:p>329.15</text:p>
          </table:table-cell>
          <table:table-cell table:formula="of:=1/[.D15]" office:value-type="float" office:value="0.00303812851283609" calcext:value-type="float">
            <text:p>0.003038</text:p>
          </table:table-cell>
          <table:table-cell table:number-columns-repeated="2"/>
          <table:table-cell table:formula="of:= 1/([.G$5]*[.B15]^0 + [.G$6]*[.B15]^1 + [.G$7]*[.B15]^2 + [.G$8]*[.B15]^3)" office:value-type="float" office:value="329.210975465465" calcext:value-type="float">
            <text:p>329.21</text:p>
          </table:table-cell>
          <table:table-cell table:formula="of:= -274.15+1/([.G$5]*LN([.A15])^0 + [.G$6]*LN([.A15])^1 + [.G$7]*LN([.A15])^2 + [.G$8]*LN([.A15])^3)" office:value-type="float" office:value="55.060975465465" calcext:value-type="float">
            <text:p>55.1</text:p>
          </table:table-cell>
          <table:table-cell table:formula="of:=([.C15]-[.I15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5]*[.B15]^0 + [.L$6]*[.B15]^1 + [.L$7]*[.B15]^2)" office:value-type="float" office:value="329.162591395238" calcext:value-type="float">
            <text:p>329.16</text:p>
          </table:table-cell>
          <table:table-cell table:formula="of:= -274.15+1/([.L$5]*LN([.$A15])^0 + [.L$6]*LN([.$A15])^1 + [.L$7]*LN([.$A15])^2)" office:value-type="float" office:value="55.0125913952377" calcext:value-type="float">
            <text:p>55.01</text:p>
          </table:table-cell>
          <table:table-cell table:formula="of:=([.C15]-[.N15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5]*LN([.$A15])^0 + [.Q$6]*LN([.$A15])^1 + [.Q$7]*LN([.$A15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table:style-name="ce152" office:value-type="float" office:value="2477" calcext:value-type="float">
            <text:p>2477</text:p>
          </table:table-cell>
          <table:table-cell table:formula="of:=LN([.A16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6]+274.15" office:value-type="float" office:value="334.15" calcext:value-type="float">
            <text:p>334.15</text:p>
          </table:table-cell>
          <table:table-cell table:formula="of:=1/[.D16]" office:value-type="float" office:value="0.00299266796348945" calcext:value-type="float">
            <text:p>0.002993</text:p>
          </table:table-cell>
          <table:table-cell table:number-columns-repeated="2"/>
          <table:table-cell table:formula="of:= 1/([.G$5]*[.B16]^0 + [.G$6]*[.B16]^1 + [.G$7]*[.B16]^2 + [.G$8]*[.B16]^3)" office:value-type="float" office:value="334.184493296778" calcext:value-type="float">
            <text:p>334.18</text:p>
          </table:table-cell>
          <table:table-cell table:formula="of:= -274.15+1/([.G$5]*LN([.A16])^0 + [.G$6]*LN([.A16])^1 + [.G$7]*LN([.A16])^2 + [.G$8]*LN([.A16])^3)" office:value-type="float" office:value="60.0344932967784" calcext:value-type="float">
            <text:p>60.0</text:p>
          </table:table-cell>
          <table:table-cell table:formula="of:=([.C16]-[.I16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5]*[.B16]^0 + [.L$6]*[.B16]^1 + [.L$7]*[.B16]^2)" office:value-type="float" office:value="334.078894072407" calcext:value-type="float">
            <text:p>334.08</text:p>
          </table:table-cell>
          <table:table-cell table:formula="of:= -274.15+1/([.L$5]*LN([.$A16])^0 + [.L$6]*LN([.$A16])^1 + [.L$7]*LN([.$A16])^2)" office:value-type="float" office:value="59.9288940724073" calcext:value-type="float">
            <text:p>59.93</text:p>
          </table:table-cell>
          <table:table-cell table:formula="of:=([.C16]-[.N16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5]*LN([.$A16])^0 + [.Q$6]*LN([.$A16])^1 + [.Q$7]*LN([.$A16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table:style-name="ce152" office:value-type="float" office:value="2047" calcext:value-type="float">
            <text:p>2047</text:p>
          </table:table-cell>
          <table:table-cell table:formula="of:=LN([.A17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7]+274.15" office:value-type="float" office:value="339.15" calcext:value-type="float">
            <text:p>339.15</text:p>
          </table:table-cell>
          <table:table-cell table:formula="of:=1/[.D17]" office:value-type="float" office:value="0.00294854784018871" calcext:value-type="float">
            <text:p>0.002949</text:p>
          </table:table-cell>
          <table:table-cell table:number-columns-repeated="2"/>
          <table:table-cell table:formula="of:= 1/([.G$5]*[.B17]^0 + [.G$6]*[.B17]^1 + [.G$7]*[.B17]^2 + [.G$8]*[.B17]^3)" office:value-type="float" office:value="339.498438712702" calcext:value-type="float">
            <text:p>339.50</text:p>
          </table:table-cell>
          <table:table-cell table:formula="of:= -274.15+1/([.G$5]*LN([.A17])^0 + [.G$6]*LN([.A17])^1 + [.G$7]*LN([.A17])^2 + [.G$8]*LN([.A17])^3)" office:value-type="float" office:value="65.3484387127019" calcext:value-type="float">
            <text:p>65.3</text:p>
          </table:table-cell>
          <table:table-cell table:formula="of:=([.C17]-[.I17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5]*[.B17]^0 + [.L$6]*[.B17]^1 + [.L$7]*[.B17]^2)" office:value-type="float" office:value="339.335787912738" calcext:value-type="float">
            <text:p>339.34</text:p>
          </table:table-cell>
          <table:table-cell table:formula="of:= -274.15+1/([.L$5]*LN([.$A17])^0 + [.L$6]*LN([.$A17])^1 + [.L$7]*LN([.$A17])^2)" office:value-type="float" office:value="65.1857879127377" calcext:value-type="float">
            <text:p>65.19</text:p>
          </table:table-cell>
          <table:table-cell table:formula="of:=([.C17]-[.N17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5]*LN([.$A17])^0 + [.Q$6]*LN([.$A17])^1 + [.Q$7]*LN([.$A17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8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8]+274.15" office:value-type="float" office:value="344.15" calcext:value-type="float">
            <text:p>344.15</text:p>
          </table:table-cell>
          <table:table-cell table:formula="of:=1/[.D1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5]*[.B18]^0 + [.G$6]*[.B18]^1 + [.G$7]*[.B18]^2 + [.G$8]*[.B18]^3)" office:value-type="float" office:value="344.064987150698" calcext:value-type="float">
            <text:p>344.06</text:p>
          </table:table-cell>
          <table:table-cell table:formula="of:= -274.15+1/([.G$5]*LN([.A18])^0 + [.G$6]*LN([.A18])^1 + [.G$7]*LN([.A18])^2 + [.G$8]*LN([.A18])^3)" office:value-type="float" office:value="69.9149871506984" calcext:value-type="float">
            <text:p>69.9</text:p>
          </table:table-cell>
          <table:table-cell table:formula="of:=([.C18]-[.I18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5]*[.B18]^0 + [.L$6]*[.B18]^1 + [.L$7]*[.B18]^2)" office:value-type="float" office:value="343.858998950528" calcext:value-type="float">
            <text:p>343.86</text:p>
          </table:table-cell>
          <table:table-cell table:formula="of:= -274.15+1/([.L$5]*LN([.$A18])^0 + [.L$6]*LN([.$A18])^1 + [.L$7]*LN([.$A18])^2)" office:value-type="float" office:value="69.7089989505279" calcext:value-type="float">
            <text:p>69.71</text:p>
          </table:table-cell>
          <table:table-cell table:formula="of:=([.C18]-[.N18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5]*LN([.$A18])^0 + [.Q$6]*LN([.$A18])^1 + [.Q$7]*LN([.$A18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19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19]+274.15" office:value-type="float" office:value="349.15" calcext:value-type="float">
            <text:p>349.15</text:p>
          </table:table-cell>
          <table:table-cell table:formula="of:=1/[.D19]" office:value-type="float" office:value="0.00286409852498926" calcext:value-type="float">
            <text:p>0.002864</text:p>
          </table:table-cell>
          <table:table-cell table:number-columns-repeated="2"/>
          <table:table-cell table:formula="of:= 1/([.G$5]*[.B19]^0 + [.G$6]*[.B19]^1 + [.G$7]*[.B19]^2 + [.G$8]*[.B19]^3)" office:value-type="float" office:value="349.040935504542" calcext:value-type="float">
            <text:p>349.04</text:p>
          </table:table-cell>
          <table:table-cell table:formula="of:= -274.15+1/([.G$5]*LN([.A19])^0 + [.G$6]*LN([.A19])^1 + [.G$7]*LN([.A19])^2 + [.G$8]*LN([.A19])^3)" office:value-type="float" office:value="74.8909355045422" calcext:value-type="float">
            <text:p>74.9</text:p>
          </table:table-cell>
          <table:table-cell table:formula="of:=([.C19]-[.I19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5]*[.B19]^0 + [.L$6]*[.B19]^1 + [.L$7]*[.B19]^2)" office:value-type="float" office:value="348.796122083389" calcext:value-type="float">
            <text:p>348.80</text:p>
          </table:table-cell>
          <table:table-cell table:formula="of:= -274.15+1/([.L$5]*LN([.$A19])^0 + [.L$6]*LN([.$A19])^1 + [.L$7]*LN([.$A19])^2)" office:value-type="float" office:value="74.6461220833893" calcext:value-type="float">
            <text:p>74.65</text:p>
          </table:table-cell>
          <table:table-cell table:formula="of:=([.C19]-[.N19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5]*LN([.$A19])^0 + [.Q$6]*LN([.$A19])^1 + [.Q$7]*LN([.$A19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0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0]+274.15" office:value-type="float" office:value="354.15" calcext:value-type="float">
            <text:p>354.15</text:p>
          </table:table-cell>
          <table:table-cell table:formula="of:=1/[.D20]" office:value-type="float" office:value="0.00282366228999012" calcext:value-type="float">
            <text:p>0.002824</text:p>
          </table:table-cell>
          <table:table-cell table:number-columns-repeated="2"/>
          <table:table-cell table:formula="of:= 1/([.G$5]*[.B20]^0 + [.G$6]*[.B20]^1 + [.G$7]*[.B20]^2 + [.G$8]*[.B20]^3)" office:value-type="float" office:value="354.00483506697" calcext:value-type="float">
            <text:p>354.00</text:p>
          </table:table-cell>
          <table:table-cell table:formula="of:= -274.15+1/([.G$5]*LN([.A20])^0 + [.G$6]*LN([.A20])^1 + [.G$7]*LN([.A20])^2 + [.G$8]*LN([.A20])^3)" office:value-type="float" office:value="79.8548350669705" calcext:value-type="float">
            <text:p>79.9</text:p>
          </table:table-cell>
          <table:table-cell table:formula="of:=([.C20]-[.I20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5]*[.B20]^0 + [.L$6]*[.B20]^1 + [.L$7]*[.B20]^2)" office:value-type="float" office:value="353.732437734501" calcext:value-type="float">
            <text:p>353.73</text:p>
          </table:table-cell>
          <table:table-cell table:formula="of:= -274.15+1/([.L$5]*LN([.$A20])^0 + [.L$6]*LN([.$A20])^1 + [.L$7]*LN([.$A20])^2)" office:value-type="float" office:value="79.5824377345008" calcext:value-type="float">
            <text:p>79.58</text:p>
          </table:table-cell>
          <table:table-cell table:formula="of:=([.C20]-[.N20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5]*LN([.$A20])^0 + [.Q$6]*LN([.$A20])^1 + [.Q$7]*LN([.$A20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1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1]+274.15" office:value-type="float" office:value="359.15" calcext:value-type="float">
            <text:p>359.15</text:p>
          </table:table-cell>
          <table:table-cell table:formula="of:=1/[.D21]" office:value-type="float" office:value="0.00278435194208548" calcext:value-type="float">
            <text:p>0.002784</text:p>
          </table:table-cell>
          <table:table-cell table:number-columns-repeated="2"/>
          <table:table-cell table:formula="of:= 1/([.G$5]*[.B21]^0 + [.G$6]*[.B21]^1 + [.G$7]*[.B21]^2 + [.G$8]*[.B21]^3)" office:value-type="float" office:value="358.948533290409" calcext:value-type="float">
            <text:p>358.95</text:p>
          </table:table-cell>
          <table:table-cell table:formula="of:= -274.15+1/([.G$5]*LN([.A21])^0 + [.G$6]*LN([.A21])^1 + [.G$7]*LN([.A21])^2 + [.G$8]*LN([.A21])^3)" office:value-type="float" office:value="84.7985332904091" calcext:value-type="float">
            <text:p>84.8</text:p>
          </table:table-cell>
          <table:table-cell table:formula="of:=([.C21]-[.I21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5]*[.B21]^0 + [.L$6]*[.B21]^1 + [.L$7]*[.B21]^2)" office:value-type="float" office:value="358.662184511407" calcext:value-type="float">
            <text:p>358.66</text:p>
          </table:table-cell>
          <table:table-cell table:formula="of:= -274.15+1/([.L$5]*LN([.$A21])^0 + [.L$6]*LN([.$A21])^1 + [.L$7]*LN([.$A21])^2)" office:value-type="float" office:value="84.5121845114067" calcext:value-type="float">
            <text:p>84.51</text:p>
          </table:table-cell>
          <table:table-cell table:formula="of:=([.C21]-[.N21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5]*LN([.$A21])^0 + [.Q$6]*LN([.$A21])^1 + [.Q$7]*LN([.$A21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2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2]+274.15" office:value-type="float" office:value="364.15" calcext:value-type="float">
            <text:p>364.15</text:p>
          </table:table-cell>
          <table:table-cell table:formula="of:=1/[.D22]" office:value-type="float" office:value="0.00274612110394068" calcext:value-type="float">
            <text:p>0.002746</text:p>
          </table:table-cell>
          <table:table-cell table:number-columns-repeated="2"/>
          <table:table-cell table:formula="of:= 1/([.G$5]*[.B22]^0 + [.G$6]*[.B22]^1 + [.G$7]*[.B22]^2 + [.G$8]*[.B22]^3)" office:value-type="float" office:value="363.994991159006" calcext:value-type="float">
            <text:p>363.99</text:p>
          </table:table-cell>
          <table:table-cell table:formula="of:= -274.15+1/([.G$5]*LN([.A22])^0 + [.G$6]*LN([.A22])^1 + [.G$7]*LN([.A22])^2 + [.G$8]*LN([.A22])^3)" office:value-type="float" office:value="89.8449911590065" calcext:value-type="float">
            <text:p>89.8</text:p>
          </table:table-cell>
          <table:table-cell table:formula="of:=([.C22]-[.I22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5]*[.B22]^0 + [.L$6]*[.B22]^1 + [.L$7]*[.B22]^2)" office:value-type="float" office:value="363.710854172167" calcext:value-type="float">
            <text:p>363.71</text:p>
          </table:table-cell>
          <table:table-cell table:formula="of:= -274.15+1/([.L$5]*LN([.$A22])^0 + [.L$6]*LN([.$A22])^1 + [.L$7]*LN([.$A22])^2)" office:value-type="float" office:value="89.5608541721668" calcext:value-type="float">
            <text:p>89.56</text:p>
          </table:table-cell>
          <table:table-cell table:formula="of:=([.C22]-[.N22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5]*LN([.$A22])^0 + [.Q$6]*LN([.$A22])^1 + [.Q$7]*LN([.$A22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3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3]+274.15" office:value-type="float" office:value="369.15" calcext:value-type="float">
            <text:p>369.15</text:p>
          </table:table-cell>
          <table:table-cell table:formula="of:=1/[.D23]" office:value-type="float" office:value="0.00270892591087634" calcext:value-type="float">
            <text:p>0.002709</text:p>
          </table:table-cell>
          <table:table-cell table:number-columns-repeated="2"/>
          <table:table-cell table:formula="of:= 1/([.G$5]*[.B23]^0 + [.G$6]*[.B23]^1 + [.G$7]*[.B23]^2 + [.G$8]*[.B23]^3)" office:value-type="float" office:value="369.053916865939" calcext:value-type="float">
            <text:p>369.05</text:p>
          </table:table-cell>
          <table:table-cell table:formula="of:= -274.15+1/([.G$5]*LN([.A23])^0 + [.G$6]*LN([.A23])^1 + [.G$7]*LN([.A23])^2 + [.G$8]*LN([.A23])^3)" office:value-type="float" office:value="94.9039168659393" calcext:value-type="float">
            <text:p>94.9</text:p>
          </table:table-cell>
          <table:table-cell table:formula="of:=([.C23]-[.I23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5]*[.B23]^0 + [.L$6]*[.B23]^1 + [.L$7]*[.B23]^2)" office:value-type="float" office:value="368.791280447587" calcext:value-type="float">
            <text:p>368.79</text:p>
          </table:table-cell>
          <table:table-cell table:formula="of:= -274.15+1/([.L$5]*LN([.$A23])^0 + [.L$6]*LN([.$A23])^1 + [.L$7]*LN([.$A23])^2)" office:value-type="float" office:value="94.6412804475867" calcext:value-type="float">
            <text:p>94.64</text:p>
          </table:table-cell>
          <table:table-cell table:formula="of:=([.C23]-[.N23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5]*LN([.$A23])^0 + [.Q$6]*LN([.$A23])^1 + [.Q$7]*LN([.$A23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4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4]+274.15" office:value-type="float" office:value="374.15" calcext:value-type="float">
            <text:p>374.15</text:p>
          </table:table-cell>
          <table:table-cell table:formula="of:=1/[.D24]" office:value-type="float" office:value="0.00267272484297742" calcext:value-type="float">
            <text:p>0.002673</text:p>
          </table:table-cell>
          <table:table-cell table:number-columns-repeated="2"/>
          <table:table-cell table:formula="of:= 1/([.G$5]*[.B24]^0 + [.G$6]*[.B24]^1 + [.G$7]*[.B24]^2 + [.G$8]*[.B24]^3)" office:value-type="float" office:value="374.094511794129" calcext:value-type="float">
            <text:p>374.09</text:p>
          </table:table-cell>
          <table:table-cell table:formula="of:= -274.15+1/([.G$5]*LN([.A24])^0 + [.G$6]*LN([.A24])^1 + [.G$7]*LN([.A24])^2 + [.G$8]*LN([.A24])^3)" office:value-type="float" office:value="99.9445117941293" calcext:value-type="float">
            <text:p>99.9</text:p>
          </table:table-cell>
          <table:table-cell table:formula="of:=([.C24]-[.I24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5]*[.B24]^0 + [.L$6]*[.B24]^1 + [.L$7]*[.B24]^2)" office:value-type="float" office:value="373.875126778867" calcext:value-type="float">
            <text:p>373.88</text:p>
          </table:table-cell>
          <table:table-cell table:formula="of:= -274.15+1/([.L$5]*LN([.$A24])^0 + [.L$6]*LN([.$A24])^1 + [.L$7]*LN([.$A24])^2)" office:value-type="float" office:value="99.7251267788671" calcext:value-type="float">
            <text:p>99.73</text:p>
          </table:table-cell>
          <table:table-cell table:formula="of:=([.C24]-[.N24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5]*LN([.$A24])^0 + [.Q$6]*LN([.$A24])^1 + [.Q$7]*LN([.$A24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5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5]+274.15" office:value-type="float" office:value="379.15" calcext:value-type="float">
            <text:p>379.15</text:p>
          </table:table-cell>
          <table:table-cell table:formula="of:=1/[.D25]" office:value-type="float" office:value="0.00263747857048661" calcext:value-type="float">
            <text:p>0.002637</text:p>
          </table:table-cell>
          <table:table-cell table:number-columns-repeated="2"/>
          <table:table-cell table:formula="of:= 1/([.G$5]*[.B25]^0 + [.G$6]*[.B25]^1 + [.G$7]*[.B25]^2 + [.G$8]*[.B25]^3)" office:value-type="float" office:value="379.115205801602" calcext:value-type="float">
            <text:p>379.12</text:p>
          </table:table-cell>
          <table:table-cell table:formula="of:= -274.15+1/([.G$5]*LN([.A25])^0 + [.G$6]*LN([.A25])^1 + [.G$7]*LN([.A25])^2 + [.G$8]*LN([.A25])^3)" office:value-type="float" office:value="104.965205801602" calcext:value-type="float">
            <text:p>105.0</text:p>
          </table:table-cell>
          <table:table-cell table:formula="of:=([.C25]-[.I25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5]*[.B25]^0 + [.L$6]*[.B25]^1 + [.L$7]*[.B25]^2)" office:value-type="float" office:value="378.963195818522" calcext:value-type="float">
            <text:p>378.96</text:p>
          </table:table-cell>
          <table:table-cell table:formula="of:= -274.15+1/([.L$5]*LN([.$A25])^0 + [.L$6]*LN([.$A25])^1 + [.L$7]*LN([.$A25])^2)" office:value-type="float" office:value="104.813195818523" calcext:value-type="float">
            <text:p>104.81</text:p>
          </table:table-cell>
          <table:table-cell table:formula="of:=([.C25]-[.N25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5]*LN([.$A25])^0 + [.Q$6]*LN([.$A25])^1 + [.Q$7]*LN([.$A25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6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6]+274.15" office:value-type="float" office:value="384.15" calcext:value-type="float">
            <text:p>384.15</text:p>
          </table:table-cell>
          <table:table-cell table:formula="of:=1/[.D26]" office:value-type="float" office:value="0.00260314981127164" calcext:value-type="float">
            <text:p>0.002603</text:p>
          </table:table-cell>
          <table:table-cell table:number-columns-repeated="2"/>
          <table:table-cell table:formula="of:= 1/([.G$5]*[.B26]^0 + [.G$6]*[.B26]^1 + [.G$7]*[.B26]^2 + [.G$8]*[.B26]^3)" office:value-type="float" office:value="384.169421473407" calcext:value-type="float">
            <text:p>384.17</text:p>
          </table:table-cell>
          <table:table-cell table:formula="of:= -274.15+1/([.G$5]*LN([.A26])^0 + [.G$6]*LN([.A26])^1 + [.G$7]*LN([.A26])^2 + [.G$8]*LN([.A26])^3)" office:value-type="float" office:value="110.019421473407" calcext:value-type="float">
            <text:p>110.0</text:p>
          </table:table-cell>
          <table:table-cell table:formula="of:=([.C26]-[.I26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5]*[.B26]^0 + [.L$6]*[.B26]^1 + [.L$7]*[.B26]^2)" office:value-type="float" office:value="384.112424333393" calcext:value-type="float">
            <text:p>384.11</text:p>
          </table:table-cell>
          <table:table-cell table:formula="of:= -274.15+1/([.L$5]*LN([.$A26])^0 + [.L$6]*LN([.$A26])^1 + [.L$7]*LN([.$A26])^2)" office:value-type="float" office:value="109.962424333393" calcext:value-type="float">
            <text:p>109.96</text:p>
          </table:table-cell>
          <table:table-cell table:formula="of:=([.C26]-[.N26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5]*LN([.$A26])^0 + [.Q$6]*LN([.$A26])^1 + [.Q$7]*LN([.$A26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7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7]+274.15" office:value-type="float" office:value="389.15" calcext:value-type="float">
            <text:p>389.15</text:p>
          </table:table-cell>
          <table:table-cell table:formula="of:=1/[.D27]" office:value-type="float" office:value="0.00256970319928048" calcext:value-type="float">
            <text:p>0.002570</text:p>
          </table:table-cell>
          <table:table-cell table:number-columns-repeated="2"/>
          <table:table-cell table:formula="of:= 1/([.G$5]*[.B27]^0 + [.G$6]*[.B27]^1 + [.G$7]*[.B27]^2 + [.G$8]*[.B27]^3)" office:value-type="float" office:value="389.154710453981" calcext:value-type="float">
            <text:p>389.15</text:p>
          </table:table-cell>
          <table:table-cell table:formula="of:= -274.15+1/([.G$5]*LN([.A27])^0 + [.G$6]*LN([.A27])^1 + [.G$7]*LN([.A27])^2 + [.G$8]*LN([.A27])^3)" office:value-type="float" office:value="115.004710453981" calcext:value-type="float">
            <text:p>115.0</text:p>
          </table:table-cell>
          <table:table-cell table:formula="of:=([.C27]-[.I27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5]*[.B27]^0 + [.L$6]*[.B27]^1 + [.L$7]*[.B27]^2)" office:value-type="float" office:value="389.22084942077" calcext:value-type="float">
            <text:p>389.22</text:p>
          </table:table-cell>
          <table:table-cell table:formula="of:= -274.15+1/([.L$5]*LN([.$A27])^0 + [.L$6]*LN([.$A27])^1 + [.L$7]*LN([.$A27])^2)" office:value-type="float" office:value="115.07084942077" calcext:value-type="float">
            <text:p>115.07</text:p>
          </table:table-cell>
          <table:table-cell table:formula="of:=([.C27]-[.N27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5]*LN([.$A27])^0 + [.Q$6]*LN([.$A27])^1 + [.Q$7]*LN([.$A27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8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8]+274.15" office:value-type="float" office:value="394.15" calcext:value-type="float">
            <text:p>394.15</text:p>
          </table:table-cell>
          <table:table-cell table:formula="of:=1/[.D28]" office:value-type="float" office:value="0.00253710516300901" calcext:value-type="float">
            <text:p>0.002537</text:p>
          </table:table-cell>
          <table:table-cell table:number-columns-repeated="2"/>
          <table:table-cell table:formula="of:= 1/([.G$5]*[.B28]^0 + [.G$6]*[.B28]^1 + [.G$7]*[.B28]^2 + [.G$8]*[.B28]^3)" office:value-type="float" office:value="394.223283480619" calcext:value-type="float">
            <text:p>394.22</text:p>
          </table:table-cell>
          <table:table-cell table:formula="of:= -274.15+1/([.G$5]*LN([.A28])^0 + [.G$6]*LN([.A28])^1 + [.G$7]*LN([.A28])^2 + [.G$8]*LN([.A28])^3)" office:value-type="float" office:value="120.073283480619" calcext:value-type="float">
            <text:p>120.1</text:p>
          </table:table-cell>
          <table:table-cell table:formula="of:=([.C28]-[.I28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5]*[.B28]^0 + [.L$6]*[.B28]^1 + [.L$7]*[.B28]^2)" office:value-type="float" office:value="394.447388933766" calcext:value-type="float">
            <text:p>394.45</text:p>
          </table:table-cell>
          <table:table-cell table:formula="of:= -274.15+1/([.L$5]*LN([.$A28])^0 + [.L$6]*LN([.$A28])^1 + [.L$7]*LN([.$A28])^2)" office:value-type="float" office:value="120.297388933766" calcext:value-type="float">
            <text:p>120.30</text:p>
          </table:table-cell>
          <table:table-cell table:formula="of:=([.C28]-[.N28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5]*LN([.$A28])^0 + [.Q$6]*LN([.$A28])^1 + [.Q$7]*LN([.$A28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29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29]+274.15" office:value-type="float" office:value="399.15" calcext:value-type="float">
            <text:p>399.15</text:p>
          </table:table-cell>
          <table:table-cell table:formula="of:=1/[.D29]" office:value-type="float" office:value="0.00250532381310284" calcext:value-type="float">
            <text:p>0.002505</text:p>
          </table:table-cell>
          <table:table-cell table:number-columns-repeated="2"/>
          <table:table-cell table:formula="of:= 1/([.G$5]*[.B29]^0 + [.G$6]*[.B29]^1 + [.G$7]*[.B29]^2 + [.G$8]*[.B29]^3)" office:value-type="float" office:value="399.235947425665" calcext:value-type="float">
            <text:p>399.24</text:p>
          </table:table-cell>
          <table:table-cell table:formula="of:= -274.15+1/([.G$5]*LN([.A29])^0 + [.G$6]*LN([.A29])^1 + [.G$7]*LN([.A29])^2 + [.G$8]*LN([.A29])^3)" office:value-type="float" office:value="125.085947425665" calcext:value-type="float">
            <text:p>125.1</text:p>
          </table:table-cell>
          <table:table-cell table:formula="of:=([.C29]-[.I29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5]*[.B29]^0 + [.L$6]*[.B29]^1 + [.L$7]*[.B29]^2)" office:value-type="float" office:value="399.65164295857" calcext:value-type="float">
            <text:p>399.65</text:p>
          </table:table-cell>
          <table:table-cell table:formula="of:= -274.15+1/([.L$5]*LN([.$A29])^0 + [.L$6]*LN([.$A29])^1 + [.L$7]*LN([.$A29])^2)" office:value-type="float" office:value="125.50164295857" calcext:value-type="float">
            <text:p>125.50</text:p>
          </table:table-cell>
          <table:table-cell table:formula="of:=([.C29]-[.N29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5]*LN([.$A29])^0 + [.Q$6]*LN([.$A29])^1 + [.Q$7]*LN([.$A29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0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0]+274.15" office:value-type="float" office:value="404.15" calcext:value-type="float">
            <text:p>404.15</text:p>
          </table:table-cell>
          <table:table-cell table:formula="of:=1/[.D30]" office:value-type="float" office:value="0.00247432883830261" calcext:value-type="float">
            <text:p>0.002474</text:p>
          </table:table-cell>
          <table:table-cell table:number-columns-repeated="2"/>
          <table:table-cell table:formula="of:= 1/([.G$5]*[.B30]^0 + [.G$6]*[.B30]^1 + [.G$7]*[.B30]^2 + [.G$8]*[.B30]^3)" office:value-type="float" office:value="404.24557215773" calcext:value-type="float">
            <text:p>404.25</text:p>
          </table:table-cell>
          <table:table-cell table:formula="of:= -274.15+1/([.G$5]*LN([.A30])^0 + [.G$6]*LN([.A30])^1 + [.G$7]*LN([.A30])^2 + [.G$8]*LN([.A30])^3)" office:value-type="float" office:value="130.09557215773" calcext:value-type="float">
            <text:p>130.1</text:p>
          </table:table-cell>
          <table:table-cell table:formula="of:=([.C30]-[.I30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5]*[.B30]^0 + [.L$6]*[.B30]^1 + [.L$7]*[.B30]^2)" office:value-type="float" office:value="404.890820452185" calcext:value-type="float">
            <text:p>404.89</text:p>
          </table:table-cell>
          <table:table-cell table:formula="of:= -274.15+1/([.L$5]*LN([.$A30])^0 + [.L$6]*LN([.$A30])^1 + [.L$7]*LN([.$A30])^2)" office:value-type="float" office:value="130.740820452185" calcext:value-type="float">
            <text:p>130.74</text:p>
          </table:table-cell>
          <table:table-cell table:formula="of:=([.C30]-[.N30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5]*LN([.$A30])^0 + [.Q$6]*LN([.$A30])^1 + [.Q$7]*LN([.$A30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5]*LN([.A31])^0 + [.G$6]*LN([.A31])^1 + [.G$7]*LN([.A31])^2 + [.G$8]*LN([.A31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5]*LN([.$A31])^0 + [.L$6]*LN([.$A31])^1 + [.L$7]*LN([.$A31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5]*LN([.A32])^0 + [.G$6]*LN([.A32])^1 + [.G$7]*LN([.A32])^2 + [.G$8]*LN([.A32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5]*LN([.$A32])^0 + [.L$6]*LN([.$A32])^1 + [.L$7]*LN([.$A32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5]*LN([.A33])^0 + [.G$6]*LN([.A33])^1 + [.G$7]*LN([.A33])^2 + [.G$8]*LN([.A33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5]*LN([.$A33])^0 + [.L$6]*LN([.$A33])^1 + [.L$7]*LN([.$A33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5]/([.$B$44]+[.B48])" office:value-type="float" office:value="0.0000247917120555334" calcext:value-type="float">
            <text:p>2.48E-05</text:p>
          </table:table-cell>
          <table:table-cell table:style-name="ce54" table:formula="of:=[.$B$45]/([.$B$44]+[.C48])" office:value-type="float" office:value="0.0000284974093264249" calcext:value-type="float">
            <text:p>2.85E-05</text:p>
          </table:table-cell>
          <table:table-cell table:style-name="ce54" table:formula="of:=[.$B$45]/([.$B$44]+[.D48])" office:value-type="float" office:value="0.00003" calcext:value-type="float">
            <text:p>3.00E-05</text:p>
          </table:table-cell>
          <table:table-cell table:style-name="ce54" table:formula="of:=[.$B$45]/([.$B$44]+[.E48])" office:value-type="float" office:value="0.0000313387337252258" calcext:value-type="float">
            <text:p>3.13E-05</text:p>
          </table:table-cell>
          <table:table-cell table:style-name="ce54" table:formula="of:=[.$B$45]/([.$B$44]+[.F48])" office:value-type="float" office:value="0.0000320469244663701" calcext:value-type="float">
            <text:p>3.20E-05</text:p>
          </table:table-cell>
          <table:table-cell table:style-name="ce54" table:formula="of:=[.$B$45]/([.$B$44]+[.G48])" office:value-type="float" office:value="0.0000323380403147569" calcext:value-type="float">
            <text:p>3.23E-05</text:p>
          </table:table-cell>
          <table:table-cell table:style-name="ce54" table:formula="of:=[.$B$45]/([.$B$44]+[.H48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5]*[.B48]/([.$B$44]+[.B48])" office:value-type="float" office:value="0.820828794446656" calcext:value-type="float">
            <text:p>.82</text:p>
          </table:table-cell>
          <table:table-cell table:style-name="ce7" table:formula="of:=[.$B$45]*[.C48]/([.$B$44]+[.C48])" office:value-type="float" office:value="0.450259067357513" calcext:value-type="float">
            <text:p>.45</text:p>
          </table:table-cell>
          <table:table-cell table:style-name="ce7" table:formula="of:=[.$B$45]*[.D48]/([.$B$44]+[.D48])" office:value-type="float" office:value="0.3" calcext:value-type="float">
            <text:p>.30</text:p>
          </table:table-cell>
          <table:table-cell table:style-name="ce7" table:formula="of:=[.$B$45]*[.E48]/([.$B$44]+[.E48])" office:value-type="float" office:value="0.166126627477422" calcext:value-type="float">
            <text:p>.17</text:p>
          </table:table-cell>
          <table:table-cell table:style-name="ce7" table:formula="of:=[.$B$45]*[.F48]/([.$B$44]+[.F48])" office:value-type="float" office:value="0.0953075533629848" calcext:value-type="float">
            <text:p>.10</text:p>
          </table:table-cell>
          <table:table-cell table:style-name="ce7" table:formula="of:=[.$B$45]*[.G48]/([.$B$44]+[.G48])" office:value-type="float" office:value="0.0661959685243074" calcext:value-type="float">
            <text:p>.07</text:p>
          </table:table-cell>
          <table:table-cell table:style-name="ce7" table:formula="of:=[.$B$45]*[.H48]/([.$B$44]+[.H48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0]*[.$B$46]" office:value-type="float" office:value="1.64165758889331" calcext:value-type="float">
            <text:p>1.64</text:p>
          </table:table-cell>
          <table:table-cell table:style-name="ce58" table:formula="of:=[.C50]*[.$B$46]" office:value-type="float" office:value="0.900518134715026" calcext:value-type="float">
            <text:p>.90</text:p>
          </table:table-cell>
          <table:table-cell table:style-name="ce58" table:formula="of:=[.D50]*[.$B$46]" office:value-type="float" office:value="0.6" calcext:value-type="float">
            <text:p>.60</text:p>
          </table:table-cell>
          <table:table-cell table:style-name="ce58" table:formula="of:=[.E50]*[.$B$46]" office:value-type="float" office:value="0.332253254954844" calcext:value-type="float">
            <text:p>.33</text:p>
          </table:table-cell>
          <table:table-cell table:style-name="ce58" table:formula="of:=[.F50]*[.$B$46]" office:value-type="float" office:value="0.19061510672597" calcext:value-type="float">
            <text:p>.19</text:p>
          </table:table-cell>
          <table:table-cell table:style-name="ce58" table:formula="of:=[.G50]*[.$B$46]" office:value-type="float" office:value="0.132391937048615" calcext:value-type="float">
            <text:p>.13</text:p>
          </table:table-cell>
          <table:table-cell table:style-name="ce58" table:formula="of:=[.H50]*[.$B$46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0]^2*[.B49]" office:value-type="float" office:value="0.0167036616781441" calcext:value-type="float">
            <text:p>.02</text:p>
          </table:table-cell>
          <table:table-cell table:style-name="ce58" table:formula="of:=1000*[.C50]^2*[.C49]" office:value-type="float" office:value="0.00577737177490733" calcext:value-type="float">
            <text:p>.01</text:p>
          </table:table-cell>
          <table:table-cell table:style-name="ce58" table:formula="of:=1000*[.D50]^2*[.D49]" office:value-type="float" office:value="0.0027" calcext:value-type="float">
            <text:p>.00</text:p>
          </table:table-cell>
          <table:table-cell table:style-name="ce58" table:formula="of:=1000*[.E50]^2*[.E49]" office:value-type="float" office:value="0.00086488813950649" calcext:value-type="float">
            <text:p>.00</text:p>
          </table:table-cell>
          <table:table-cell table:style-name="ce58" table:formula="of:=1000*[.F50]^2*[.F49]" office:value-type="float" office:value="0.000291099191082468" calcext:value-type="float">
            <text:p>.00</text:p>
          </table:table-cell>
          <table:table-cell table:style-name="ce58" table:formula="of:=1000*[.G50]^2*[.G49]" office:value-type="float" office:value="0.000141702260931479" calcext:value-type="float">
            <text:p>.00</text:p>
          </table:table-cell>
          <table:table-cell table:style-name="ce58" table:formula="of:=1000*[.H50]^2*[.H49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6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7]*[.C56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7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7]+274.15" office:value-type="float" office:value="293.05" calcext:value-type="float">
            <text:p>293.05</text:p>
          </table:table-cell>
          <table:table-cell table:formula="of:=1/[.D67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0]*[.B67]^0 + [.G$71]*[.B67]^1 + [.G$72]*[.B67]^2)" office:value-type="float" office:value="293.318470905412" calcext:value-type="float">
            <text:p>293.32</text:p>
          </table:table-cell>
          <table:table-cell table:formula="of:= -274.15+1/([.G$70]*LN([.A67])^0 + [.G$71]*LN([.A67])^1 + [.G$72]*LN([.A67])^2)" office:value-type="float" office:value="19.1684709054122" calcext:value-type="float">
            <text:p>19.2</text:p>
          </table:table-cell>
          <table:table-cell table:style-name="ce114" table:formula="of:=([.I67]-[.C67])/[.I67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8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8]+274.15" office:value-type="float" office:value="294.85" calcext:value-type="float">
            <text:p>294.85</text:p>
          </table:table-cell>
          <table:table-cell table:formula="of:=1/[.D68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0]*[.B68]^0 + [.G$71]*[.B68]^1 + [.G$72]*[.B68]^2)" office:value-type="float" office:value="294.732222804269" calcext:value-type="float">
            <text:p>294.73</text:p>
          </table:table-cell>
          <table:table-cell table:formula="of:= -274.15+1/([.G$70]*LN([.A68])^0 + [.G$71]*LN([.A68])^1 + [.G$72]*LN([.A68])^2)" office:value-type="float" office:value="20.5822228042691" calcext:value-type="float">
            <text:p>20.6</text:p>
          </table:table-cell>
          <table:table-cell table:style-name="ce114" table:formula="of:=([.I68]-[.C68])/[.I68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69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69]+274.15" office:value-type="float" office:value="304.15" calcext:value-type="float">
            <text:p>304.15</text:p>
          </table:table-cell>
          <table:table-cell table:formula="of:=1/[.D69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0]*[.B69]^0 + [.G$71]*[.B69]^1 + [.G$72]*[.B69]^2)" office:value-type="float" office:value="304.51663621047" calcext:value-type="float">
            <text:p>304.52</text:p>
          </table:table-cell>
          <table:table-cell table:formula="of:= -274.15+1/([.G$70]*LN([.A69])^0 + [.G$71]*LN([.A69])^1 + [.G$72]*LN([.A69])^2)" office:value-type="float" office:value="30.3666362104705" calcext:value-type="float">
            <text:p>30.4</text:p>
          </table:table-cell>
          <table:table-cell table:style-name="ce114" table:formula="of:=([.I69]-[.C69])/[.I69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0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0]+274.15" office:value-type="float" office:value="307.95" calcext:value-type="float">
            <text:p>307.95</text:p>
          </table:table-cell>
          <table:table-cell table:formula="of:=1/[.D70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0]*[.B70]^0 + [.G$71]*[.B70]^1 + [.G$72]*[.B70]^2)" office:value-type="float" office:value="307.502302047477" calcext:value-type="float">
            <text:p>307.50</text:p>
          </table:table-cell>
          <table:table-cell table:formula="of:= -274.15+1/([.G$70]*LN([.A70])^0 + [.G$71]*LN([.A70])^1 + [.G$72]*LN([.A70])^2)" office:value-type="float" office:value="33.3523020474772" calcext:value-type="float">
            <text:p>33.4</text:p>
          </table:table-cell>
          <table:table-cell table:style-name="ce114" table:formula="of:=([.I70]-[.C70])/[.I70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0];[.$L$66]-(1+INT(LOG10(ABS([.G70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1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1]+274.15" office:value-type="float" office:value="311.35" calcext:value-type="float">
            <text:p>311.35</text:p>
          </table:table-cell>
          <table:table-cell table:formula="of:=1/[.D71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0]*[.B71]^0 + [.G$71]*[.B71]^1 + [.G$72]*[.B71]^2)" office:value-type="float" office:value="310.963782426314" calcext:value-type="float">
            <text:p>310.96</text:p>
          </table:table-cell>
          <table:table-cell table:formula="of:= -274.15+1/([.G$70]*LN([.A71])^0 + [.G$71]*LN([.A71])^1 + [.G$72]*LN([.A71])^2)" office:value-type="float" office:value="36.8137824263137" calcext:value-type="float">
            <text:p>36.8</text:p>
          </table:table-cell>
          <table:table-cell table:style-name="ce114" table:formula="of:=([.I71]-[.C71])/[.I71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1];[.$L$66]-(1+INT(LOG10(ABS([.G71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2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2]+274.15" office:value-type="float" office:value="314.15" calcext:value-type="float">
            <text:p>314.15</text:p>
          </table:table-cell>
          <table:table-cell table:formula="of:=1/[.D72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0]*[.B72]^0 + [.G$71]*[.B72]^1 + [.G$72]*[.B72]^2)" office:value-type="float" office:value="313.710935534986" calcext:value-type="float">
            <text:p>313.71</text:p>
          </table:table-cell>
          <table:table-cell table:formula="of:= -274.15+1/([.G$70]*LN([.A72])^0 + [.G$71]*LN([.A72])^1 + [.G$72]*LN([.A72])^2)" office:value-type="float" office:value="39.560935534986" calcext:value-type="float">
            <text:p>39.6</text:p>
          </table:table-cell>
          <table:table-cell table:style-name="ce114" table:formula="of:=([.I72]-[.C72])/[.I72]" office:value-type="percentage" office:value="-0.011098434834175" calcext:value-type="percentage">
            <text:p>-1.11%</text:p>
          </table:table-cell>
          <table:table-cell/>
          <table:table-cell table:style-name="ce116" table:formula="of:=ROUND([.G72];[.$L$66]-(1+INT(LOG10(ABS([.G72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3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3]+274.15" office:value-type="float" office:value="323.75" calcext:value-type="float">
            <text:p>323.75</text:p>
          </table:table-cell>
          <table:table-cell table:formula="of:=1/[.D73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0]*[.B73]^0 + [.G$71]*[.B73]^1 + [.G$72]*[.B73]^2)" office:value-type="float" office:value="324.604225462494" calcext:value-type="float">
            <text:p>324.60</text:p>
          </table:table-cell>
          <table:table-cell table:formula="of:= -274.15+1/([.G$70]*LN([.A73])^0 + [.G$71]*LN([.A73])^1 + [.G$72]*LN([.A73])^2)" office:value-type="float" office:value="50.4542254624938" calcext:value-type="float">
            <text:p>50.5</text:p>
          </table:table-cell>
          <table:table-cell table:style-name="ce114" table:formula="of:=([.I73]-[.C73])/[.I73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4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4]+274.15" office:value-type="float" office:value="329.15" calcext:value-type="float">
            <text:p>329.15</text:p>
          </table:table-cell>
          <table:table-cell table:formula="of:=1/[.D74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0]*[.B74]^0 + [.G$71]*[.B74]^1 + [.G$72]*[.B74]^2)" office:value-type="float" office:value="329.425921328862" calcext:value-type="float">
            <text:p>329.43</text:p>
          </table:table-cell>
          <table:table-cell table:formula="of:= -274.15+1/([.G$70]*LN([.A74])^0 + [.G$71]*LN([.A74])^1 + [.G$72]*LN([.A74])^2)" office:value-type="float" office:value="55.2759213288616" calcext:value-type="float">
            <text:p>55.3</text:p>
          </table:table-cell>
          <table:table-cell table:style-name="ce114" table:formula="of:=([.I74]-[.C74])/[.I74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5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5]+274.15" office:value-type="float" office:value="334.15" calcext:value-type="float">
            <text:p>334.15</text:p>
          </table:table-cell>
          <table:table-cell table:formula="of:=1/[.D75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0]*[.B75]^0 + [.G$71]*[.B75]^1 + [.G$72]*[.B75]^2)" office:value-type="float" office:value="334.204840162037" calcext:value-type="float">
            <text:p>334.20</text:p>
          </table:table-cell>
          <table:table-cell table:formula="of:= -274.15+1/([.G$70]*LN([.A75])^0 + [.G$71]*LN([.A75])^1 + [.G$72]*LN([.A75])^2)" office:value-type="float" office:value="60.0548401620366" calcext:value-type="float">
            <text:p>60.1</text:p>
          </table:table-cell>
          <table:table-cell table:style-name="ce114" table:formula="of:=([.I75]-[.C75])/[.I75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6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6]+274.15" office:value-type="float" office:value="339.15" calcext:value-type="float">
            <text:p>339.15</text:p>
          </table:table-cell>
          <table:table-cell table:formula="of:=1/[.D76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0]*[.B76]^0 + [.G$71]*[.B76]^1 + [.G$72]*[.B76]^2)" office:value-type="float" office:value="338.969453495609" calcext:value-type="float">
            <text:p>338.97</text:p>
          </table:table-cell>
          <table:table-cell table:formula="of:= -274.15+1/([.G$70]*LN([.A76])^0 + [.G$71]*LN([.A76])^1 + [.G$72]*LN([.A76])^2)" office:value-type="float" office:value="64.8194534956088" calcext:value-type="float">
            <text:p>64.8</text:p>
          </table:table-cell>
          <table:table-cell table:style-name="ce114" table:formula="of:=([.I76]-[.C76])/[.I76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7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7]+274.15" office:value-type="float" office:value="344.15" calcext:value-type="float">
            <text:p>344.15</text:p>
          </table:table-cell>
          <table:table-cell table:formula="of:=1/[.D77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0]*[.B77]^0 + [.G$71]*[.B77]^1 + [.G$72]*[.B77]^2)" office:value-type="float" office:value="343.895744510149" calcext:value-type="float">
            <text:p>343.90</text:p>
          </table:table-cell>
          <table:table-cell table:formula="of:= -274.15+1/([.G$70]*LN([.A77])^0 + [.G$71]*LN([.A77])^1 + [.G$72]*LN([.A77])^2)" office:value-type="float" office:value="69.7457445101491" calcext:value-type="float">
            <text:p>69.7</text:p>
          </table:table-cell>
          <table:table-cell table:style-name="ce114" table:formula="of:=([.I77]-[.C77])/[.I77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9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1:'Curve Fit - NTC_MF58,10K, B3950'.H52">
            <calcext:condition calcext:apply-style-name="Error" calcext:value="&gt;[$'Curve Fit - NTC_MF58,10K, B3950'.$B$53]" calcext:base-cell-address="'Curve Fit - NTC_MF58,10K, B3950'.B51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82"/>
        <table:table-column table:style-name="co22" table:default-cell-style-name="ce85"/>
        <table:table-column table:style-name="co23" table:number-columns-repeated="2" table:default-cell-style-name="ce89"/>
        <table:table-column table:style-name="co23" table:default-cell-style-name="ce94"/>
        <table:table-column table:style-name="co1" table:default-cell-style-name="ce110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2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132" office:value-type="string" calcext:value-type="string">
            <text:p>Tc(max, mV)</text:p>
          </table:table-cell>
          <table:table-cell table:style-name="ce110" office:value-type="string" calcext:value-type="string">
            <text:p>Vo(max, V)</text:p>
          </table:table-cell>
          <table:table-cell table:style-name="ce6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110" office:value-type="float" office:value="10" calcext:value-type="float">
            <text:p>10.0</text:p>
          </table:table-cell>
          <table:table-cell table:style-name="ce110" office:value-type="float" office:value="2.5" calcext:value-type="float">
            <text:p>2.5</text:p>
          </table:table-cell>
          <table:table-cell table:style-name="ce6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 stage Amplifier Gain" table:style-name="ta1">
        <table:table-column table:style-name="co1" table:number-columns-repeated="1024" table:default-cell-style-name="ce132"/>
        <table:table-row table:style-name="ro1">
          <table:table-cell table:number-columns-repeated="1024"/>
        </table:table-row>
        <table:table-row table:style-name="ro1">
          <table:table-cell table:style-name="ce142"/>
          <table:table-cell table:style-name="ce142" office:value-type="string" calcext:value-type="string">
            <text:p>kOhm</text:p>
          </table:table-cell>
          <table:table-cell table:style-name="ce142" office:value-type="string" calcext:value-type="string">
            <text:p>Av1</text:p>
          </table:table-cell>
          <table:table-cell table:style-name="ce142" office:value-type="string" calcext:value-type="string">
            <text:p>Max Vin mV</text:p>
          </table:table-cell>
          <table:table-cell table:style-name="ce142" office:value-type="string" calcext:value-type="string">
            <text:p>Av2</text:p>
          </table:table-cell>
          <table:table-cell table:style-name="ce142" office:value-type="string" calcext:value-type="string">
            <text:p>Av1*Av2</text:p>
          </table:table-cell>
          <table:table-cell table:style-name="ce142" office:value-type="string" calcext:value-type="string">
            <text:p>Max Vin mV</text:p>
          </table:table-cell>
          <table:table-cell table:style-name="ce142" table:number-columns-repeated="1017"/>
        </table:table-row>
        <table:table-row table:style-name="ro1">
          <table:table-cell table:style-name="ce142" office:value-type="string" calcext:value-type="string">
            <text:p>Rf1</text:p>
          </table:table-cell>
          <table:table-cell table:style-name="ce64" office:value-type="float" office:value="10" calcext:value-type="float">
            <text:p>10.00</text:p>
          </table:table-cell>
          <table:table-cell table:style-name="ce256" table:formula="of:=1+[.$B$3]/[.$B$4]" office:value-type="float" office:value="2" calcext:value-type="float">
            <text:p>2.00</text:p>
          </table:table-cell>
          <table:table-cell table:style-name="ce31" table:formula="of:=1000*2.5/[.C3]" office:value-type="float" office:value="1250" calcext:value-type="float">
            <text:p>1250</text:p>
          </table:table-cell>
          <table:table-cell table:style-name="ce64" table:formula="of:=1+([.$B$8]/[.$B$9])" office:value-type="float" office:value="57" calcext:value-type="float">
            <text:p>57.00</text:p>
          </table:table-cell>
          <table:table-cell table:style-name="ce64" table:formula="of:=[.C3]*[.E3]" office:value-type="float" office:value="114" calcext:value-type="float">
            <text:p>114.00</text:p>
          </table:table-cell>
          <table:table-cell table:style-name="ce110" table:formula="of:=1000*[.$B$10]/[.F3]" office:value-type="float" office:value="25.4385964912281" calcext:value-type="float">
            <text:p>25.4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Ri1</text:p>
          </table:table-cell>
          <table:table-cell table:style-name="ce64" office:value-type="float" office:value="10" calcext:value-type="float">
            <text:p>10.00</text:p>
          </table:table-cell>
          <table:table-cell table:style-name="ce256" table:formula="of:=1+[.$B$3]/[.$B$6]" office:value-type="float" office:value="3.96078431372549" calcext:value-type="float">
            <text:p>3.96</text:p>
          </table:table-cell>
          <table:table-cell table:style-name="ce31" table:formula="of:=1000*2.5/[.C4]" office:value-type="float" office:value="631.188118811881" calcext:value-type="float">
            <text:p>631</text:p>
          </table:table-cell>
          <table:table-cell table:style-name="ce64" table:formula="of:=1+([.$B$8]/[.$B$9])" office:value-type="float" office:value="57" calcext:value-type="float">
            <text:p>57.00</text:p>
          </table:table-cell>
          <table:table-cell table:style-name="ce64" table:formula="of:=[.C4]*[.E4]" office:value-type="float" office:value="225.764705882353" calcext:value-type="float">
            <text:p>225.76</text:p>
          </table:table-cell>
          <table:table-cell table:style-name="ce110" table:formula="of:=1000*[.$B$10]/[.F4]" office:value-type="float" office:value="12.8452318916102" calcext:value-type="float">
            <text:p>12.8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Ri1a</text:p>
          </table:table-cell>
          <table:table-cell table:style-name="ce64" office:value-type="float" office:value="5.1" calcext:value-type="float">
            <text:p>5.10</text:p>
          </table:table-cell>
          <table:table-cell table:style-name="ce64" table:number-columns-repeated="4"/>
          <table:table-cell table:number-columns-repeated="1018"/>
        </table:table-row>
        <table:table-row table:style-name="ro1">
          <table:table-cell table:style-name="ce142" office:value-type="string" calcext:value-type="string">
            <text:p>Ri1//Ri1a</text:p>
          </table:table-cell>
          <table:table-cell table:style-name="ce64" table:formula="of:=([.$B$4]*[.$B$5])/([.$B$4]+[.$B$5])" office:value-type="float" office:value="3.37748344370861" calcext:value-type="float">
            <text:p>3.38</text:p>
          </table:table-cell>
          <table:table-cell table:style-name="ce64" table:number-columns-repeated="4"/>
          <table:table-cell table:number-columns-repeated="1018"/>
        </table:table-row>
        <table:table-row table:style-name="ro1">
          <table:table-cell table:style-name="ce142"/>
          <table:table-cell table:number-columns-repeated="1023"/>
        </table:table-row>
        <table:table-row table:style-name="ro1">
          <table:table-cell table:style-name="ce142" office:value-type="string" calcext:value-type="string">
            <text:p>Rf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42" office:value-type="string" calcext:value-type="string">
            <text:p>Ri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2" office:value-type="string" calcext:value-type="string">
            <text:p>Vo(max)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C231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C2318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m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4" table:formula="of:=[.B19]*[.$C$3]" office:value-type="float" office:value="20" calcext:value-type="float">
            <text:p>20.00</text:p>
          </table:table-cell>
          <table:table-cell table:style-name="ce64" table:formula="of:=[.B19]*[.$F$3]/1000" office:value-type="float" office:value="1.14" calcext:value-type="float">
            <text:p>1.14</text:p>
          </table:table-cell>
          <table:table-cell table:style-name="ce64" office:value-type="float" office:value="19.98" calcext:value-type="float">
            <text:p>19.98</text:p>
          </table:table-cell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4" table:formula="of:=[.B20]*[.$C$4]" office:value-type="float" office:value="39.6078431372549" calcext:value-type="float">
            <text:p>39.61</text:p>
          </table:table-cell>
          <table:table-cell table:style-name="ce64" table:formula="of:=[.B20]*[.$F$4]/1000" office:value-type="float" office:value="2.25764705882353" calcext:value-type="float">
            <text:p>2.26</text:p>
          </table:table-cell>
          <table:table-cell table:style-name="ce64" office:value-type="float" office:value="39.56" calcext:value-type="float">
            <text:p>39.56</text:p>
          </table:table-cell>
          <table:table-cell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2*[.C20]" office:value-type="float" office:value="79.2156862745098" calcext:value-type="float">
            <text:p>79.21568627450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9.65" calcext:value-type="float">
            <text:p>19.65</text:p>
          </table:table-cell>
          <table:table-cell table:formula="of:=[.B23]/10" office:value-type="float" office:value="1.965" calcext:value-type="float">
            <text:p>1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[.B24]/0.01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formula="of:=1000*[.B24]/[.B23]" office:value-type="float" office:value="56.9974554707379" calcext:value-type="float">
            <text:p>56.9974554707379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 Gain" table:style-name="ta1">
        <table:table-column table:style-name="co1" table:number-columns-repeated="2" table:default-cell-style-name="ce132"/>
        <table:table-column table:style-name="co1" table:default-cell-style-name="ce64"/>
        <table:table-column table:style-name="co1" table:number-columns-repeated="2" table:default-cell-style-name="ce132"/>
        <table:table-column table:style-name="co1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ce132" office:value-type="string" calcext:value-type="string">
            <text:p>R1||R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Av1</text:p>
          </table:table-cell>
          <table:table-cell table:style-name="ce132" office:value-type="string" calcext:value-type="string">
            <text:p>Av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([.A2]*[.B2])/([.A2]+[.B2])" office:value-type="float" office:value="3.37748344370861" calcext:value-type="float">
            <text:p>3.38</text:p>
          </table:table-cell>
          <table:table-cell table:formula="of:=[.B2]" office:value-type="float" office:value="10" calcext:value-type="float">
            <text:p>10</text:p>
          </table:table-cell>
          <table:table-cell table:formula="of:=1+[.B2]/[.D2]" office:value-type="float" office:value="2" calcext:value-type="float">
            <text:p>2</text:p>
          </table:table-cell>
          <table:table-cell table:style-name="ce64" table:formula="of:=1+[.D2]/[.C2]" office:value-type="float" office:value="3.96078431372549" calcext:value-type="float">
            <text:p>3.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3]*[.B3])/([.A3]+[.B3])" office:value-type="float" office:value="2.4812030075188" calcext:value-type="float">
            <text:p>2.48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3]/[.D3]" office:value-type="float" office:value="2" calcext:value-type="float">
            <text:p>2</text:p>
          </table:table-cell>
          <table:table-cell table:style-name="ce64" table:formula="of:=1+[.D3]/[.C3]" office:value-type="float" office:value="5.03030303030303" calcext:value-type="float">
            <text:p>5.0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4]*[.B4])/([.A4]+[.B4])" office:value-type="float" office:value="2.1259842519685" calcext:value-type="float">
            <text:p>2.13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4]/[.D4]" office:value-type="float" office:value="2" calcext:value-type="float">
            <text:p>2</text:p>
          </table:table-cell>
          <table:table-cell table:style-name="ce64" table:formula="of:=1+[.D4]/[.C4]" office:value-type="float" office:value="5.7037037037037" calcext:value-type="float">
            <text:p>5.7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5]*[.B5])/([.A5]+[.B5])" office:value-type="float" office:value="1.30434782608696" calcext:value-type="float">
            <text:p>1.30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5]/[.D5]" office:value-type="float" office:value="2" calcext:value-type="float">
            <text:p>2</text:p>
          </table:table-cell>
          <table:table-cell table:style-name="ce64" table:formula="of:=1+[.D5]/[.C5]" office:value-type="float" office:value="8.66666666666667" calcext:value-type="float">
            <text:p>8.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6]*[.B6])/([.A6]+[.B6])" office:value-type="float" office:value="1.07142857142857" calcext:value-type="float">
            <text:p>1.07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6]/[.D6]" office:value-type="float" office:value="2" calcext:value-type="float">
            <text:p>2</text:p>
          </table:table-cell>
          <table:table-cell table:style-name="ce64" table:formula="of:=1+[.D6]/[.C6]" office:value-type="float" office:value="10.3333333333333" calcext:value-type="float">
            <text:p>1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7]*[.B7])/([.A7]+[.B7])" office:value-type="float" office:value="0.909090909090909" calcext:value-type="float">
            <text:p>0.91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7]/[.D7]" office:value-type="float" office:value="2" calcext:value-type="float">
            <text:p>2</text:p>
          </table:table-cell>
          <table:table-cell table:style-name="ce64" table:formula="of:=1+[.D7]/[.C7]" office:value-type="float" office:value="12" calcext:value-type="float">
            <text:p>12.0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8]*[.B8])/([.A8]+[.B8])" office:value-type="float" office:value="0.757855822550832" calcext:value-type="float">
            <text:p>0.76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8]/[.D8]" office:value-type="float" office:value="2" calcext:value-type="float">
            <text:p>2</text:p>
          </table:table-cell>
          <table:table-cell table:style-name="ce64" table:formula="of:=1+[.D8]/[.C8]" office:value-type="float" office:value="14.1951219512195" calcext:value-type="float">
            <text:p>14.2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$B$2]" office:value-type="float" office:value="10" calcext:value-type="float">
            <text:p>10</text:p>
          </table:table-cell>
          <table:table-cell table:formula="of:=([.A9]*[.B9])/([.A9]+[.B9])" office:value-type="float" office:value="0.215264187866928" calcext:value-type="float">
            <text:p>0.22</text:p>
          </table:table-cell>
          <table:table-cell table:formula="of:=[.$D$2]" office:value-type="float" office:value="10" calcext:value-type="float">
            <text:p>10</text:p>
          </table:table-cell>
          <table:table-cell table:formula="of:=1+[.B9]/[.D9]" office:value-type="float" office:value="2" calcext:value-type="float">
            <text:p>2</text:p>
          </table:table-cell>
          <table:table-cell table:style-name="ce64" table:formula="of:=1+[.D9]/[.C9]" office:value-type="float" office:value="47.4545454545455" calcext:value-type="float">
            <text:p>47.45</text:p>
          </table:table-cell>
        </table:table-row>
        <table:table-row table:style-name="ro1" table:number-rows-repeated="8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257" office:value-type="float" office:value="12926" calcext:value-type="float">
            <text:p>12926</text:p>
          </table:table-cell>
          <table:table-cell table:style-name="Default" table:number-columns-repeated="2"/>
          <table:table-cell/>
        </table:table-row>
      </table:table>
      <table:table table:name="Sheet7" table:style-name="ta1">
        <office:forms form:automatic-focus="false" form:apply-design-mode="false"/>
        <table:shapes>
          <draw:frame draw:z-index="0" draw:style-name="gr1" draw:text-style-name="P1" svg:width="15.999cm" svg:height="8.999cm" svg:x="20.421cm" svg:y="0.1cm">
            <draw:object draw:notify-on-update-of-ranges="Sheet7.A2:Sheet7.A52 Sheet7.B1:Sheet7.B1 Sheet7.B2:Sheet7.B52 Sheet7.A2:Sheet7.A52 Sheet7.C1:Sheet7.C1 Sheet7.C2:Sheet7.C52 Sheet7.A2:Sheet7.A52 Sheet7.D1:Sheet7.D1 Sheet7.D2:Sheet7.D52 Sheet7.A2:Sheet7.A52 Sheet7.E1:Sheet7.E1 Sheet7.E2:Sheet7.E52 Sheet7.A2:Sheet7.A52 Sheet7.F1:Sheet7.F1 Sheet7.F2:Sheet7.F52 Sheet7.A2:Sheet7.A52 Sheet7.G1:Sheet7.G1 Sheet7.G2:Sheet7.G52 Sheet7.A2:Sheet7.A52 Sheet7.H1:Sheet7.H1 Sheet7.H2:Sheet7.H52 Sheet7.A2:Sheet7.A52 Sheet7.I1:Sheet7.I1 Sheet7.I2:Sheet7.I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tTemp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=10.0</text:p>
          </table:table-cell>
          <table:table-cell office:value-type="string" calcext:value-type="string">
            <text:p>I=0.200&lt;20.0@1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stant. T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39.5" calcext:value-type="float">
            <text:p>239.5</text:p>
          </table:table-cell>
          <table:table-cell office:value-type="float" office:value="10.5" calcext:value-type="float">
            <text:p>10.5</text:p>
          </table:table-cell>
          <table:table-cell office:value-type="float" office:value="105.4" calcext:value-type="float">
            <text:p>10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50" calcext:value-type="float">
            <text:p>250</text:p>
          </table:table-cell>
          <table:table-cell office:value-type="float" office:value="89.7" calcext:value-type="float">
            <text:p>89.7</text:p>
          </table:table-cell>
          <table:table-cell office:value-type="float" office:value="241.2" calcext:value-type="float">
            <text:p>241.2</text:p>
          </table:table-cell>
          <table:table-cell office:value-type="float" office:value="8.8" calcext:value-type="float">
            <text:p>8.8</text:p>
          </table:table-cell>
          <table:table-cell office:value-type="float" office:value="87.7" calcext:value-type="float">
            <text:p>87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6.3" calcext:value-type="float">
            <text:p>246.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50" calcext:value-type="float">
            <text:p>250</text:p>
          </table:table-cell>
          <table:table-cell office:value-type="float" office:value="66.8" calcext:value-type="float">
            <text:p>66.8</text:p>
          </table:table-cell>
          <table:table-cell office:value-type="float" office:value="243.6" calcext:value-type="float">
            <text:p>243.6</text:p>
          </table:table-cell>
          <table:table-cell office:value-type="float" office:value="6.4" calcext:value-type="float">
            <text:p>6.4</text:p>
          </table:table-cell>
          <table:table-cell office:value-type="float" office:value="64.1" calcext:value-type="float">
            <text:p>64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47.8" calcext:value-type="float">
            <text:p>247.8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50" calcext:value-type="float">
            <text:p>250</text:p>
          </table:table-cell>
          <table:table-cell office:value-type="float" office:value="50.1" calcext:value-type="float">
            <text:p>50.1</text:p>
          </table:table-cell>
          <table:table-cell office:value-type="float" office:value="245.3" calcext:value-type="float">
            <text:p>245.3</text:p>
          </table:table-cell>
          <table:table-cell office:value-type="float" office:value="4.7" calcext:value-type="float">
            <text:p>4.7</text:p>
          </table:table-cell>
          <table:table-cell office:value-type="float" office:value="46.8" calcext:value-type="float">
            <text:p>46.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44.9" calcext:value-type="float">
            <text:p>244.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50" calcext:value-type="float">
            <text:p>250</text:p>
          </table:table-cell>
          <table:table-cell office:value-type="float" office:value="46.7" calcext:value-type="float">
            <text:p>46.7</text:p>
          </table:table-cell>
          <table:table-cell office:value-type="float" office:value="245.7" calcext:value-type="float">
            <text:p>245.7</text:p>
          </table:table-cell>
          <table:table-cell office:value-type="float" office:value="4.3" calcext:value-type="float">
            <text:p>4.3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50" calcext:value-type="float">
            <text:p>250</text:p>
          </table:table-cell>
          <table:table-cell office:value-type="float" office:value="26.5" calcext:value-type="float">
            <text:p>26.5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2.4" calcext:value-type="float">
            <text:p>22.4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52.6" calcext:value-type="float">
            <text:p>252.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50" calcext:value-type="float">
            <text:p>250</text:p>
          </table:table-cell>
          <table:table-cell office:value-type="float" office:value="18.4" calcext:value-type="float">
            <text:p>18.4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1" calcext:value-type="float">
            <text:p>14.1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48.8" calcext:value-type="float">
            <text:p>248.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50" calcext:value-type="float">
            <text:p>250</text:p>
          </table:table-cell>
          <table:table-cell office:value-type="float" office:value="27.8" calcext:value-type="float">
            <text:p>27.8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50" calcext:value-type="float">
            <text:p>250</text:p>
          </table:table-cell>
          <table:table-cell office:value-type="float" office:value="27.5" calcext:value-type="float">
            <text:p>27.5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2.8" calcext:value-type="float">
            <text:p>22.8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247.2" calcext:value-type="float">
            <text:p>247.2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50" calcext:value-type="float">
            <text:p>250</text:p>
          </table:table-cell>
          <table:table-cell office:value-type="float" office:value="25.1" calcext:value-type="float">
            <text:p>25.1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248.5" calcext:value-type="float">
            <text:p>248.5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50" calcext:value-type="float">
            <text:p>250</text:p>
          </table:table-cell>
          <table:table-cell office:value-type="float" office:value="25.6" calcext:value-type="float">
            <text:p>25.6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50" calcext:value-type="float">
            <text:p>250</text:p>
          </table:table-cell>
          <table:table-cell office:value-type="float" office:value="35.8" calcext:value-type="float">
            <text:p>35.8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.4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0" calcext:value-type="float">
            <text:p>250</text:p>
          </table:table-cell>
          <table:table-cell office:value-type="float" office:value="27.4" calcext:value-type="float">
            <text:p>27.4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1.7" calcext:value-type="float">
            <text:p>21.7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248.6" calcext:value-type="float">
            <text:p>248.6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8.2" calcext:value-type="float">
            <text:p>18.2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246.3" calcext:value-type="float">
            <text:p>246.3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50" calcext:value-type="float">
            <text:p>250</text:p>
          </table:table-cell>
          <table:table-cell office:value-type="float" office:value="29.7" calcext:value-type="float">
            <text:p>29.7</text:p>
          </table:table-cell>
          <table:table-cell office:value-type="float" office:value="247.6" calcext:value-type="float">
            <text:p>247.6</text:p>
          </table:table-cell>
          <table:table-cell office:value-type="float" office:value="2.4" calcext:value-type="float">
            <text:p>2.4</text:p>
          </table:table-cell>
          <table:table-cell office:value-type="float" office:value="23.6" calcext:value-type="float">
            <text:p>23.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7.9" calcext:value-type="float">
            <text:p>247.9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50" calcext:value-type="float">
            <text:p>250</text:p>
          </table:table-cell>
          <table:table-cell office:value-type="float" office:value="29.6" calcext:value-type="float">
            <text:p>29.6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50" calcext:value-type="float">
            <text:p>250</text:p>
          </table:table-cell>
          <table:table-cell office:value-type="float" office:value="26.2" calcext:value-type="float">
            <text:p>26.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9.7" calcext:value-type="float">
            <text:p>19.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250" calcext:value-type="float">
            <text:p>250</text:p>
          </table:table-cell>
          <table:table-cell office:value-type="float" office:value="24.2" calcext:value-type="float">
            <text:p>24.2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7.5" calcext:value-type="float">
            <text:p>17.5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50" calcext:value-type="float">
            <text:p>250</text:p>
          </table:table-cell>
          <table:table-cell office:value-type="float" office:value="33.5" calcext:value-type="float">
            <text:p>33.5</text:p>
          </table:table-cell>
          <table:table-cell office:value-type="float" office:value="247.3" calcext:value-type="float">
            <text:p>247.3</text:p>
          </table:table-cell>
          <table:table-cell office:value-type="float" office:value="2.7" calcext:value-type="float">
            <text:p>2.7</text:p>
          </table:table-cell>
          <table:table-cell office:value-type="float" office:value="26.5" calcext:value-type="float">
            <text:p>26.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50" calcext:value-type="float">
            <text:p>250</text:p>
          </table:table-cell>
          <table:table-cell office:value-type="float" office:value="27.9" calcext:value-type="float">
            <text:p>27.9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0.7" calcext:value-type="float">
            <text:p>20.7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50" calcext:value-type="float">
            <text:p>250</text:p>
          </table:table-cell>
          <table:table-cell office:value-type="float" office:value="21.7" calcext:value-type="float">
            <text:p>21.7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4" calcext:value-type="float">
            <text:p>14.4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54.1" calcext:value-type="float">
            <text:p>254.1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250" calcext:value-type="float">
            <text:p>250</text:p>
          </table:table-cell>
          <table:table-cell office:value-type="float" office:value="29.3" calcext:value-type="float">
            <text:p>29.3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1.8" calcext:value-type="float">
            <text:p>21.8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49.1" calcext:value-type="float">
            <text:p>249.1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250" calcext:value-type="float">
            <text:p>250</text:p>
          </table:table-cell>
          <table:table-cell office:value-type="float" office:value="30.2" calcext:value-type="float">
            <text:p>30.2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2.5" calcext:value-type="float">
            <text:p>22.5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8.1" calcext:value-type="float">
            <text:p>18.1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247.4" calcext:value-type="float">
            <text:p>247.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50" calcext:value-type="float">
            <text:p>250</text:p>
          </table:table-cell>
          <table:table-cell office:value-type="float" office:value="22.4" calcext:value-type="float">
            <text:p>22.4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245.6" calcext:value-type="float">
            <text:p>245.6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250" calcext:value-type="float">
            <text:p>250</text:p>
          </table:table-cell>
          <table:table-cell office:value-type="float" office:value="31.4" calcext:value-type="float">
            <text:p>31.4</text:p>
          </table:table-cell>
          <table:table-cell office:value-type="float" office:value="247.7" calcext:value-type="float">
            <text:p>247.7</text:p>
          </table:table-cell>
          <table:table-cell office:value-type="float" office:value="2.3" calcext:value-type="float">
            <text:p>2.3</text:p>
          </table:table-cell>
          <table:table-cell office:value-type="float" office:value="23.1" calcext:value-type="float">
            <text:p>23.1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1.5" calcext:value-type="float">
            <text:p>21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250" calcext:value-type="float">
            <text:p>250</text:p>
          </table:table-cell>
          <table:table-cell office:value-type="float" office:value="22.5" calcext:value-type="float">
            <text:p>22.5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50" calcext:value-type="float">
            <text:p>250</text:p>
          </table:table-cell>
          <table:table-cell office:value-type="float" office:value="28.7" calcext:value-type="float">
            <text:p>28.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250" calcext:value-type="float">
            <text:p>250</text:p>
          </table:table-cell>
          <table:table-cell office:value-type="float" office:value="27.7" calcext:value-type="float">
            <text:p>27.7</text:p>
          </table:table-cell>
          <table:table-cell office:value-type="float" office:value="248.1" calcext:value-type="float">
            <text:p>248.1</text:p>
          </table:table-cell>
          <table:table-cell office:value-type="float" office:value="1.9" calcext:value-type="float">
            <text:p>1.9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4.4" calcext:value-type="float">
            <text:p>254.4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250" calcext:value-type="float">
            <text:p>250</text:p>
          </table:table-cell>
          <table:table-cell office:value-type="float" office:value="23.1" calcext:value-type="float">
            <text:p>23.1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249.6" calcext:value-type="float">
            <text:p>249.6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250" calcext:value-type="float">
            <text:p>250</text:p>
          </table:table-cell>
          <table:table-cell office:value-type="float" office:value="25.5" calcext:value-type="float">
            <text:p>25.5</text:p>
          </table:table-cell>
          <table:table-cell office:value-type="float" office:value="248.4" calcext:value-type="float">
            <text:p>248.4</text:p>
          </table:table-cell>
          <table:table-cell office:value-type="float" office:value="1.6" calcext:value-type="float">
            <text:p>1.6</text:p>
          </table:table-cell>
          <table:table-cell office:value-type="float" office:value="16.2" calcext:value-type="float">
            <text:p>16.2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50" calcext:value-type="float">
            <text:p>250</text:p>
          </table:table-cell>
          <table:table-cell office:value-type="float" office:value="28.7" calcext:value-type="float">
            <text:p>28.7</text:p>
          </table:table-cell>
          <table:table-cell office:value-type="float" office:value="248.1" calcext:value-type="float">
            <text:p>248.1</text:p>
          </table:table-cell>
          <table:table-cell office:value-type="float" office:value="1.9" calcext:value-type="float">
            <text:p>1.9</text:p>
          </table:table-cell>
          <table:table-cell office:value-type="float" office:value="19.2" calcext:value-type="float">
            <text:p>19.2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248.3" calcext:value-type="float">
            <text:p>248.3</text:p>
          </table:table-cell>
          <table:table-cell office:value-type="float" office:value="1.7" calcext:value-type="float">
            <text:p>1.7</text:p>
          </table:table-cell>
          <table:table-cell office:value-type="float" office:value="17.3" calcext:value-type="float">
            <text:p>17.3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249.2" calcext:value-type="float">
            <text:p>249.2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50" calcext:value-type="float">
            <text:p>250</text:p>
          </table:table-cell>
          <table:table-cell office:value-type="float" office:value="22.5" calcext:value-type="float">
            <text:p>22.5</text:p>
          </table:table-cell>
          <table:table-cell office:value-type="float" office:value="248.7" calcext:value-type="float">
            <text:p>248.7</text:p>
          </table:table-cell>
          <table:table-cell office:value-type="float" office:value="1.3" calcext:value-type="float">
            <text:p>1.3</text:p>
          </table:table-cell>
          <table:table-cell office:value-type="float" office:value="12.6" calcext:value-type="float">
            <text:p>12.6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50" calcext:value-type="float">
            <text:p>250</text:p>
          </table:table-cell>
          <table:table-cell office:value-type="float" office:value="28.5" calcext:value-type="float">
            <text:p>28.5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3.7" calcext:value-type="float">
            <text:p>243.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50" calcext:value-type="float">
            <text:p>250</text:p>
          </table:table-cell>
          <table:table-cell office:value-type="float" office:value="31.1" calcext:value-type="float">
            <text:p>31.1</text:p>
          </table:table-cell>
          <table:table-cell office:value-type="float" office:value="247.9" calcext:value-type="float">
            <text:p>247.9</text:p>
          </table:table-cell>
          <table:table-cell office:value-type="float" office:value="2.1" calcext:value-type="float">
            <text:p>2.1</text:p>
          </table:table-cell>
          <table:table-cell office:value-type="float" office:value="20.8" calcext:value-type="float">
            <text:p>20.8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255.1" calcext:value-type="float">
            <text:p>255.1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250" calcext:value-type="float">
            <text:p>250</text:p>
          </table:table-cell>
          <table:table-cell office:value-type="float" office:value="24.6" calcext:value-type="float">
            <text:p>24.6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250" calcext:value-type="float">
            <text:p>250</text:p>
          </table:table-cell>
          <table:table-cell office:value-type="float" office:value="20.2" calcext:value-type="float">
            <text:p>20.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250" calcext:value-type="float">
            <text:p>250</text:p>
          </table:table-cell>
          <table:table-cell office:value-type="float" office:value="30.8" calcext:value-type="float">
            <text:p>30.8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0.1" calcext:value-type="float">
            <text:p>20.1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247.4" calcext:value-type="float">
            <text:p>247.4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250" calcext:value-type="float">
            <text:p>250</text:p>
          </table:table-cell>
          <table:table-cell office:value-type="float" office:value="24.8" calcext:value-type="float">
            <text:p>24.8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250" calcext:value-type="float">
            <text:p>250</text:p>
          </table:table-cell>
          <table:table-cell office:value-type="float" office:value="22.9" calcext:value-type="float">
            <text:p>22.9</text:p>
          </table:table-cell>
          <table:table-cell office:value-type="float" office:value="248.8" calcext:value-type="float">
            <text:p>248.8</text:p>
          </table:table-cell>
          <table:table-cell office:value-type="float" office:value="1.2" calcext:value-type="float">
            <text:p>1.2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247.3" calcext:value-type="float">
            <text:p>247.3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250" calcext:value-type="float">
            <text:p>250</text:p>
          </table:table-cell>
          <table:table-cell office:value-type="float" office:value="37.6" calcext:value-type="float">
            <text:p>37.6</text:p>
          </table:table-cell>
          <table:table-cell office:value-type="float" office:value="247.4" calcext:value-type="float">
            <text:p>247.4</text:p>
          </table:table-cell>
          <table:table-cell office:value-type="float" office:value="2.6" calcext:value-type="float">
            <text:p>2.6</text:p>
          </table:table-cell>
          <table:table-cell office:value-type="float" office:value="26.3" calcext:value-type="float">
            <text:p>26.3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247.2" calcext:value-type="float">
            <text:p>247.2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250" calcext:value-type="float">
            <text:p>250</text:p>
          </table:table-cell>
          <table:table-cell office:value-type="float" office:value="25.6" calcext:value-type="float">
            <text:p>25.6</text:p>
          </table:table-cell>
          <table:table-cell office:value-type="float" office:value="248.6" calcext:value-type="float">
            <text:p>248.6</text:p>
          </table:table-cell>
          <table:table-cell office:value-type="float" office:value="1.4" calcext:value-type="float">
            <text:p>1.4</text:p>
          </table:table-cell>
          <table:table-cell office:value-type="float" office:value="14.1" calcext:value-type="float">
            <text:p>14.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250" calcext:value-type="float">
            <text:p>250</text:p>
          </table:table-cell>
          <table:table-cell office:value-type="float" office:value="21.4" calcext:value-type="float">
            <text:p>21.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250" calcext:value-type="float">
            <text:p>250</text:p>
          </table:table-cell>
          <table:table-cell office:value-type="float" office:value="29.3" calcext:value-type="float">
            <text:p>29.3</text:p>
          </table:table-cell>
          <table:table-cell office:value-type="float" office:value="248.2" calcext:value-type="float">
            <text:p>248.2</text:p>
          </table:table-cell>
          <table:table-cell office:value-type="float" office:value="1.8" calcext:value-type="float">
            <text:p>1.8</text:p>
          </table:table-cell>
          <table:table-cell office:value-type="float" office:value="17.6" calcext:value-type="float">
            <text:p>17.6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250" calcext:value-type="float">
            <text:p>250</text:p>
          </table:table-cell>
          <table:table-cell office:value-type="float" office:value="24.8" calcext:value-type="float">
            <text:p>24.8</text:p>
          </table:table-cell>
          <table:table-cell office:value-type="float" office:value="248.7" calcext:value-type="float">
            <text:p>248.7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250.9" calcext:value-type="float">
            <text:p>250.9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250" calcext:value-type="float">
            <text:p>250</text:p>
          </table:table-cell>
          <table:table-cell office:value-type="float" office:value="20.4" calcext:value-type="float">
            <text:p>20.4</text:p>
          </table:table-cell>
          <table:table-cell office:value-type="float" office:value="249.2" calcext:value-type="float">
            <text:p>249.2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250" calcext:value-type="float">
            <text:p>250</text:p>
          </table:table-cell>
          <table:table-cell office:value-type="float" office:value="26.8" calcext:value-type="float">
            <text:p>26.8</text:p>
          </table:table-cell>
          <table:table-cell office:value-type="float" office:value="248.5" calcext:value-type="float">
            <text:p>248.5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250" calcext:value-type="float">
            <text:p>250</text:p>
          </table:table-cell>
          <table:table-cell office:value-type="float" office:value="34.3" calcext:value-type="float">
            <text:p>34.3</text:p>
          </table:table-cell>
          <table:table-cell office:value-type="float" office:value="247.8" calcext:value-type="float">
            <text:p>247.8</text:p>
          </table:table-cell>
          <table:table-cell office:value-type="float" office:value="2.2" calcext:value-type="float">
            <text:p>2.2</text:p>
          </table:table-cell>
          <table:table-cell office:value-type="float" office:value="22" calcext:value-type="float">
            <text:p>22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247.3" calcext:value-type="float">
            <text:p>247.3</text:p>
          </table:table-cell>
        </table:table-row>
      </table:table>
      <table:named-expressions/>
      <table:database-ranges>
        <table:database-range table:name="Avp" table:target-range-address="'Amplifier Calculations V4'.G3:'Amplifier Calculations V4'.G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9">
      <number:number number:decimal-places="3" loext:min-decimal-places="3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">
      <number:number number:decimal-places="5" loext:min-decimal-places="5" number:min-integer-digits="1" number:grouping="true"/>
    </number:number-style>
    <number:number-style style:name="N152">
      <number:number number:decimal-places="6" loext:min-decimal-places="6" number:min-integer-digits="1" number:grouping="true"/>
    </number:number-style>
    <number:number-style style:name="N153">
      <number:number number:decimal-places="7" loext:min-decimal-places="7" number:min-integer-digits="1" number:grouping="true"/>
    </number:number-style>
    <number:number-style style:name="N154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00:53:38.950109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2-01-22T00:57:12.777789324</dc:date>
    <meta:editing-duration>P7DT21H55M23S</meta:editing-duration>
    <meta:editing-cycles>69</meta:editing-cycles>
    <meta:generator>LibreOffice/6.4.7.2$Linux_X86_64 LibreOffice_project/40$Build-2</meta:generator>
    <dc:creator>Peter O'Donoghue</dc:creator>
    <meta:document-statistic meta:table-count="7" meta:cell-count="2652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23:'Amplifier Calculations V4'.A29 'Amplifier Calculations V4'.E22:'Amplifier Calculations V4'.E29" chart:data-source-has-labels="row" svg:x="0.204cm" svg:y="0.127cm" svg:width="6.773cm" svg:height="6.131cm">
          <chartooo:coordinate-region svg:x="1.381cm" svg:y="0.326cm" svg:width="5.409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23:'Amplifier Calculations V4'.E29" chart:label-cell-address="'Amplifier Calculations V4'.E22:'Amplifier Calculations V4'.E22" chart:class="chart:scatter">
            <chart:domain table:cell-range-address="'Amplifier Calculations V4'.A23:'Amplifier Calculations V4'.A2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22:'Amplifier Calculations V4'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Amplifier Calculations V4'.A23:'Amplifier Calculations V4'.A29</svg:desc>
                </draw:g>
              </table:table-cell>
              <table:table-cell office:value-type="float" office:value="3341">
                <text:p>3341</text:p>
                <draw:g>
                  <svg:desc>'Amplifier Calculations V4'.E23:'Amplifier Calculations V4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0959">
                <text:p>10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8669">
                <text:p>18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1661">
                <text:p>21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6642">
                <text:p>26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Amplifier Calculations V4'.A111:'Amplifier Calculations V4'.B115 'Amplifier Calculations V4'.H111:'Amplifier Calculations V4'.H115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Amplifier Calculations V4'.B111:'Amplifier Calculations V4'.B115" chart:class="chart:scatter">
            <chart:domain table:cell-range-address="'Amplifier Calculations V4'.A111:'Amplifier Calculations V4'.A115"/>
            <chart:data-point chart:repeated="5"/>
          </chart:series>
          <chart:series chart:style-name="ch7" chart:values-cell-range-address="'Amplifier Calculations V4'.H111:'Amplifier Calculations V4'.H115" chart:class="chart:scatter">
            <chart:domain table:cell-range-address="'Amplifier Calculations V4'.G111:'Amplifier Calculations V4'.G1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Amplifier Calculations V4'.A111:'Amplifier Calculations V4'.A115</svg:desc>
                </draw:g>
              </table:table-cell>
              <table:table-cell office:value-type="float" office:value="24">
                <text:p>24</text:p>
                <draw:g>
                  <svg:desc>'Amplifier Calculations V4'.B111:'Amplifier Calculations V4'.B115</svg:desc>
                </draw:g>
              </table:table-cell>
              <table:table-cell office:value-type="float" office:value="22.8371849">
                <text:p>22.8371849</text:p>
                <draw:g>
                  <svg:desc>'Amplifier Calculations V4'.G111:'Amplifier Calculations V4'.G115</svg:desc>
                </draw:g>
              </table:table-cell>
              <table:table-cell office:value-type="float" office:value="24.2421334684234">
                <text:p>24.2421334684234</text:p>
                <draw:g>
                  <svg:desc>'Amplifier Calculations V4'.H111:'Amplifier Calculations V4'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B38:'Amplifier Calculations V4'.B45 'Amplifier Calculations V4'.E37:'Amplifier Calculations V4'.E45" chart:data-source-has-labels="row" svg:x="0.204cm" svg:y="0.127cm" svg:width="6.773cm" svg:height="6.131cm">
          <chartooo:coordinate-region svg:x="1.381cm" svg:y="0.327cm" svg:width="5.264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38:'Amplifier Calculations V4'.E45" chart:label-cell-address="'Amplifier Calculations V4'.E37:'Amplifier Calculations V4'.E37" chart:class="chart:scatter">
            <chart:domain table:cell-range-address="'Amplifier Calculations V4'.B38:'Amplifier Calculations V4'.B45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C Value</text:p>
                <draw:g>
                  <svg:desc>'Amplifier Calculations V4'.E37:'Amplifier Calculations V4'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Amplifier Calculations V4'.B38:'Amplifier Calculations V4'.B45</svg:desc>
                </draw:g>
              </table:table-cell>
              <table:table-cell office:value-type="float" office:value="1114">
                <text:p>1114</text:p>
                <draw:g>
                  <svg:desc>'Amplifier Calculations V4'.E38:'Amplifier Calculations V4'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141">
                <text:p>11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6739">
                <text:p>26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1195">
                <text:p>311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7:'Amplifier Calculations V4'.A14 'Amplifier Calculations V4'.E6:'Amplifier Calculations V4'.E14" chart:data-source-has-labels="row" svg:x="0.204cm" svg:y="0.127cm" svg:width="6.773cm" svg:height="6.131cm">
          <chartooo:coordinate-region svg:x="1.381cm" svg:y="0.327cm" svg:width="5.131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7:'Amplifier Calculations V4'.E14" chart:label-cell-address="'Amplifier Calculations V4'.E6:'Amplifier Calculations V4'.E6" chart:class="chart:scatter">
            <chart:domain table:cell-range-address="'Amplifier Calculations V4'.A7:'Amplifier Calculations V4'.A1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6:'Amplifier Calculations V4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Amplifier Calculations V4'.A7:'Amplifier Calculations V4'.A14</svg:desc>
                </draw:g>
              </table:table-cell>
              <table:table-cell office:value-type="float" office:value="1299">
                <text:p>1299</text:p>
                <draw:g>
                  <svg:desc>'Amplifier Calculations V4'.E7:'Amplifier Calculations V4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0895">
                <text:p>3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64880">
                <text:p>64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5536">
                <text:p>655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57:'Amplifier Calculations V4'.A60 'Amplifier Calculations V4'.E56:'Amplifier Calculations V4'.E60" chart:data-source-has-labels="row" svg:x="0.204cm" svg:y="0.127cm" svg:width="6.773cm" svg:height="6.131cm">
          <chartooo:coordinate-region svg:x="1.381cm" svg:y="0.326cm" svg:width="5.224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57:'Amplifier Calculations V4'.E60" chart:label-cell-address="'Amplifier Calculations V4'.E56:'Amplifier Calculations V4'.E56" chart:class="chart:scatter">
            <chart:domain table:cell-range-address="'Amplifier Calculations V4'.A57:'Amplifier Calculations V4'.A6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56:'Amplifier Calculations V4'.E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Amplifier Calculations V4'.A57:'Amplifier Calculations V4'.A60</svg:desc>
                </draw:g>
              </table:table-cell>
              <table:table-cell office:value-type="float" office:value="6269">
                <text:p>6269</text:p>
                <draw:g>
                  <svg:desc>'Amplifier Calculations V4'.E57:'Amplifier Calculations V4'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0">
                <text:p>3300</text:p>
              </table:table-cell>
              <table:table-cell office:value-type="float" office:value="18806">
                <text:p>1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0">
                <text:p>4700</text:p>
              </table:table-cell>
              <table:table-cell office:value-type="float" office:value="25380">
                <text:p>2538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02cm" svg:y="2.458cm" style:legend-expansion="high" chart:style-name="ch2"/>
        <chart:plot-area chart:style-name="ch3" table:cell-range-address="Sheet7.A2:Sheet7.I52 Sheet7.B1:Sheet7.I1" chart:data-source-has-labels="row" svg:x="0.32cm" svg:y="0.18cm" svg:width="10.762cm" svg:height="8.64cm">
          <chartooo:coordinate-region svg:x="1.127cm" svg:y="0.379cm" svg:width="9.7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52" chart:label-cell-address="Sheet7.B1:Sheet7.B1" chart:class="chart:scatter">
            <chart:domain table:cell-range-address="Sheet7.A2:Sheet7.A52"/>
            <chart:data-point chart:repeated="51"/>
          </chart:series>
          <chart:series chart:style-name="ch7" chart:values-cell-range-address="Sheet7.C2:Sheet7.C52" chart:label-cell-address="Sheet7.C1:Sheet7.C1" chart:class="chart:scatter">
            <chart:data-point chart:repeated="51"/>
          </chart:series>
          <chart:series chart:style-name="ch8" chart:values-cell-range-address="Sheet7.D2:Sheet7.D52" chart:label-cell-address="Sheet7.D1:Sheet7.D1" chart:class="chart:scatter">
            <chart:data-point chart:repeated="51"/>
          </chart:series>
          <chart:series chart:style-name="ch9" chart:values-cell-range-address="Sheet7.E2:Sheet7.E52" chart:label-cell-address="Sheet7.E1:Sheet7.E1" chart:class="chart:scatter">
            <chart:data-point chart:repeated="51"/>
          </chart:series>
          <chart:series chart:style-name="ch10" chart:values-cell-range-address="Sheet7.F2:Sheet7.F52" chart:label-cell-address="Sheet7.F1:Sheet7.F1" chart:class="chart:scatter">
            <chart:data-point chart:repeated="51"/>
          </chart:series>
          <chart:series chart:style-name="ch11" chart:values-cell-range-address="Sheet7.G2:Sheet7.G52" chart:label-cell-address="Sheet7.G1:Sheet7.G1" chart:class="chart:scatter">
            <chart:data-point chart:repeated="51"/>
          </chart:series>
          <chart:series chart:style-name="ch12" chart:values-cell-range-address="Sheet7.H2:Sheet7.H52" chart:label-cell-address="Sheet7.H1:Sheet7.H1" chart:class="chart:scatter">
            <chart:data-point chart:repeated="51"/>
          </chart:series>
          <chart:series chart:style-name="ch13" chart:values-cell-range-address="Sheet7.I2:Sheet7.I52" chart:label-cell-address="Sheet7.I1:Sheet7.I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Temp</text:p>
                <draw:g>
                  <svg:desc>Sheet7.B1:Sheet7.B1</svg:desc>
                </draw:g>
              </table:table-cell>
              <table:table-cell office:value-type="string">
                <text:p>Drive</text:p>
                <draw:g>
                  <svg:desc>Sheet7.C1:Sheet7.C1</svg:desc>
                </draw:g>
              </table:table-cell>
              <table:table-cell office:value-type="string">
                <text:p>B0</text:p>
                <draw:g>
                  <svg:desc>Sheet7.D1:Sheet7.D1</svg:desc>
                </draw:g>
              </table:table-cell>
              <table:table-cell office:value-type="string">
                <text:p>Error</text:p>
                <draw:g>
                  <svg:desc>Sheet7.E1:Sheet7.E1</svg:desc>
                </draw:g>
              </table:table-cell>
              <table:table-cell office:value-type="string">
                <text:p>P=10.0</text:p>
                <draw:g>
                  <svg:desc>Sheet7.F1:Sheet7.F1</svg:desc>
                </draw:g>
              </table:table-cell>
              <table:table-cell office:value-type="string">
                <text:p>I=0.200&lt;20.0@100%</text:p>
                <draw:g>
                  <svg:desc>Sheet7.G1:Sheet7.G1</svg:desc>
                </draw:g>
              </table:table-cell>
              <table:table-cell office:value-type="string">
                <text:p>D</text:p>
                <draw:g>
                  <svg:desc>Sheet7.H1:Sheet7.H1</svg:desc>
                </draw:g>
              </table:table-cell>
              <table:table-cell office:value-type="string">
                <text:p>Instant. T</text:p>
                <draw:g>
                  <svg:desc>Sheet7.I1:Sheet7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7.A2:Sheet7.A52</svg:desc>
                </draw:g>
              </table:table-cell>
              <table:table-cell office:value-type="float" office:value="250">
                <text:p>250</text:p>
                <draw:g>
                  <svg:desc>Sheet7.B2:Sheet7.B52</svg:desc>
                </draw:g>
              </table:table-cell>
              <table:table-cell office:value-type="float" office:value="100">
                <text:p>100</text:p>
                <draw:g>
                  <svg:desc>Sheet7.C2:Sheet7.C52</svg:desc>
                </draw:g>
              </table:table-cell>
              <table:table-cell office:value-type="float" office:value="239.5">
                <text:p>239.5</text:p>
                <draw:g>
                  <svg:desc>Sheet7.D2:Sheet7.D52</svg:desc>
                </draw:g>
              </table:table-cell>
              <table:table-cell office:value-type="float" office:value="10.5">
                <text:p>10.5</text:p>
                <draw:g>
                  <svg:desc>Sheet7.E2:Sheet7.E52</svg:desc>
                </draw:g>
              </table:table-cell>
              <table:table-cell office:value-type="float" office:value="105.4">
                <text:p>105.4</text:p>
                <draw:g>
                  <svg:desc>Sheet7.F2:Sheet7.F52</svg:desc>
                </draw:g>
              </table:table-cell>
              <table:table-cell office:value-type="float" office:value="1">
                <text:p>1</text:p>
                <draw:g>
                  <svg:desc>Sheet7.G2:Sheet7.G52</svg:desc>
                </draw:g>
              </table:table-cell>
              <table:table-cell office:value-type="float" office:value="0">
                <text:p>0</text:p>
                <draw:g>
                  <svg:desc>Sheet7.H2:Sheet7.H52</svg:desc>
                </draw:g>
              </table:table-cell>
              <table:table-cell office:value-type="float" office:value="239.8">
                <text:p>239.8</text:p>
                <draw:g>
                  <svg:desc>Sheet7.I2:Sheet7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250">
                <text:p>250</text:p>
              </table:table-cell>
              <table:table-cell office:value-type="float" office:value="89.7">
                <text:p>89.7</text:p>
              </table:table-cell>
              <table:table-cell office:value-type="float" office:value="241.2">
                <text:p>241.2</text:p>
              </table:table-cell>
              <table:table-cell office:value-type="float" office:value="8.8">
                <text:p>8.8</text:p>
              </table:table-cell>
              <table:table-cell office:value-type="float" office:value="87.7">
                <text:p>87.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">
                <text:p>1.48</text:p>
              </table:table-cell>
              <table:table-cell office:value-type="float" office:value="250">
                <text:p>250</text:p>
              </table:table-cell>
              <table:table-cell office:value-type="float" office:value="66.8">
                <text:p>66.8</text:p>
              </table:table-cell>
              <table:table-cell office:value-type="float" office:value="243.6">
                <text:p>243.6</text:p>
              </table:table-cell>
              <table:table-cell office:value-type="float" office:value="6.4">
                <text:p>6.4</text:p>
              </table:table-cell>
              <table:table-cell office:value-type="float" office:value="64.1">
                <text:p>64.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8">
                <text:p>1.98</text:p>
              </table:table-cell>
              <table:table-cell office:value-type="float" office:value="250">
                <text:p>250</text:p>
              </table:table-cell>
              <table:table-cell office:value-type="float" office:value="50.1">
                <text:p>50.1</text:p>
              </table:table-cell>
              <table:table-cell office:value-type="float" office:value="245.3">
                <text:p>245.3</text:p>
              </table:table-cell>
              <table:table-cell office:value-type="float" office:value="4.7">
                <text:p>4.7</text:p>
              </table:table-cell>
              <table:table-cell office:value-type="float" office:value="46.8">
                <text:p>46.8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250">
                <text:p>250</text:p>
              </table:table-cell>
              <table:table-cell office:value-type="float" office:value="46.7">
                <text:p>46.7</text:p>
              </table:table-cell>
              <table:table-cell office:value-type="float" office:value="245.7">
                <text:p>245.7</text:p>
              </table:table-cell>
              <table:table-cell office:value-type="float" office:value="4.3">
                <text:p>4.3</text:p>
              </table:table-cell>
              <table:table-cell office:value-type="float" office:value="43">
                <text:p>43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8">
                <text:p>2.98</text:p>
              </table:table-cell>
              <table:table-cell office:value-type="float" office:value="250">
                <text:p>250</text:p>
              </table:table-cell>
              <table:table-cell office:value-type="float" office:value="26.5">
                <text:p>26.5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2.4">
                <text:p>22.4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252.6">
                <text:p>25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8">
                <text:p>3.48</text:p>
              </table:table-cell>
              <table:table-cell office:value-type="float" office:value="250">
                <text:p>250</text:p>
              </table:table-cell>
              <table:table-cell office:value-type="float" office:value="18.4">
                <text:p>18.4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1">
                <text:p>14.1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248.8">
                <text:p>24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8">
                <text:p>3.98</text:p>
              </table:table-cell>
              <table:table-cell office:value-type="float" office:value="250">
                <text:p>250</text:p>
              </table:table-cell>
              <table:table-cell office:value-type="float" office:value="27.8">
                <text:p>27.8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3.3">
                <text:p>23.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">
                <text:p>4.48</text:p>
              </table:table-cell>
              <table:table-cell office:value-type="float" office:value="250">
                <text:p>250</text:p>
              </table:table-cell>
              <table:table-cell office:value-type="float" office:value="27.5">
                <text:p>27.5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2.8">
                <text:p>22.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8">
                <text:p>4.98</text:p>
              </table:table-cell>
              <table:table-cell office:value-type="float" office:value="250">
                <text:p>250</text:p>
              </table:table-cell>
              <table:table-cell office:value-type="float" office:value="25.1">
                <text:p>25.1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20.3">
                <text:p>20.3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8">
                <text:p>5.48</text:p>
              </table:table-cell>
              <table:table-cell office:value-type="float" office:value="250">
                <text:p>250</text:p>
              </table:table-cell>
              <table:table-cell office:value-type="float" office:value="25.6">
                <text:p>25.6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0.5">
                <text:p>20.5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8">
                <text:p>5.98</text:p>
              </table:table-cell>
              <table:table-cell office:value-type="float" office:value="250">
                <text:p>250</text:p>
              </table:table-cell>
              <table:table-cell office:value-type="float" office:value="35.8">
                <text:p>35.8</text:p>
              </table:table-cell>
              <table:table-cell office:value-type="float" office:value="247">
                <text:p>247</text:p>
              </table:table-cell>
              <table:table-cell office:value-type="float" office:value="3">
                <text:p>3</text:p>
              </table:table-cell>
              <table:table-cell office:value-type="float" office:value="30.4">
                <text:p>30.4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250">
                <text:p>250</text:p>
              </table:table-cell>
              <table:table-cell office:value-type="float" office:value="27.4">
                <text:p>27.4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1.7">
                <text:p>21.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248.6">
                <text:p>24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8">
                <text:p>6.98</text:p>
              </table:table-cell>
              <table:table-cell office:value-type="float" office:value="250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8.2">
                <text:p>18.2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2">
                <text:p>7.52</text:p>
              </table:table-cell>
              <table:table-cell office:value-type="float" office:value="250">
                <text:p>250</text:p>
              </table:table-cell>
              <table:table-cell office:value-type="float" office:value="29.7">
                <text:p>29.7</text:p>
              </table:table-cell>
              <table:table-cell office:value-type="float" office:value="247.6">
                <text:p>247.6</text:p>
              </table:table-cell>
              <table:table-cell office:value-type="float" office:value="2.4">
                <text:p>2.4</text:p>
              </table:table-cell>
              <table:table-cell office:value-type="float" office:value="23.6">
                <text:p>23.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7.9">
                <text:p>24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8">
                <text:p>7.98</text:p>
              </table:table-cell>
              <table:table-cell office:value-type="float" office:value="250">
                <text:p>250</text:p>
              </table:table-cell>
              <table:table-cell office:value-type="float" office:value="29.6">
                <text:p>29.6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3.3">
                <text:p>23.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4">
                <text:p>8.54</text:p>
              </table:table-cell>
              <table:table-cell office:value-type="float" office:value="250">
                <text:p>250</text:p>
              </table:table-cell>
              <table:table-cell office:value-type="float" office:value="26.2">
                <text:p>26.2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19.7">
                <text:p>19.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8">
                <text:p>8.98</text:p>
              </table:table-cell>
              <table:table-cell office:value-type="float" office:value="250">
                <text:p>250</text:p>
              </table:table-cell>
              <table:table-cell office:value-type="float" office:value="24.2">
                <text:p>24.2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7.5">
                <text:p>17.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6">
                <text:p>9.56</text:p>
              </table:table-cell>
              <table:table-cell office:value-type="float" office:value="250">
                <text:p>250</text:p>
              </table:table-cell>
              <table:table-cell office:value-type="float" office:value="33.5">
                <text:p>33.5</text:p>
              </table:table-cell>
              <table:table-cell office:value-type="float" office:value="247.3">
                <text:p>247.3</text:p>
              </table:table-cell>
              <table:table-cell office:value-type="float" office:value="2.7">
                <text:p>2.7</text:p>
              </table:table-cell>
              <table:table-cell office:value-type="float" office:value="26.5">
                <text:p>26.5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8">
                <text:p>9.98</text:p>
              </table:table-cell>
              <table:table-cell office:value-type="float" office:value="250">
                <text:p>250</text:p>
              </table:table-cell>
              <table:table-cell office:value-type="float" office:value="27.9">
                <text:p>27.9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0.7">
                <text:p>20.7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6">
                <text:p>10.6</text:p>
              </table:table-cell>
              <table:table-cell office:value-type="float" office:value="250">
                <text:p>250</text:p>
              </table:table-cell>
              <table:table-cell office:value-type="float" office:value="21.7">
                <text:p>21.7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4">
                <text:p>14.4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98">
                <text:p>10.98</text:p>
              </table:table-cell>
              <table:table-cell office:value-type="float" office:value="250">
                <text:p>250</text:p>
              </table:table-cell>
              <table:table-cell office:value-type="float" office:value="29.3">
                <text:p>29.3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1.8">
                <text:p>21.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49.1">
                <text:p>24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8">
                <text:p>11.48</text:p>
              </table:table-cell>
              <table:table-cell office:value-type="float" office:value="250">
                <text:p>250</text:p>
              </table:table-cell>
              <table:table-cell office:value-type="float" office:value="30.2">
                <text:p>30.2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2.5">
                <text:p>22.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255.2">
                <text:p>25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8">
                <text:p>11.98</text:p>
              </table:table-cell>
              <table:table-cell office:value-type="float" office:value="250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8.1">
                <text:p>18.1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8">
                <text:p>12.48</text:p>
              </table:table-cell>
              <table:table-cell office:value-type="float" office:value="250">
                <text:p>250</text:p>
              </table:table-cell>
              <table:table-cell office:value-type="float" office:value="22.4">
                <text:p>22.4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4">
                <text:p>14.4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45.6">
                <text:p>24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8">
                <text:p>12.98</text:p>
              </table:table-cell>
              <table:table-cell office:value-type="float" office:value="250">
                <text:p>250</text:p>
              </table:table-cell>
              <table:table-cell office:value-type="float" office:value="31.4">
                <text:p>31.4</text:p>
              </table:table-cell>
              <table:table-cell office:value-type="float" office:value="247.7">
                <text:p>247.7</text:p>
              </table:table-cell>
              <table:table-cell office:value-type="float" office:value="2.3">
                <text:p>2.3</text:p>
              </table:table-cell>
              <table:table-cell office:value-type="float" office:value="23.1">
                <text:p>23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8">
                <text:p>13.48</text:p>
              </table:table-cell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1.5">
                <text:p>21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98">
                <text:p>13.98</text:p>
              </table:table-cell>
              <table:table-cell office:value-type="float" office:value="250">
                <text:p>250</text:p>
              </table:table-cell>
              <table:table-cell office:value-type="float" office:value="22.5">
                <text:p>22.5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3.9">
                <text:p>13.9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48">
                <text:p>14.48</text:p>
              </table:table-cell>
              <table:table-cell office:value-type="float" office:value="250">
                <text:p>250</text:p>
              </table:table-cell>
              <table:table-cell office:value-type="float" office:value="28.7">
                <text:p>28.7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19.8">
                <text:p>19.8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8">
                <text:p>14.98</text:p>
              </table:table-cell>
              <table:table-cell office:value-type="float" office:value="250">
                <text:p>250</text:p>
              </table:table-cell>
              <table:table-cell office:value-type="float" office:value="27.7">
                <text:p>27.7</text:p>
              </table:table-cell>
              <table:table-cell office:value-type="float" office:value="248.1">
                <text:p>248.1</text:p>
              </table:table-cell>
              <table:table-cell office:value-type="float" office:value="1.9">
                <text:p>1.9</text:p>
              </table:table-cell>
              <table:table-cell office:value-type="float" office:value="18.7">
                <text:p>18.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54.4">
                <text:p>25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48">
                <text:p>15.48</text:p>
              </table:table-cell>
              <table:table-cell office:value-type="float" office:value="250">
                <text:p>250</text:p>
              </table:table-cell>
              <table:table-cell office:value-type="float" office:value="23.1">
                <text:p>23.1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3.9">
                <text:p>13.9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8">
                <text:p>15.98</text:p>
              </table:table-cell>
              <table:table-cell office:value-type="float" office:value="250">
                <text:p>250</text:p>
              </table:table-cell>
              <table:table-cell office:value-type="float" office:value="25.5">
                <text:p>25.5</text:p>
              </table:table-cell>
              <table:table-cell office:value-type="float" office:value="248.4">
                <text:p>248.4</text:p>
              </table:table-cell>
              <table:table-cell office:value-type="float" office:value="1.6">
                <text:p>1.6</text:p>
              </table:table-cell>
              <table:table-cell office:value-type="float" office:value="16.2">
                <text:p>16.2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8">
                <text:p>16.48</text:p>
              </table:table-cell>
              <table:table-cell office:value-type="float" office:value="250">
                <text:p>250</text:p>
              </table:table-cell>
              <table:table-cell office:value-type="float" office:value="28.7">
                <text:p>28.7</text:p>
              </table:table-cell>
              <table:table-cell office:value-type="float" office:value="248.1">
                <text:p>248.1</text:p>
              </table:table-cell>
              <table:table-cell office:value-type="float" office:value="1.9">
                <text:p>1.9</text:p>
              </table:table-cell>
              <table:table-cell office:value-type="float" office:value="19.2">
                <text:p>19.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98">
                <text:p>16.98</text:p>
              </table:table-cell>
              <table:table-cell office:value-type="float" office:value="250">
                <text:p>250</text:p>
              </table:table-cell>
              <table:table-cell office:value-type="float" office:value="27">
                <text:p>27</text:p>
              </table:table-cell>
              <table:table-cell office:value-type="float" office:value="248.3">
                <text:p>248.3</text:p>
              </table:table-cell>
              <table:table-cell office:value-type="float" office:value="1.7">
                <text:p>1.7</text:p>
              </table:table-cell>
              <table:table-cell office:value-type="float" office:value="17.3">
                <text:p>17.3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48">
                <text:p>17.48</text:p>
              </table:table-cell>
              <table:table-cell office:value-type="float" office:value="250">
                <text:p>250</text:p>
              </table:table-cell>
              <table:table-cell office:value-type="float" office:value="22.5">
                <text:p>22.5</text:p>
              </table:table-cell>
              <table:table-cell office:value-type="float" office:value="248.7">
                <text:p>248.7</text:p>
              </table:table-cell>
              <table:table-cell office:value-type="float" office:value="1.3">
                <text:p>1.3</text:p>
              </table:table-cell>
              <table:table-cell office:value-type="float" office:value="12.6">
                <text:p>12.6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98">
                <text:p>17.98</text:p>
              </table:table-cell>
              <table:table-cell office:value-type="float" office:value="250">
                <text:p>250</text:p>
              </table:table-cell>
              <table:table-cell office:value-type="float" office:value="28.5">
                <text:p>28.5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8.5">
                <text:p>18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43.7">
                <text:p>24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48">
                <text:p>18.48</text:p>
              </table:table-cell>
              <table:table-cell office:value-type="float" office:value="250">
                <text:p>250</text:p>
              </table:table-cell>
              <table:table-cell office:value-type="float" office:value="31.1">
                <text:p>31.1</text:p>
              </table:table-cell>
              <table:table-cell office:value-type="float" office:value="247.9">
                <text:p>247.9</text:p>
              </table:table-cell>
              <table:table-cell office:value-type="float" office:value="2.1">
                <text:p>2.1</text:p>
              </table:table-cell>
              <table:table-cell office:value-type="float" office:value="20.8">
                <text:p>20.8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8">
                <text:p>18.98</text:p>
              </table:table-cell>
              <table:table-cell office:value-type="float" office:value="250">
                <text:p>250</text:p>
              </table:table-cell>
              <table:table-cell office:value-type="float" office:value="24.6">
                <text:p>24.6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2">
                <text:p>14.2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48">
                <text:p>19.48</text:p>
              </table:table-cell>
              <table:table-cell office:value-type="float" office:value="250">
                <text:p>250</text:p>
              </table:table-cell>
              <table:table-cell office:value-type="float" office:value="20.2">
                <text:p>20.2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9.7">
                <text:p>9.7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98">
                <text:p>19.98</text:p>
              </table:table-cell>
              <table:table-cell office:value-type="float" office:value="250">
                <text:p>250</text:p>
              </table:table-cell>
              <table:table-cell office:value-type="float" office:value="30.8">
                <text:p>30.8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20.1">
                <text:p>20.1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48">
                <text:p>20.48</text:p>
              </table:table-cell>
              <table:table-cell office:value-type="float" office:value="250">
                <text:p>250</text:p>
              </table:table-cell>
              <table:table-cell office:value-type="float" office:value="24.8">
                <text:p>24.8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">
                <text:p>14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98">
                <text:p>20.98</text:p>
              </table:table-cell>
              <table:table-cell office:value-type="float" office:value="250">
                <text:p>250</text:p>
              </table:table-cell>
              <table:table-cell office:value-type="float" office:value="22.9">
                <text:p>22.9</text:p>
              </table:table-cell>
              <table:table-cell office:value-type="float" office:value="248.8">
                <text:p>248.8</text:p>
              </table:table-cell>
              <table:table-cell office:value-type="float" office:value="1.2">
                <text:p>1.2</text:p>
              </table:table-cell>
              <table:table-cell office:value-type="float" office:value="11.9">
                <text:p>11.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8">
                <text:p>21.48</text:p>
              </table:table-cell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3.9">
                <text:p>13.9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98">
                <text:p>21.98</text:p>
              </table:table-cell>
              <table:table-cell office:value-type="float" office:value="250">
                <text:p>250</text:p>
              </table:table-cell>
              <table:table-cell office:value-type="float" office:value="37.6">
                <text:p>37.6</text:p>
              </table:table-cell>
              <table:table-cell office:value-type="float" office:value="247.4">
                <text:p>247.4</text:p>
              </table:table-cell>
              <table:table-cell office:value-type="float" office:value="2.6">
                <text:p>2.6</text:p>
              </table:table-cell>
              <table:table-cell office:value-type="float" office:value="26.3">
                <text:p>26.3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48">
                <text:p>22.48</text:p>
              </table:table-cell>
              <table:table-cell office:value-type="float" office:value="250">
                <text:p>250</text:p>
              </table:table-cell>
              <table:table-cell office:value-type="float" office:value="25.6">
                <text:p>25.6</text:p>
              </table:table-cell>
              <table:table-cell office:value-type="float" office:value="248.6">
                <text:p>248.6</text:p>
              </table:table-cell>
              <table:table-cell office:value-type="float" office:value="1.4">
                <text:p>1.4</text:p>
              </table:table-cell>
              <table:table-cell office:value-type="float" office:value="14.1">
                <text:p>14.1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8">
                <text:p>22.98</text:p>
              </table:table-cell>
              <table:table-cell office:value-type="float" office:value="250">
                <text:p>250</text:p>
              </table:table-cell>
              <table:table-cell office:value-type="float" office:value="21.4">
                <text:p>21.4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9.8">
                <text:p>9.8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247.1">
                <text:p>247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48">
                <text:p>23.48</text:p>
              </table:table-cell>
              <table:table-cell office:value-type="float" office:value="250">
                <text:p>250</text:p>
              </table:table-cell>
              <table:table-cell office:value-type="float" office:value="29.3">
                <text:p>29.3</text:p>
              </table:table-cell>
              <table:table-cell office:value-type="float" office:value="248.2">
                <text:p>248.2</text:p>
              </table:table-cell>
              <table:table-cell office:value-type="float" office:value="1.8">
                <text:p>1.8</text:p>
              </table:table-cell>
              <table:table-cell office:value-type="float" office:value="17.6">
                <text:p>17.6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8">
                <text:p>23.98</text:p>
              </table:table-cell>
              <table:table-cell office:value-type="float" office:value="250">
                <text:p>250</text:p>
              </table:table-cell>
              <table:table-cell office:value-type="float" office:value="24.8">
                <text:p>24.8</text:p>
              </table:table-cell>
              <table:table-cell office:value-type="float" office:value="248.7">
                <text:p>248.7</text:p>
              </table:table-cell>
              <table:table-cell office:value-type="float" office:value="1.3">
                <text:p>1.3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48">
                <text:p>24.48</text:p>
              </table:table-cell>
              <table:table-cell office:value-type="float" office:value="250">
                <text:p>250</text:p>
              </table:table-cell>
              <table:table-cell office:value-type="float" office:value="20.4">
                <text:p>20.4</text:p>
              </table:table-cell>
              <table:table-cell office:value-type="float" office:value="249.2">
                <text:p>249.2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98">
                <text:p>24.98</text:p>
              </table:table-cell>
              <table:table-cell office:value-type="float" office:value="250">
                <text:p>250</text:p>
              </table:table-cell>
              <table:table-cell office:value-type="float" office:value="26.8">
                <text:p>26.8</text:p>
              </table:table-cell>
              <table:table-cell office:value-type="float" office:value="248.5">
                <text:p>248.5</text:p>
              </table:table-cell>
              <table:table-cell office:value-type="float" office:value="1.5">
                <text:p>1.5</text:p>
              </table:table-cell>
              <table:table-cell office:value-type="float" office:value="14.7">
                <text:p>14.7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247.1">
                <text:p>247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48">
                <text:p>25.48</text:p>
              </table:table-cell>
              <table:table-cell office:value-type="float" office:value="250">
                <text:p>250</text:p>
              </table:table-cell>
              <table:table-cell office:value-type="float" office:value="34.3">
                <text:p>34.3</text:p>
              </table:table-cell>
              <table:table-cell office:value-type="float" office:value="247.8">
                <text:p>247.8</text:p>
              </table:table-cell>
              <table:table-cell office:value-type="float" office:value="2.2">
                <text:p>2.2</text:p>
              </table:table-cell>
              <table:table-cell office:value-type="float" office:value="22">
                <text:p>22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247.3">
                <text:p>247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Amplifier Calculations V4'.A111:'Amplifier Calculations V4'.B115 'Amplifier Calculations V4'.B110:'Amplifier Calculations V4'.B110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B111:'Amplifier Calculations V4'.B115" chart:label-cell-address="'Amplifier Calculations V4'.B110:'Amplifier Calculations V4'.B110" chart:class="chart:scatter">
            <chart:domain table:cell-range-address="'Amplifier Calculations V4'.A111:'Amplifier Calculations V4'.A1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Amplifier Calculations V4'.B110:'Amplifier Calculations V4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Amplifier Calculations V4'.A111:'Amplifier Calculations V4'.A115</svg:desc>
                </draw:g>
              </table:table-cell>
              <table:table-cell office:value-type="float" office:value="24">
                <text:p>24</text:p>
                <draw:g>
                  <svg:desc>'Amplifier Calculations V4'.B111:'Amplifier Calculations V4'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TC Voltage Divider'.B5:'NTC Voltage Divider'.J5</svg:desc>
                </draw:g>
              </table:table-cell>
              <table:table-cell office:value-type="float" office:value="10.2">
                <text:p>10.2</text:p>
              </table:table-cell>
              <table:table-cell office:value-type="float" office:value="6.12">
                <text:p>6.12</text:p>
              </table:table-cell>
              <table:table-cell office:value-type="float" office:value="3.672">
                <text:p>3.672</text:p>
              </table:table-cell>
              <table:table-cell office:value-type="float" office:value="2.2032">
                <text:p>2.2032</text:p>
              </table:table-cell>
              <table:table-cell office:value-type="float" office:value="1.32192">
                <text:p>1.32192</text:p>
              </table:table-cell>
              <table:table-cell office:value-type="float" office:value="0.793152000000001">
                <text:p>0.793152000000001</text:p>
              </table:table-cell>
              <table:table-cell office:value-type="float" office:value="0.4758912">
                <text:p>0.4758912</text:p>
              </table:table-cell>
              <table:table-cell office:value-type="float" office:value="0.28553472">
                <text:p>0.28553472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2.87692307692308">
                <text:p>2.87692307692308</text:p>
                <draw:g>
                  <svg:desc>'NTC Voltage Divider'.B9:'NTC Voltage Divider'.J9</svg:desc>
                </draw:g>
              </table:table-cell>
              <table:table-cell office:value-type="float" office:value="2.09068322981366">
                <text:p>2.09068322981366</text:p>
              </table:table-cell>
              <table:table-cell office:value-type="float" office:value="1.43641536273115">
                <text:p>1.43641536273115</text:p>
              </table:table-cell>
              <table:table-cell office:value-type="float" office:value="0.944032408850109">
                <text:p>0.944032408850109</text:p>
              </table:table-cell>
              <table:table-cell office:value-type="float" office:value="0.600793283532756">
                <text:p>0.600793283532756</text:p>
              </table:table-cell>
              <table:table-cell office:value-type="float" office:value="0.374097501406402">
                <text:p>0.374097501406402</text:p>
              </table:table-cell>
              <table:table-cell office:value-type="float" office:value="0.229665611846927">
                <text:p>0.229665611846927</text:p>
              </table:table-cell>
              <table:table-cell office:value-type="float" office:value="0.139744488530003">
                <text:p>0.139744488530003</text:p>
              </table:table-cell>
              <table:table-cell office:value-type="float" office:value="0.0845628868985021">
                <text:p>0.08456288689850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7:'Curve Fit - NTC_MF58,10K, B3950'.H47 'Curve Fit - NTC_MF58,10K, B3950'.A49:'Curve Fit - NTC_MF58,10K, B3950'.H51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49:'Curve Fit - NTC_MF58,10K, B3950'.H49" chart:label-cell-address="'Curve Fit - NTC_MF58,10K, B3950'.A49:'Curve Fit - NTC_MF58,10K, B3950'.A49" chart:class="chart:scatter">
            <chart:domain table:cell-range-address="'Curve Fit - NTC_MF58,10K, B3950'.B47:'Curve Fit - NTC_MF58,10K, B3950'.H47"/>
            <chart:data-point chart:repeated="7"/>
          </chart:series>
          <chart:series chart:style-name="ch8" chart:values-cell-range-address="'Curve Fit - NTC_MF58,10K, B3950'.B50:'Curve Fit - NTC_MF58,10K, B3950'.H50" chart:label-cell-address="'Curve Fit - NTC_MF58,10K, B3950'.A50:'Curve Fit - NTC_MF58,10K, B3950'.A50" chart:class="chart:scatter">
            <chart:data-point chart:repeated="7"/>
          </chart:series>
          <chart:series chart:style-name="ch9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7:'Curve Fit - NTC_MF58,10K, B3950'.H4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49:'Curve Fit - NTC_MF58,10K, B3950'.A49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49:'Curve Fit - NTC_MF58,10K, B3950'.H49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2:'Curve Fit - NTC_MF58,10K, B3950'.B30 'Curve Fit - NTC_MF58,10K, B3950'.E2:'Curve Fit - NTC_MF58,10K, B3950'.E30 'Curve Fit - NTC_MF58,10K, B3950'.N2:'Curve Fit - NTC_MF58,10K, B3950'.N30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2:'Curve Fit - NTC_MF58,10K, B3950'.E30" chart:class="chart:scatter">
            <chart:domain table:cell-range-address="'Curve Fit - NTC_MF58,10K, B3950'.B2:'Curve Fit - NTC_MF58,10K, B3950'.B30"/>
            <chart:data-point chart:repeated="29"/>
          </chart:series>
          <chart:series chart:style-name="ch6" chart:values-cell-range-address="'Curve Fit - NTC_MF58,10K, B3950'.N2:'Curve Fit - NTC_MF58,10K, B3950'.N30" chart:class="chart:scatter">
            <chart:domain table:cell-range-address="'Curve Fit - NTC_MF58,10K, B3950'.M2:'Curve Fit - NTC_MF58,10K, B3950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2:'Curve Fit - NTC_MF58,10K, B3950'.B30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2:'Curve Fit - NTC_MF58,10K, B3950'.E30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2:'Curve Fit - NTC_MF58,10K, B3950'.M30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2:'Curve Fit - NTC_MF58,10K, B395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7:'Curve Fit - NTC_MF58,10K, B3950'.B77 'Curve Fit - NTC_MF58,10K, B3950'.E67:'Curve Fit - NTC_MF58,10K, B3950'.E77 'Curve Fit - NTC_MF58,10K, B3950'.I67:'Curve Fit - NTC_MF58,10K, B3950'.I107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7:'Curve Fit - NTC_MF58,10K, B3950'.E77" chart:class="chart:scatter">
            <chart:domain table:cell-range-address="'Curve Fit - NTC_MF58,10K, B3950'.B67:'Curve Fit - NTC_MF58,10K, B3950'.B77"/>
            <chart:data-point chart:repeated="11"/>
          </chart:series>
          <chart:series chart:style-name="ch7" chart:values-cell-range-address="'Curve Fit - NTC_MF58,10K, B3950'.I67:'Curve Fit - NTC_MF58,10K, B3950'.I107" chart:class="chart:scatter">
            <chart:domain table:cell-range-address="'Curve Fit - NTC_MF58,10K, B3950'.H67:'Curve Fit - NTC_MF58,10K, B3950'.H107"/>
            <chart:data-point chart:repeated="41"/>
          </chart:series>
          <chart:series chart:style-name="ch8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series chart:style-name="ch9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7:'Curve Fit - NTC_MF58,10K, B3950'.B77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7:'Curve Fit - NTC_MF58,10K, B3950'.E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10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10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